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_FonctionsCommunes.xml" manifest:media-type="text/xml"/>
  <manifest:file-entry manifest:full-path="Basic/Standard/A_DechetsFichesDocsCommentairesConseils.xml" manifest:media-type="text/xml"/>
  <manifest:file-entry manifest:full-path="Basic/Standard/D_NotUsed.xml" manifest:media-type="text/xml"/>
  <manifest:file-entry manifest:full-path="Basic/Standard/B_FonctionsMieuxTrierANant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10.929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8.075cm"/>
    </style:style>
    <style:style style:name="co14" style:family="table-column">
      <style:table-column-properties fo:break-before="auto" style:column-width="6.276cm"/>
    </style:style>
    <style:style style:name="co15" style:family="table-column">
      <style:table-column-properties fo:break-before="auto" style:column-width="6.202cm"/>
    </style:style>
    <style:style style:name="co16" style:family="table-column">
      <style:table-column-properties fo:break-before="auto" style:column-width="0.699cm"/>
    </style:style>
    <style:style style:name="co17" style:family="table-column">
      <style:table-column-properties fo:break-before="auto" style:column-width="3.161cm"/>
    </style:style>
    <style:style style:name="co18" style:family="table-column">
      <style:table-column-properties fo:break-before="auto" style:column-width="0.411cm"/>
    </style:style>
    <style:style style:name="co19" style:family="table-column">
      <style:table-column-properties fo:break-before="auto" style:column-width="1.014cm"/>
    </style:style>
    <style:style style:name="co20" style:family="table-column">
      <style:table-column-properties fo:break-before="auto" style:column-width="2.09cm"/>
    </style:style>
    <style:style style:name="co21" style:family="table-column">
      <style:table-column-properties fo:break-before="auto" style:column-width="0.594cm"/>
    </style:style>
    <style:style style:name="co22" style:family="table-column">
      <style:table-column-properties fo:break-before="auto" style:column-width="0.714cm"/>
    </style:style>
    <style:style style:name="co23" style:family="table-column">
      <style:table-column-properties fo:break-before="auto" style:column-width="0.684cm"/>
    </style:style>
    <style:style style:name="co24" style:family="table-column">
      <style:table-column-properties fo:break-before="auto" style:column-width="1.626cm"/>
    </style:style>
    <style:style style:name="co25" style:family="table-column">
      <style:table-column-properties fo:break-before="auto" style:column-width="1.065cm"/>
    </style:style>
    <style:style style:name="co26" style:family="table-column">
      <style:table-column-properties fo:break-before="auto" style:column-width="0.473cm"/>
    </style:style>
    <style:style style:name="co27" style:family="table-column">
      <style:table-column-properties fo:break-before="auto" style:column-width="1.293cm"/>
    </style:style>
    <style:style style:name="co28" style:family="table-column">
      <style:table-column-properties fo:break-before="auto" style:column-width="0.441cm"/>
    </style:style>
    <style:style style:name="co29" style:family="table-column">
      <style:table-column-properties fo:break-before="auto" style:column-width="3.175cm"/>
    </style:style>
    <style:style style:name="co30" style:family="table-column">
      <style:table-column-properties fo:break-before="auto" style:column-width="2.258cm"/>
    </style:style>
    <style:style style:name="co31" style:family="table-column">
      <style:table-column-properties fo:break-before="auto" style:column-width="9.537cm"/>
    </style:style>
    <style:style style:name="co32" style:family="table-column">
      <style:table-column-properties fo:break-before="auto" style:column-width="9.86cm"/>
    </style:style>
    <style:style style:name="co33" style:family="table-column">
      <style:table-column-properties fo:break-before="auto" style:column-width="9.529cm"/>
    </style:style>
    <style:style style:name="co34" style:family="table-column">
      <style:table-column-properties fo:break-before="auto" style:column-width="9.92cm"/>
    </style:style>
    <style:style style:name="co35" style:family="table-column">
      <style:table-column-properties fo:break-before="auto" style:column-width="2.353cm"/>
    </style:style>
    <style:style style:name="co36" style:family="table-column">
      <style:table-column-properties fo:break-before="auto" style:column-width="1.752cm"/>
    </style:style>
    <style:style style:name="co37" style:family="table-column">
      <style:table-column-properties fo:break-before="auto" style:column-width="0.891cm"/>
    </style:style>
    <style:style style:name="co38" style:family="table-column">
      <style:table-column-properties fo:break-before="auto" style:column-width="0.982cm"/>
    </style:style>
    <style:style style:name="co39" style:family="table-column">
      <style:table-column-properties fo:break-before="auto" style:column-width="2.305cm"/>
    </style:style>
    <style:style style:name="co40" style:family="table-column">
      <style:table-column-properties fo:break-before="auto" style:column-width="2.429cm"/>
    </style:style>
    <style:style style:name="co41" style:family="table-column">
      <style:table-column-properties fo:break-before="auto" style:column-width="1.967cm"/>
    </style:style>
    <style:style style:name="co42" style:family="table-column">
      <style:table-column-properties fo:break-before="auto" style:column-width="1.536cm"/>
    </style:style>
    <style:style style:name="co43" style:family="table-column">
      <style:table-column-properties fo:break-before="auto" style:column-width="1.321cm"/>
    </style:style>
    <style:style style:name="co44" style:family="table-column">
      <style:table-column-properties fo:break-before="auto" style:column-width="7.22cm"/>
    </style:style>
    <style:style style:name="co45" style:family="table-column">
      <style:table-column-properties fo:break-before="auto" style:column-width="10.947cm"/>
    </style:style>
    <style:style style:name="co46" style:family="table-column">
      <style:table-column-properties fo:break-before="auto" style:column-width="5.597cm"/>
    </style:style>
    <style:style style:name="co47" style:family="table-column">
      <style:table-column-properties fo:break-before="auto" style:column-width="25.912cm"/>
    </style:style>
    <style:style style:name="co48" style:family="table-column">
      <style:table-column-properties fo:break-before="auto" style:column-width="1.356cm"/>
    </style:style>
    <style:style style:name="co49" style:family="table-column">
      <style:table-column-properties fo:break-before="auto" style:column-width="2.776cm"/>
    </style:style>
    <style:style style:name="co50" style:family="table-column">
      <style:table-column-properties fo:break-before="auto" style:column-width="0.45cm"/>
    </style:style>
    <style:style style:name="co51" style:family="table-column">
      <style:table-column-properties fo:break-before="auto" style:column-width="8.146cm"/>
    </style:style>
    <style:style style:name="co52" style:family="table-column">
      <style:table-column-properties fo:break-before="auto" style:column-width="1cm"/>
    </style:style>
    <style:style style:name="co53" style:family="table-column">
      <style:table-column-properties fo:break-before="auto" style:column-width="4.406cm"/>
    </style:style>
    <style:style style:name="co54" style:family="table-column">
      <style:table-column-properties fo:break-before="auto" style:column-width="1.732cm"/>
    </style:style>
    <style:style style:name="co55" style:family="table-column">
      <style:table-column-properties fo:break-before="auto" style:column-width="4.212cm"/>
    </style:style>
    <style:style style:name="co56" style:family="table-column">
      <style:table-column-properties fo:break-before="auto" style:column-width="4.29cm"/>
    </style:style>
    <style:style style:name="co57" style:family="table-column">
      <style:table-column-properties fo:break-before="auto" style:column-width="11.227cm"/>
    </style:style>
    <style:style style:name="co58" style:family="table-column">
      <style:table-column-properties fo:break-before="auto" style:column-width="6.904cm"/>
    </style:style>
    <style:style style:name="co59" style:family="table-column">
      <style:table-column-properties fo:break-before="auto" style:column-width="14.767cm"/>
    </style:style>
    <style:style style:name="co60" style:family="table-column">
      <style:table-column-properties fo:break-before="auto" style:column-width="7.537cm"/>
    </style:style>
    <style:style style:name="co61" style:family="table-column">
      <style:table-column-properties fo:break-before="auto" style:column-width="0.476cm"/>
    </style:style>
    <style:style style:name="co62" style:family="table-column">
      <style:table-column-properties fo:break-before="auto" style:column-width="0.506cm"/>
    </style:style>
    <style:style style:name="co63" style:family="table-column">
      <style:table-column-properties fo:break-before="auto" style:column-width="1.353cm"/>
    </style:style>
    <style:style style:name="co64" style:family="table-column">
      <style:table-column-properties fo:break-before="auto" style:column-width="1.138cm"/>
    </style:style>
    <style:style style:name="co65" style:family="table-column">
      <style:table-column-properties fo:break-before="auto" style:column-width="1.506cm"/>
    </style:style>
    <style:style style:name="co66" style:family="table-column">
      <style:table-column-properties fo:break-before="auto" style:column-width="1.475cm"/>
    </style:style>
    <style:style style:name="co67" style:family="table-column">
      <style:table-column-properties fo:break-before="auto" style:column-width="0.277cm"/>
    </style:style>
    <style:style style:name="co68" style:family="table-column">
      <style:table-column-properties fo:break-before="auto" style:column-width="0.388cm"/>
    </style:style>
    <style:style style:name="co69" style:family="table-column">
      <style:table-column-properties fo:break-before="auto" style:column-width="0.36cm"/>
    </style:style>
    <style:style style:name="co70" style:family="table-column">
      <style:table-column-properties fo:break-before="auto" style:column-width="0.526cm"/>
    </style:style>
    <style:style style:name="co71" style:family="table-column">
      <style:table-column-properties fo:break-before="auto" style:column-width="0.559cm"/>
    </style:style>
    <style:style style:name="co72" style:family="table-column">
      <style:table-column-properties fo:break-before="auto" style:column-width="0.67cm"/>
    </style:style>
    <style:style style:name="co73" style:family="table-column">
      <style:table-column-properties fo:break-before="auto" style:column-width="3.953cm"/>
    </style:style>
    <style:style style:name="co74" style:family="table-column">
      <style:table-column-properties fo:break-before="auto" style:column-width="4.942cm"/>
    </style:style>
    <style:style style:name="co75" style:family="table-column">
      <style:table-column-properties fo:break-before="auto" style:column-width="4.004cm"/>
    </style:style>
    <style:style style:name="co76" style:family="table-column">
      <style:table-column-properties fo:break-before="auto" style:column-width="14.148cm"/>
    </style:style>
    <style:style style:name="co77" style:family="table-column">
      <style:table-column-properties fo:break-before="auto" style:column-width="15.84cm"/>
    </style:style>
    <style:style style:name="co78" style:family="table-column">
      <style:table-column-properties fo:break-before="auto" style:column-width="4.128cm"/>
    </style:style>
    <style:style style:name="co79" style:family="table-column">
      <style:table-column-properties fo:break-before="auto" style:column-width="2.508cm"/>
    </style:style>
    <style:style style:name="co80" style:family="table-column">
      <style:table-column-properties fo:break-before="auto" style:column-width="0.799cm"/>
    </style:style>
    <style:style style:name="co81" style:family="table-column">
      <style:table-column-properties fo:break-before="auto" style:column-width="0.829cm"/>
    </style:style>
    <style:style style:name="co82" style:family="table-column">
      <style:table-column-properties fo:break-before="auto" style:column-width="0.669cm"/>
    </style:style>
    <style:style style:name="co83" style:family="table-column">
      <style:table-column-properties fo:break-before="auto" style:column-width="10.426cm"/>
    </style:style>
    <style:style style:name="co84" style:family="table-column">
      <style:table-column-properties fo:break-before="auto" style:column-width="0.43cm"/>
    </style:style>
    <style:style style:name="co85" style:family="table-column">
      <style:table-column-properties fo:break-before="auto" style:column-width="1.076cm"/>
    </style:style>
    <style:style style:name="co86" style:family="table-column">
      <style:table-column-properties fo:break-before="auto" style:column-width="1.044cm"/>
    </style:style>
    <style:style style:name="co87" style:family="table-column">
      <style:table-column-properties fo:break-before="auto" style:column-width="1.845cm"/>
    </style:style>
    <style:style style:name="co88" style:family="table-column">
      <style:table-column-properties fo:break-before="auto" style:column-width="1.413cm"/>
    </style:style>
    <style:style style:name="co89" style:family="table-column">
      <style:table-column-properties fo:break-before="auto" style:column-width="0.676cm"/>
    </style:style>
    <style:style style:name="co90" style:family="table-column">
      <style:table-column-properties fo:break-before="auto" style:column-width="0.767cm"/>
    </style:style>
    <style:style style:name="co91" style:family="table-column">
      <style:table-column-properties fo:break-before="auto" style:column-width="0.614cm"/>
    </style:style>
    <style:style style:name="co92" style:family="table-column">
      <style:table-column-properties fo:break-before="auto" style:column-width="0.552cm"/>
    </style:style>
    <style:style style:name="co93" style:family="table-column">
      <style:table-column-properties fo:break-before="auto" style:column-width="0.445cm"/>
    </style:style>
    <style:style style:name="co94" style:family="table-column">
      <style:table-column-properties fo:break-before="auto" style:column-width="4.396cm"/>
    </style:style>
    <style:style style:name="co95" style:family="table-column">
      <style:table-column-properties fo:break-before="auto" style:column-width="3.995cm"/>
    </style:style>
    <style:style style:name="co96" style:family="table-column">
      <style:table-column-properties fo:break-before="auto" style:column-width="11.342cm"/>
    </style:style>
    <style:style style:name="co97" style:family="table-column">
      <style:table-column-properties fo:break-before="auto" style:column-width="4.498cm"/>
    </style:style>
    <style:style style:name="co98" style:family="table-column">
      <style:table-column-properties fo:break-before="auto" style:column-width="2.094cm"/>
    </style:style>
    <style:style style:name="co99" style:family="table-column">
      <style:table-column-properties fo:break-before="auto" style:column-width="2.344cm"/>
    </style:style>
    <style:style style:name="co100" style:family="table-column">
      <style:table-column-properties fo:break-before="auto" style:column-width="2.369cm"/>
    </style:style>
    <style:style style:name="co101" style:family="table-column">
      <style:table-column-properties fo:break-before="auto" style:column-width="3.261cm"/>
    </style:style>
    <style:style style:name="co102" style:family="table-column">
      <style:table-column-properties fo:break-before="auto" style:column-width="5.943cm"/>
    </style:style>
    <style:style style:name="co103" style:family="table-column">
      <style:table-column-properties fo:break-before="auto" style:column-width="2.953cm"/>
    </style:style>
    <style:style style:name="co104" style:family="table-column">
      <style:table-column-properties fo:break-before="auto" style:column-width="0.549cm"/>
    </style:style>
    <style:style style:name="co105" style:family="table-column">
      <style:table-column-properties fo:break-before="auto" style:column-width="6.048cm"/>
    </style:style>
    <style:style style:name="co106" style:family="table-column">
      <style:table-column-properties fo:break-before="auto" style:column-width="1.986cm"/>
    </style:style>
    <style:style style:name="co107" style:family="table-column">
      <style:table-column-properties fo:break-before="auto" style:column-width="0.847cm"/>
    </style:style>
    <style:style style:name="co108" style:family="table-column">
      <style:table-column-properties fo:break-before="auto" style:column-width="0.755cm"/>
    </style:style>
    <style:style style:name="co109" style:family="table-column">
      <style:table-column-properties fo:break-before="auto" style:column-width="1.378cm"/>
    </style:style>
    <style:style style:name="co110" style:family="table-column">
      <style:table-column-properties fo:break-before="auto" style:column-width="4.011cm"/>
    </style:style>
    <style:style style:name="co111" style:family="table-column">
      <style:table-column-properties fo:break-before="auto" style:column-width="1.03cm"/>
    </style:style>
    <style:style style:name="co112" style:family="table-column">
      <style:table-column-properties fo:break-before="auto" style:column-width="0.893cm"/>
    </style:style>
    <style:style style:name="co113" style:family="table-column">
      <style:table-column-properties fo:break-before="auto" style:column-width="0.995cm"/>
    </style:style>
    <style:style style:name="co114" style:family="table-column">
      <style:table-column-properties fo:break-before="auto" style:column-width="0.57cm"/>
    </style:style>
    <style:style style:name="co115" style:family="table-column">
      <style:table-column-properties fo:break-before="auto" style:column-width="0.88cm"/>
    </style:style>
    <style:style style:name="co116" style:family="table-column">
      <style:table-column-properties fo:break-before="auto" style:column-width="0.503cm"/>
    </style:style>
    <style:style style:name="co117" style:family="table-column">
      <style:table-column-properties fo:break-before="auto" style:column-width="4.868cm"/>
    </style:style>
    <style:style style:name="co118" style:family="table-column">
      <style:table-column-properties fo:break-before="auto" style:column-width="8.805cm"/>
    </style:style>
    <style:style style:name="co119" style:family="table-column">
      <style:table-column-properties fo:break-before="auto" style:column-width="10.977cm"/>
    </style:style>
    <style:style style:name="co120" style:family="table-column">
      <style:table-column-properties fo:break-before="auto" style:column-width="9.788cm"/>
    </style:style>
    <style:style style:name="co121" style:family="table-column">
      <style:table-column-properties fo:break-before="auto" style:column-width="2.766cm"/>
    </style:style>
    <style:style style:name="co122" style:family="table-column">
      <style:table-column-properties fo:break-before="auto" style:column-width="2.499cm"/>
    </style:style>
    <style:style style:name="co123" style:family="table-column">
      <style:table-column-properties fo:break-before="auto" style:column-width="1.824cm"/>
    </style:style>
    <style:style style:name="co124" style:family="table-column">
      <style:table-column-properties fo:break-before="auto" style:column-width="5.205cm"/>
    </style:style>
    <style:style style:name="co125" style:family="table-column">
      <style:table-column-properties fo:break-before="auto" style:column-width="9.04cm"/>
    </style:style>
    <style:style style:name="co126" style:family="table-column">
      <style:table-column-properties fo:break-before="auto" style:column-width="2.921cm"/>
    </style:style>
    <style:style style:name="co127" style:family="table-column">
      <style:table-column-properties fo:break-before="auto" style:column-width="13.531cm"/>
    </style:style>
    <style:style style:name="co128" style:family="table-column">
      <style:table-column-properties fo:break-before="auto" style:column-width="5.45cm"/>
    </style:style>
    <style:style style:name="co129" style:family="table-column">
      <style:table-column-properties fo:break-before="auto" style:column-width="2.99cm"/>
    </style:style>
    <style:style style:name="co130" style:family="table-column">
      <style:table-column-properties fo:break-before="auto" style:column-width="8.243cm"/>
    </style:style>
    <style:style style:name="co131" style:family="table-column">
      <style:table-column-properties fo:break-before="auto" style:column-width="5.272cm"/>
    </style:style>
    <style:style style:name="co132" style:family="table-column">
      <style:table-column-properties fo:break-before="auto" style:column-width="7.855cm"/>
    </style:style>
    <style:style style:name="co133" style:family="table-column">
      <style:table-column-properties fo:break-before="auto" style:column-width="0.499cm"/>
    </style:style>
    <style:style style:name="co134" style:family="table-column">
      <style:table-column-properties fo:break-before="auto" style:column-width="3.404cm"/>
    </style:style>
    <style:style style:name="co135" style:family="table-column">
      <style:table-column-properties fo:break-before="auto" style:column-width="4.68cm"/>
    </style:style>
    <style:style style:name="co136" style:family="table-column">
      <style:table-column-properties fo:break-before="auto" style:column-width="0.824cm"/>
    </style:style>
    <style:style style:name="co137" style:family="table-column">
      <style:table-column-properties fo:break-before="auto" style:column-width="0.788cm"/>
    </style:style>
    <style:style style:name="co138" style:family="table-column">
      <style:table-column-properties fo:break-before="auto" style:column-width="1.441cm"/>
    </style:style>
    <style:style style:name="co139" style:family="table-column">
      <style:table-column-properties fo:break-before="auto" style:column-width="1.201cm"/>
    </style:style>
    <style:style style:name="co140" style:family="table-column">
      <style:table-column-properties fo:break-before="auto" style:column-width="1.235cm"/>
    </style:style>
    <style:style style:name="co141" style:family="table-column">
      <style:table-column-properties fo:break-before="auto" style:column-width="0.404cm"/>
    </style:style>
    <style:style style:name="co142" style:family="table-column">
      <style:table-column-properties fo:break-before="auto" style:column-width="0.39cm"/>
    </style:style>
    <style:style style:name="co143" style:family="table-column">
      <style:table-column-properties fo:break-before="auto" style:column-width="1.616cm"/>
    </style:style>
    <style:style style:name="co144" style:family="table-column">
      <style:table-column-properties fo:break-before="auto" style:column-width="0.416cm"/>
    </style:style>
    <style:style style:name="co145" style:family="table-column">
      <style:table-column-properties fo:break-before="auto" style:column-width="1.289cm"/>
    </style:style>
    <style:style style:name="co146" style:family="table-column">
      <style:table-column-properties fo:break-before="auto" style:column-width="0.383cm"/>
    </style:style>
    <style:style style:name="co147" style:family="table-column">
      <style:table-column-properties fo:break-before="auto" style:column-width="6.853cm"/>
    </style:style>
    <style:style style:name="co148" style:family="table-column">
      <style:table-column-properties fo:break-before="auto" style:column-width="6.779cm"/>
    </style:style>
    <style:style style:name="co149" style:family="table-column">
      <style:table-column-properties fo:break-before="auto" style:column-width="6.705cm"/>
    </style:style>
    <style:style style:name="co150" style:family="table-column">
      <style:table-column-properties fo:break-before="auto" style:column-width="8.105cm"/>
    </style:style>
    <style:style style:name="co151" style:family="table-column">
      <style:table-column-properties fo:break-before="auto" style:column-width="1.997cm"/>
    </style:style>
    <style:style style:name="co152" style:family="table-column">
      <style:table-column-properties fo:break-before="auto" style:column-width="15.33cm"/>
    </style:style>
    <style:style style:name="co153" style:family="table-column">
      <style:table-column-properties fo:break-before="auto" style:column-width="11.733cm"/>
    </style:style>
    <style:style style:name="co154" style:family="table-column">
      <style:table-column-properties fo:break-before="auto" style:column-width="9.463cm"/>
    </style:style>
    <style:style style:name="co155" style:family="table-column">
      <style:table-column-properties fo:break-before="auto" style:column-width="5.426cm"/>
    </style:style>
    <style:style style:name="co156" style:family="table-column">
      <style:table-column-properties fo:break-before="auto" style:column-width="4.542cm"/>
    </style:style>
    <style:style style:name="co157" style:family="table-column">
      <style:table-column-properties fo:break-before="auto" style:column-width="6.371cm"/>
    </style:style>
    <style:style style:name="co158" style:family="table-column">
      <style:table-column-properties fo:break-before="auto" style:column-width="7.096cm"/>
    </style:style>
    <style:style style:name="ro1" style:family="table-row">
      <style:table-row-properties style:row-height="0.487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0.499cm" fo:break-before="auto" style:use-optimal-row-height="false"/>
    </style:style>
    <style:style style:name="ro4" style:family="table-row">
      <style:table-row-properties style:row-height="1.316cm" fo:break-before="auto" style:use-optimal-row-height="true"/>
    </style:style>
    <style:style style:name="ro5" style:family="table-row">
      <style:table-row-properties style:row-height="0.891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804cm" fo:break-before="auto" style:use-optimal-row-height="false"/>
    </style:style>
    <style:style style:name="ro9" style:family="table-row">
      <style:table-row-properties style:row-height="0.496cm" fo:break-before="auto" style:use-optimal-row-height="false"/>
    </style:style>
    <style:style style:name="ro10" style:family="table-row">
      <style:table-row-properties style:row-height="5.528cm" fo:break-before="auto" style:use-optimal-row-height="true"/>
    </style:style>
    <style:style style:name="ro11" style:family="table-row">
      <style:table-row-properties style:row-height="6.791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5.265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272cm" fo:break-before="auto" style:use-optimal-row-height="true"/>
    </style:style>
    <style:style style:name="ro17" style:family="table-row">
      <style:table-row-properties style:row-height="9.319cm" fo:break-before="auto" style:use-optimal-row-height="true"/>
    </style:style>
    <style:style style:name="ro18" style:family="table-row">
      <style:table-row-properties style:row-height="1.842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4.263cm" fo:break-before="auto" style:use-optimal-row-height="true"/>
    </style:style>
    <style:style style:name="ro21" style:family="table-row">
      <style:table-row-properties style:row-height="1.755cm" fo:break-before="auto" style:use-optimal-row-height="true"/>
    </style:style>
    <style:style style:name="ro22" style:family="table-row">
      <style:table-row-properties style:row-height="1.737cm" fo:break-before="auto" style:use-optimal-row-height="true"/>
    </style:style>
    <style:style style:name="ro23" style:family="table-row">
      <style:table-row-properties style:row-height="4.685cm" fo:break-before="auto" style:use-optimal-row-height="true"/>
    </style:style>
    <style:style style:name="ro24" style:family="table-row">
      <style:table-row-properties style:row-height="3.422cm" fo:break-before="auto" style:use-optimal-row-height="true"/>
    </style:style>
    <style:style style:name="ro25" style:family="table-row">
      <style:table-row-properties style:row-height="20.038cm" fo:break-before="auto" style:use-optimal-row-height="true"/>
    </style:style>
    <style:style style:name="ro26" style:family="table-row">
      <style:table-row-properties style:row-height="19.297cm" fo:break-before="auto" style:use-optimal-row-height="true"/>
    </style:style>
    <style:style style:name="ro27" style:family="table-row">
      <style:table-row-properties style:row-height="13.926cm" fo:break-before="auto" style:use-optimal-row-height="true"/>
    </style:style>
    <style:style style:name="ro28" style:family="table-row">
      <style:table-row-properties style:row-height="4.974cm" fo:break-before="auto" style:use-optimal-row-height="true"/>
    </style:style>
    <style:style style:name="ro29" style:family="table-row">
      <style:table-row-properties style:row-height="4.528cm" fo:break-before="auto" style:use-optimal-row-height="true"/>
    </style:style>
    <style:style style:name="ro30" style:family="table-row">
      <style:table-row-properties style:row-height="3.948cm" fo:break-before="auto" style:use-optimal-row-height="true"/>
    </style:style>
    <style:style style:name="ro31" style:family="table-row">
      <style:table-row-properties style:row-height="4.071cm" fo:break-before="auto" style:use-optimal-row-height="true"/>
    </style:style>
    <style:style style:name="ro32" style:family="table-row">
      <style:table-row-properties style:row-height="1.053cm" fo:break-before="auto" style:use-optimal-row-height="true"/>
    </style:style>
    <style:style style:name="ro33" style:family="table-row">
      <style:table-row-properties style:row-height="4.001cm" fo:break-before="auto" style:use-optimal-row-height="true"/>
    </style:style>
    <style:style style:name="ro34" style:family="table-row">
      <style:table-row-properties style:row-height="5.636cm" fo:break-before="auto" style:use-optimal-row-height="true"/>
    </style:style>
    <style:style style:name="ro35" style:family="table-row">
      <style:table-row-properties style:row-height="5.729cm" fo:break-before="auto" style:use-optimal-row-height="false"/>
    </style:style>
    <style:style style:name="ro36" style:family="table-row">
      <style:table-row-properties style:row-height="5.422cm" fo:break-before="auto" style:use-optimal-row-height="true"/>
    </style:style>
    <style:style style:name="ro37" style:family="table-row">
      <style:table-row-properties style:row-height="9.451cm" fo:break-before="auto" style:use-optimal-row-height="true"/>
    </style:style>
    <style:style style:name="ro38" style:family="table-row">
      <style:table-row-properties style:row-height="3.263cm" fo:break-before="auto" style:use-optimal-row-height="true"/>
    </style:style>
    <style:style style:name="ro39" style:family="table-row">
      <style:table-row-properties style:row-height="4.632cm" fo:break-before="auto" style:use-optimal-row-height="true"/>
    </style:style>
    <style:style style:name="ro40" style:family="table-row">
      <style:table-row-properties style:row-height="0.45cm" fo:break-before="auto" style:use-optimal-row-height="false"/>
    </style:style>
    <style:style style:name="ro41" style:family="table-row">
      <style:table-row-properties style:row-height="0.99cm" fo:break-before="auto" style:use-optimal-row-height="true"/>
    </style:style>
    <style:style style:name="ro42" style:family="table-row">
      <style:table-row-properties style:row-height="3.669cm" fo:break-before="auto" style:use-optimal-row-height="false"/>
    </style:style>
    <style:style style:name="ro43" style:family="table-row">
      <style:table-row-properties style:row-height="2.252cm" fo:break-before="auto" style:use-optimal-row-height="false"/>
    </style:style>
    <style:style style:name="ro44" style:family="table-row">
      <style:table-row-properties style:row-height="1.974cm" fo:break-before="auto" style:use-optimal-row-height="false"/>
    </style:style>
    <style:style style:name="ro45" style:family="table-row">
      <style:table-row-properties style:row-height="3.366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7.634cm" fo:break-before="auto" style:use-optimal-row-height="true"/>
    </style:style>
    <style:style style:name="ro48" style:family="table-row">
      <style:table-row-properties style:row-height="6.687cm" fo:break-before="auto" style:use-optimal-row-height="true"/>
    </style:style>
    <style:style style:name="ro49" style:family="table-row">
      <style:table-row-properties style:row-height="5.95cm" fo:break-before="auto" style:use-optimal-row-height="true"/>
    </style:style>
    <style:style style:name="ro50" style:family="table-row">
      <style:table-row-properties style:row-height="5.186cm" fo:break-before="auto" style:use-optimal-row-height="true"/>
    </style:style>
    <style:style style:name="ro51" style:family="table-row">
      <style:table-row-properties style:row-height="0.928cm" fo:break-before="auto" style:use-optimal-row-height="true"/>
    </style:style>
    <style:style style:name="ro52" style:family="table-row">
      <style:table-row-properties style:row-height="0.573cm" fo:break-before="auto" style:use-optimal-row-height="false"/>
    </style:style>
    <style:style style:name="ro53" style:family="table-row">
      <style:table-row-properties style:row-height="2.05cm" fo:break-before="auto" style:use-optimal-row-height="false"/>
    </style:style>
    <style:style style:name="ro54" style:family="table-row">
      <style:table-row-properties style:row-height="5.106cm" fo:break-before="auto" style:use-optimal-row-height="true"/>
    </style:style>
    <style:style style:name="ro55" style:family="table-row">
      <style:table-row-properties style:row-height="1.595cm" fo:break-before="auto" style:use-optimal-row-height="false"/>
    </style:style>
    <style:style style:name="ro56" style:family="table-row">
      <style:table-row-properties style:row-height="1.468cm" fo:break-before="auto" style:use-optimal-row-height="false"/>
    </style:style>
    <style:style style:name="ro57" style:family="table-row">
      <style:table-row-properties style:row-height="0.961cm" fo:break-before="auto" style:use-optimal-row-height="false"/>
    </style:style>
    <style:style style:name="ro58" style:family="table-row">
      <style:table-row-properties style:row-height="0.496cm" fo:break-before="auto" style:use-optimal-row-height="true"/>
    </style:style>
    <style:style style:name="ro59" style:family="table-row">
      <style:table-row-properties style:row-height="0.947cm" fo:break-before="auto" style:use-optimal-row-height="true"/>
    </style:style>
    <style:style style:name="ro60" style:family="table-row">
      <style:table-row-properties style:row-height="3.632cm" fo:break-before="auto" style:use-optimal-row-height="true"/>
    </style:style>
    <style:style style:name="ro61" style:family="table-row">
      <style:table-row-properties style:row-height="1.395cm" fo:break-before="auto" style:use-optimal-row-height="true"/>
    </style:style>
    <style:style style:name="ro62" style:family="table-row">
      <style:table-row-properties style:row-height="3.184cm" fo:break-before="auto" style:use-optimal-row-height="true"/>
    </style:style>
    <style:style style:name="ro63" style:family="table-row">
      <style:table-row-properties style:row-height="4.08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0.06pt solid #000000"/>
    </style:style>
    <style:style style:name="ce65" style:family="table-cell" style:parent-style-name="Default">
      <style:table-cell-properties fo:background-color="#ff3333"/>
    </style:style>
    <style:style style:name="ce66" style:family="table-cell" style:parent-style-name="Default">
      <style:table-cell-properties fo:background-color="#66ffff"/>
    </style:style>
    <style:style style:name="ce6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8" style:family="table-cell" style:parent-style-name="Default">
      <style:table-cell-properties fo:background-color="#00ffff"/>
      <style:text-properties fo:font-size="6pt" style:font-size-asian="6pt" style:font-size-complex="6pt"/>
    </style:style>
    <style:style style:name="ce6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2" style:family="table-cell" style:parent-style-name="Default">
      <style:table-cell-properties fo:background-color="#00ffff"/>
    </style:style>
    <style:style style:name="ce7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4"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style>
    <style:style style:name="ce94"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5"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6" style:family="table-cell" style:parent-style-name="Default">
      <style:table-cell-properties fo:border="0.06pt solid #000000"/>
      <style:text-properties style:use-window-font-color="true" fo:font-size="10pt" style:font-size-asian="10pt" style:font-size-complex="10pt"/>
    </style:style>
    <style:style style:name="ce9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ext-properties fo:font-weight="bold" style:font-weight-asian="bold" style:font-weight-complex="bold"/>
    </style:style>
    <style:style style:name="ce99" style:family="table-cell" style:parent-style-name="Default">
      <style:table-cell-properties fo:background-color="transparent" fo:border="0.06pt solid #000000"/>
    </style:style>
    <style:style style:name="ce100" style:family="table-cell" style:parent-style-name="Default">
      <style:table-cell-properties fo:background-color="#ff0000" fo:border="0.06pt solid #000000"/>
    </style:style>
    <style:style style:name="ce101" style:family="table-cell" style:parent-style-name="Default">
      <style:text-properties fo:font-size="6pt" style:font-size-asian="6pt" style:font-size-complex="6pt"/>
    </style:style>
    <style:style style:name="ce10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0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4"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5" style:family="table-cell" style:parent-style-name="Default">
      <style:table-cell-properties fo:background-color="#ff00ff"/>
    </style:style>
    <style:style style:name="ce116"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7"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18"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1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6" style:family="table-cell" style:parent-style-name="Default">
      <style:table-cell-properties fo:background-color="#00ff00"/>
    </style:style>
    <style:style style:name="ce12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able-cell-properties fo:background-color="transparent"/>
    </style:style>
    <style:style style:name="ce13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5" style:family="table-cell" style:parent-style-name="Default">
      <style:table-cell-properties fo:border="0.06pt solid #000000"/>
      <style:text-properties fo:font-weight="bold" style:font-weight-asian="bold" style:font-weight-complex="bold"/>
    </style:style>
    <style:style style:name="ce146" style:family="table-cell" style:parent-style-name="Default">
      <style:table-cell-properties fo:background-color="#e6ff00" fo:border="0.06pt solid #000000"/>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2a00ff" fo:font-size="10pt" style:font-name-asian="Courier New" style:font-size-asian="10pt" style:font-size-complex="10pt"/>
    </style:style>
    <style:style style:name="T12" style:family="text">
      <style:text-properties fo:font-size="10pt" style:font-name-asian="Courier New" style:font-size-asian="10pt" style:font-size-complex="10pt" fo:color="#000000"/>
    </style:style>
    <style:style style:name="T13" style:family="text">
      <style:text-properties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8" table:number-columns-repeated="2"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10" table:default-cell-style-name="Default"/>
        <table:table-column table:style-name="co24" table:default-cell-style-name="Default"/>
        <table:table-column table:style-name="co18" table:number-columns-repeated="3" table:default-cell-style-name="Default"/>
        <table:table-column table:style-name="co25" table:default-cell-style-name="Default"/>
        <table:table-column table:style-name="co18" table:number-columns-repeated="4" table:default-cell-style-name="Default"/>
        <table:table-column table:style-name="co26" table:default-cell-style-name="Default"/>
        <table:table-column table:style-name="co18" table:number-columns-repeated="2"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number-columns-repeated="212" table:default-cell-style-name="Default"/>
        <table:table-row table:style-name="ro1">
          <table:table-cell table:style-name="ce1"/>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6" table:formula="of:=GETHASHDATAS(&quot;_hashGarbagesDatas&quot;; ROW([Dechet.A5]); ROW([Dechet.A172]); &quot;Dechet&quot;; COLUMN([Dechet.A5]); COLUMN([Dechet.R5]); COLUMN([Dechet.S5]))" office:value-type="string" office:string-value="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office:value-type="string" calcext: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3"/>
          <table:table-cell/>
          <table:table-cell table:style-name="ce64" office:value-type="string" calcext:value-type="string" table:number-columns-spanned="2" table:number-rows-spanned="1">
            <text:p>Champs calculés</text:p>
          </table:table-cell>
          <table:covered-table-cell table:style-name="ce64"/>
          <table:table-cell table:style-name="ce6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table:table-cell/>
          <table:table-cell table:style-name="ce64" office:value-type="string" calcext:value-type="string">
            <text:p>Grande image pour groovy</text:p>
          </table:table-cell>
          <table:table-cell table:style-name="ce64" office:value-type="string" calcext:value-type="string">
            <text:p>Mots_cles_complet</text:p>
          </table:table-cell>
          <table:table-cell table:style-name="ce64" office:value-type="string" calcext:value-type="string">
            <text:p>Mots_cles_complet_en</text:p>
          </table:table-cell>
          <table:table-cell table:style-name="ce64" office:value-type="string" calcext:value-type="string">
            <text:p><text:s/></text:p>
          </table:table-cell>
          <table:table-cell/>
          <table:table-cell table:style-name="ce6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acide,base,produit,chimique," calcext:value-type="string">
            <text:p>acide,base,produit,chimique,</text:p>
          </table:table-cell>
          <table:table-cell table:formula="of:=CONCATENATE(UTILTRANSFORMEENMOTSCLES([Dechet.H5]);&quot;,&quot;;[Dechet.J5])" office:value-type="string" office:string-value="acid,base,chemical," calcext:value-type="string">
            <text:p>acid,base,chemical,</text:p>
          </table:table-cell>
          <table:table-cell table:number-columns-repeated="2"/>
          <table:table-cell table:style-name="ce68" table:formula="of:=JSONDECHETS([Dechet.A5];[Dechet.B5];[Dechet.C5];[Dechet.D5];[Dechet.E5];[Dechet.F5];[Dechet.R5];[Dechet.S5];[Dechet.G5];[Dechet.H5];[Dechet.K5];[Dechet.L5];[Dechet.M5];[Dechet.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aerosol,bombe,aerosol,deodorant,laque," calcext:value-type="string">
            <text:p>aerosol,bombe,aerosol,deodorant,laque,</text:p>
          </table:table-cell>
          <table:table-cell table:formula="of:=CONCATENATE(UTILTRANSFORMEENMOTSCLES([Dechet.H6]);&quot;,&quot;;[Dechet.J6])" office:value-type="string" office:string-value="spray,aerosol,spray,deodorant,hairspray," calcext:value-type="string">
            <text:p>spray,aerosol,spray,deodorant,hairspray,</text:p>
          </table:table-cell>
          <table:table-cell table:number-columns-repeated="2"/>
          <table:table-cell table:style-name="ce68" table:formula="of:=JSONDECHETS([Dechet.A6];[Dechet.B6];[Dechet.C6];[Dechet.D6];[Dechet.E6];[Dechet.F6];[Dechet.R6];[Dechet.S6];[Dechet.G6];[Dechet.H6];[Dechet.K6];[Dechet.L6];[Dechet.M6];[Dechet.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25"/>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acide,agenda," calcext:value-type="string">
            <text:p>acide,agenda,</text:p>
          </table:table-cell>
          <table:table-cell table:formula="of:=CONCATENATE(UTILTRANSFORMEENMOTSCLES([Dechet.H7]);&quot;,&quot;;[Dechet.J7])" office:value-type="string" office:string-value="acid,agenda," calcext:value-type="string">
            <text:p>acid,agenda,</text:p>
          </table:table-cell>
          <table:table-cell table:number-columns-repeated="2"/>
          <table:table-cell table:style-name="ce68" table:formula="of:=JSONDECHETS([Dechet.A7];[Dechet.B7];[Dechet.C7];[Dechet.D7];[Dechet.E7];[Dechet.F7];[Dechet.R7];[Dechet.S7];[Dechet.G7];[Dechet.H7];[Dechet.K7];[Dechet.L7];[Dechet.M7];[Dechet.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H8]);&quot;,&quot;;[Dechet.J8])" office:value-type="string" office:string-value="energy,saving,bulb,energy,saving,bulb,energy,saving,lamp," calcext:value-type="string">
            <text:p>energy,saving,bulb,energy,saving,bulb,energy,saving,lamp,</text:p>
          </table:table-cell>
          <table:table-cell table:number-columns-repeated="2"/>
          <table:table-cell table:style-name="ce68" table:formula="of:=JSONDECHETS([Dechet.A8];[Dechet.B8];[Dechet.C8];[Dechet.D8];[Dechet.E8];[Dechet.F8];[Dechet.R8];[Dechet.S8];[Dechet.G8];[Dechet.H8];[Dechet.K8];[Dechet.L8];[Dechet.M8];[Dechet.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 ampoule à filament</text:p>
          </table:table-cell>
          <table:table-cell table:style-name="ce4" office:value-type="string" calcext:value-type="string">
            <text:p>conventional bulb, incandescent bulb, filam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ampoule,classique,ampoule,incandescence,ampoule,filament," calcext:value-type="string">
            <text:p>ampoule,classique,ampoule,incandescence,ampoule,filament,</text:p>
          </table:table-cell>
          <table:table-cell table:formula="of:=CONCATENATE(UTILTRANSFORMEENMOTSCLES([Dechet.H9]);&quot;,&quot;;[Dechet.J9])" office:value-type="string" office:string-value="conventional,bulb,incandescent,bulb,filament,bulb," calcext:value-type="string">
            <text:p>conventional,bulb,incandescent,bulb,filament,bulb,</text:p>
          </table:table-cell>
          <table:table-cell table:number-columns-repeated="2"/>
          <table:table-cell table:style-name="ce68" table:formula="of:=JSONDECHETS([Dechet.A9];[Dechet.B9];[Dechet.C9];[Dechet.D9];[Dechet.E9];[Dechet.F9];[Dechet.R9];[Dechet.S9];[Dechet.G9];[Dechet.H9];[Dechet.K9];[Dechet.L9];[Dechet.M9];[Dechet.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annuaire," calcext:value-type="string">
            <text:p>annuaire,</text:p>
          </table:table-cell>
          <table:table-cell table:formula="of:=CONCATENATE(UTILTRANSFORMEENMOTSCLES([Dechet.H10]);&quot;,&quot;;[Dechet.J10])" office:value-type="string" office:string-value="directory," calcext:value-type="string">
            <text:p>directory,</text:p>
          </table:table-cell>
          <table:table-cell table:number-columns-repeated="2"/>
          <table:table-cell table:style-name="ce68" table:formula="of:=JSONDECHETS([Dechet.A10];[Dechet.B10];[Dechet.C10];[Dechet.D10];[Dechet.E10];[Dechet.F10];[Dechet.R10];[Dechet.S10];[Dechet.G10];[Dechet.H10];[Dechet.K10];[Dechet.L10];[Dechet.M10];[Dechet.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62"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anti,fourmi," calcext:value-type="string">
            <text:p>anti,fourmi,</text:p>
          </table:table-cell>
          <table:table-cell table:formula="of:=CONCATENATE(UTILTRANSFORMEENMOTSCLES([Dechet.H11]);&quot;,&quot;;[Dechet.J11])" office:value-type="string" office:string-value="ant," calcext:value-type="string">
            <text:p>ant,</text:p>
          </table:table-cell>
          <table:table-cell table:number-columns-repeated="2"/>
          <table:table-cell table:style-name="ce68" table:formula="of:=JSONDECHETS([Dechet.A11];[Dechet.B11];[Dechet.C11];[Dechet.D11];[Dechet.E11];[Dechet.F11];[Dechet.R11];[Dechet.S11];[Dechet.G11];[Dechet.H11];[Dechet.K11];[Dechet.L11];[Dechet.M11];[Dechet.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antigel," calcext:value-type="string">
            <text:p>antigel,</text:p>
          </table:table-cell>
          <table:table-cell table:formula="of:=CONCATENATE(UTILTRANSFORMEENMOTSCLES([Dechet.H12]);&quot;,&quot;;[Dechet.J12])" office:value-type="string" office:string-value="antifreeze," calcext:value-type="string">
            <text:p>antifreeze,</text:p>
          </table:table-cell>
          <table:table-cell table:number-columns-repeated="2"/>
          <table:table-cell table:style-name="ce68" table:formula="of:=JSONDECHETS([Dechet.A12];[Dechet.B12];[Dechet.C12];[Dechet.D12];[Dechet.E12];[Dechet.F12];[Dechet.R12];[Dechet.S12];[Dechet.G12];[Dechet.H12];[Dechet.K12];[Dechet.L12];[Dechet.M12];[Dechet.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é</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4"/>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appareil,electronique,outillage,alimente,par,electricite," calcext:value-type="string">
            <text:p>appareil,electronique,outillage,alimente,par,electricite,</text:p>
          </table:table-cell>
          <table:table-cell table:formula="of:=CONCATENATE(UTILTRANSFORMEENMOTSCLES([Dechet.H13]);&quot;,&quot;;[Dechet.J13])" office:value-type="string" office:string-value="electronic,equipment,tools,powered,by,electricite," calcext:value-type="string">
            <text:p>electronic,equipment,tools,powered,by,electricite,</text:p>
          </table:table-cell>
          <table:table-cell table:number-columns-repeated="2"/>
          <table:table-cell table:style-name="ce68" table:formula="of:=JSONDECHETS([Dechet.A13];[Dechet.B13];[Dechet.C13];[Dechet.D13];[Dechet.E13];[Dechet.F13];[Dechet.R13];[Dechet.S13];[Dechet.G13];[Dechet.H13];[Dechet.K13];[Dechet.L13];[Dechet.M13];[Dechet.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H14]);&quot;,&quot;;[Deche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68" table:formula="of:=JSONDECHETS([Dechet.A14];[Dechet.B14];[Dechet.C14];[Dechet.D14];[Dechet.E14];[Dechet.F14];[Dechet.R14];[Dechet.S14];[Dechet.G14];[Dechet.H14];[Dechet.K14];[Dechet.L14];[Dechet.M14];[Dechet.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appareil,electromenager,petit,electromenager," calcext:value-type="string">
            <text:p>appareil,electromenager,petit,electromenager,</text:p>
          </table:table-cell>
          <table:table-cell table:formula="of:=CONCATENATE(UTILTRANSFORMEENMOTSCLES([Dechet.H15]);&quot;,&quot;;[Dechet.J15])" office:value-type="string" office:string-value="household,appliances,small,appliances," calcext:value-type="string">
            <text:p>household,appliances,small,appliances,</text:p>
          </table:table-cell>
          <table:table-cell table:number-columns-repeated="2"/>
          <table:table-cell table:style-name="ce68" table:formula="of:=JSONDECHETS([Dechet.A15];[Dechet.B15];[Dechet.C15];[Dechet.D15];[Dechet.E15];[Dechet.F15];[Dechet.R15];[Dechet.S15];[Dechet.G15];[Dechet.H15];[Dechet.K15];[Dechet.L15];[Dechet.M15];[Dechet.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 de lessives, baril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baril,lessive,paquet,lessives,baril,carton," calcext:value-type="string">
            <text:p>baril,lessive,paquet,lessives,baril,carton,</text:p>
          </table:table-cell>
          <table:table-cell table:formula="of:=CONCATENATE(UTILTRANSFORMEENMOTSCLES([Dechet.H16]);&quot;,&quot;;[Dechet.J16])" office:value-type="string" office:string-value="barrel,of,laundry,detergents,packets,cardboard,barrels," calcext:value-type="string">
            <text:p>barrel,of,laundry,detergents,packets,cardboard,barrels,</text:p>
          </table:table-cell>
          <table:table-cell table:number-columns-repeated="2"/>
          <table:table-cell table:style-name="ce68" table:formula="of:=JSONDECHETS([Dechet.A16];[Dechet.B16];[Dechet.C16];[Dechet.D16];[Dechet.E16];[Dechet.F16];[Dechet.R16];[Dechet.S16];[Dechet.G16];[Dechet.H16];[Dechet.K16];[Dechet.L16];[Dechet.M16];[Dechet.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barquette,aluminium,barquette,pizza,barquette,quiche," calcext:value-type="string">
            <text:p>barquette,aluminium,barquette,pizza,barquette,quiche,</text:p>
          </table:table-cell>
          <table:table-cell table:formula="of:=CONCATENATE(UTILTRANSFORMEENMOTSCLES([Dechet.H17]);&quot;,&quot;;[Dechet.J17])" office:value-type="string" office:string-value="aluminum,tray,tray,pizza,quiche,tray," calcext:value-type="string">
            <text:p>aluminum,tray,tray,pizza,quiche,tray,</text:p>
          </table:table-cell>
          <table:table-cell table:number-columns-repeated="2"/>
          <table:table-cell table:style-name="ce68" table:formula="of:=JSONDECHETS([Dechet.A17];[Dechet.B17];[Dechet.C17];[Dechet.D17];[Dechet.E17];[Dechet.F17];[Dechet.R17];[Dechet.S17];[Dechet.G17];[Dechet.H17];[Dechet.K17];[Dechet.L17];[Dechet.M17];[Dechet.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barquette,polystyrene,barquette,plastique," calcext:value-type="string">
            <text:p>barquette,polystyrene,barquette,plastique,</text:p>
          </table:table-cell>
          <table:table-cell table:formula="of:=CONCATENATE(UTILTRANSFORMEENMOTSCLES([Dechet.H18]);&quot;,&quot;;[Dechet.J18])" office:value-type="string" office:string-value="polystyrene,plastic,tray,tray," calcext:value-type="string">
            <text:p>polystyrene,plastic,tray,tray,</text:p>
          </table:table-cell>
          <table:table-cell table:number-columns-repeated="2"/>
          <table:table-cell table:style-name="ce68" table:formula="of:=JSONDECHETS([Dechet.A18];[Dechet.B18];[Dechet.C18];[Dechet.D18];[Dechet.E18];[Dechet.F18];[Dechet.R18];[Dechet.S18];[Dechet.G18];[Dechet.H18];[Dechet.K18];[Dechet.L18];[Dechet.M18];[Dechet.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 de voiture</text:p>
          </table:table-cell>
          <table:table-cell table:style-name="ce4" office:value-type="string" calcext:value-type="string">
            <text:p>car battery</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batterie,voiture," calcext:value-type="string">
            <text:p>batterie,voiture,</text:p>
          </table:table-cell>
          <table:table-cell table:formula="of:=CONCATENATE(UTILTRANSFORMEENMOTSCLES([Dechet.H19]);&quot;,&quot;;[Dechet.J19])" office:value-type="string" office:string-value="car,battery," calcext:value-type="string">
            <text:p>car,battery,</text:p>
          </table:table-cell>
          <table:table-cell table:number-columns-repeated="2"/>
          <table:table-cell table:style-name="ce68" table:formula="of:=JSONDECHETS([Dechet.A19];[Dechet.B19];[Dechet.C19];[Dechet.D19];[Dechet.E19];[Dechet.F19];[Dechet.R19];[Dechet.S19];[Dechet.G19];[Dechet.H19];[Dechet.K19];[Dechet.L19];[Dechet.M19];[Dechet.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_mini.png</text:p>
          </table:table-cell>
          <table:table-cell table:style-name="ce49"/>
          <table:table-cell table:style-name="ce56" office:value-type="string" calcext:value-type="string">
            <text:p>MieuxTrierANantes 02/2015</text:p>
          </table:table-cell>
          <table:table-cell table:style-name="ce56"/>
          <table:table-cell/>
          <table:table-cell table:formula="of:=SUBSTITUTE([Dechet.L20];&quot;_petit&quot;;&quot;&quot;)" office:value-type="string" office:string-value="huile_moteur_mini.png" calcext:value-type="string">
            <text:p>huile_moteur_mini.png</text:p>
          </table:table-cell>
          <table:table-cell table:formula="of:=CONCATENATE(UTILTRANSFORMEENMOTSCLES([Dechet.G20]);&quot;,&quot;;[Dechet.I20])" office:value-type="string" office:string-value="bidon,huile,moteur,vide," calcext:value-type="string">
            <text:p>bidon,huile,moteur,vide,</text:p>
          </table:table-cell>
          <table:table-cell table:formula="of:=CONCATENATE(UTILTRANSFORMEENMOTSCLES([Dechet.H20]);&quot;,&quot;;[Dechet.J20])" office:value-type="string" office:string-value="empty,can,of,engine,oil," calcext:value-type="string">
            <text:p>empty,can,of,engine,oil,</text:p>
          </table:table-cell>
          <table:table-cell table:number-columns-repeated="2"/>
          <table:table-cell table:style-name="ce68" table:formula="of:=JSONDECHETS([Dechet.A20];[Dechet.B20];[Dechet.C20];[Dechet.D20];[Dechet.E20];[Dechet.F20];[Dechet.R20];[Dechet.S20];[Dechet.G20];[Dechet.H20];[Dechet.K20];[Dechet.L20];[Dechet.M20];[Dechet.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_mini.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bidon,metal,vide," calcext:value-type="string">
            <text:p>bidon,metal,vide,</text:p>
          </table:table-cell>
          <table:table-cell table:formula="of:=CONCATENATE(UTILTRANSFORMEENMOTSCLES([Dechet.H21]);&quot;,&quot;;[Dechet.J21])" office:value-type="string" office:string-value="empty,metal,container," calcext:value-type="string">
            <text:p>empty,metal,container,</text:p>
          </table:table-cell>
          <table:table-cell table:number-columns-repeated="2"/>
          <table:table-cell table:style-name="ce68" table:formula="of:=JSONDECHETS([Dechet.A21];[Dechet.B21];[Dechet.C21];[Dechet.D21];[Dechet.E21];[Dechet.F21];[Dechet.R21];[Dechet.S21];[Dechet.G21];[Dechet.H21];[Dechet.K21];[Dechet.L21];[Dechet.M21];[Dechet.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bocal,verre,nutella,pate,tartiner,pot,verre," calcext:value-type="string">
            <text:p>bocal,verre,nutella,pate,tartiner,pot,verre,</text:p>
          </table:table-cell>
          <table:table-cell table:formula="of:=CONCATENATE(UTILTRANSFORMEENMOTSCLES([Dechet.H22]);&quot;,&quot;;[Dechet.J22])" office:value-type="string" office:string-value="glass,jar,chocolate,spreadable,paste,glass,jar," calcext:value-type="string">
            <text:p>glass,jar,chocolate,spreadable,paste,glass,jar,</text:p>
          </table:table-cell>
          <table:table-cell table:number-columns-repeated="2"/>
          <table:table-cell table:style-name="ce68" table:formula="of:=JSONDECHETS([Dechet.A22];[Dechet.B22];[Dechet.C22];[Dechet.D22];[Dechet.E22];[Dechet.F22];[Dechet.R22];[Dechet.S22];[Dechet.G22];[Dechet.H22];[Dechet.K22];[Dechet.L22];[Dechet.M22];[Dechet.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boite,œuf,plastique," calcext:value-type="string">
            <text:p>boite,œuf,plastique,</text:p>
          </table:table-cell>
          <table:table-cell table:formula="of:=CONCATENATE(UTILTRANSFORMEENMOTSCLES([Dechet.H23]);&quot;,&quot;;[Dechet.J23])" office:value-type="string" office:string-value="plastic,egg,carton," calcext:value-type="string">
            <text:p>plastic,egg,carton,</text:p>
          </table:table-cell>
          <table:table-cell table:number-columns-repeated="2"/>
          <table:table-cell table:style-name="ce68" table:formula="of:=JSONDECHETS([Dechet.A23];[Dechet.B23];[Dechet.C23];[Dechet.D23];[Dechet.E23];[Dechet.F23];[Dechet.R23];[Dechet.S23];[Dechet.G23];[Dechet.H23];[Dechet.K23];[Dechet.L23];[Dechet.M23];[Dechet.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boite,camembert,bois," calcext:value-type="string">
            <text:p>boite,camembert,bois,</text:p>
          </table:table-cell>
          <table:table-cell table:formula="of:=CONCATENATE(UTILTRANSFORMEENMOTSCLES([Dechet.H24]);&quot;,&quot;;[Dechet.J24])" office:value-type="string" office:string-value="box,wooden,camembert," calcext:value-type="string">
            <text:p>box,wooden,camembert,</text:p>
          </table:table-cell>
          <table:table-cell table:number-columns-repeated="2"/>
          <table:table-cell table:style-name="ce68" table:formula="of:=JSONDECHETS([Dechet.A24];[Dechet.B24];[Dechet.C24];[Dechet.D24];[Dechet.E24];[Dechet.F24];[Dechet.R24];[Dechet.S24];[Dechet.G24];[Dechet.H24];[Dechet.K24];[Dechet.L24];[Dechet.M24];[Dechet.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boite,conserve,conserve," calcext:value-type="string">
            <text:p>boite,conserve,conserve,</text:p>
          </table:table-cell>
          <table:table-cell table:formula="of:=CONCATENATE(UTILTRANSFORMEENMOTSCLES([Dechet.H25]);&quot;,&quot;;[Dechet.J25])" office:value-type="string" office:string-value="tin,canned," calcext:value-type="string">
            <text:p>tin,canned,</text:p>
          </table:table-cell>
          <table:table-cell table:number-columns-repeated="2"/>
          <table:table-cell table:style-name="ce68" table:formula="of:=JSONDECHETS([Dechet.A25];[Dechet.B25];[Dechet.C25];[Dechet.D25];[Dechet.E25];[Dechet.F25];[Dechet.R25];[Dechet.S25];[Dechet.G25];[Dechet.H25];[Dechet.K25];[Dechet.L25];[Dechet.M25];[Dechet.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boite,metallique," calcext:value-type="string">
            <text:p>boite,metallique,</text:p>
          </table:table-cell>
          <table:table-cell table:formula="of:=CONCATENATE(UTILTRANSFORMEENMOTSCLES([Dechet.H26]);&quot;,&quot;;[Dechet.J26])" office:value-type="string" office:string-value="metal,box," calcext:value-type="string">
            <text:p>metal,box,</text:p>
          </table:table-cell>
          <table:table-cell table:number-columns-repeated="2"/>
          <table:table-cell table:style-name="ce68" table:formula="of:=JSONDECHETS([Dechet.A26];[Dechet.B26];[Dechet.C26];[Dechet.D26];[Dechet.E26];[Dechet.F26];[Dechet.R26];[Dechet.S26];[Dechet.G26];[Dechet.H26];[Dechet.K26];[Dechet.L26];[Dechet.M26];[Dechet.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boite,œuf,carton," calcext:value-type="string">
            <text:p>boite,œuf,carton,</text:p>
          </table:table-cell>
          <table:table-cell table:formula="of:=CONCATENATE(UTILTRANSFORMEENMOTSCLES([Dechet.H27]);&quot;,&quot;;[Dechet.J27])" office:value-type="string" office:string-value="egg,carton," calcext:value-type="string">
            <text:p>egg,carton,</text:p>
          </table:table-cell>
          <table:table-cell table:number-columns-repeated="2"/>
          <table:table-cell table:style-name="ce68" table:formula="of:=JSONDECHETS([Dechet.A27];[Dechet.B27];[Dechet.C27];[Dechet.D27];[Dechet.E27];[Dechet.F27];[Dechet.R27];[Dechet.S27];[Dechet.G27];[Dechet.H27];[Dechet.K27];[Dechet.L27];[Dechet.M27];[Dechet.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bombe,mousse,raser," calcext:value-type="string">
            <text:p>bombe,mousse,raser,</text:p>
          </table:table-cell>
          <table:table-cell table:formula="of:=CONCATENATE(UTILTRANSFORMEENMOTSCLES([Dechet.H28]);&quot;,&quot;;[Dechet.J28])" office:value-type="string" office:string-value="shaving,foam,bomb," calcext:value-type="string">
            <text:p>shaving,foam,bomb,</text:p>
          </table:table-cell>
          <table:table-cell table:number-columns-repeated="2"/>
          <table:table-cell table:style-name="ce68" table:formula="of:=JSONDECHETS([Dechet.A28];[Dechet.B28];[Dechet.C28];[Dechet.D28];[Dechet.E28];[Dechet.F28];[Dechet.R28];[Dechet.S28];[Dechet.G28];[Dechet.H28];[Dechet.K28];[Dechet.L28];[Dechet.M28];[Dechet.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bombe,peinture,peinture,aerosol," calcext:value-type="string">
            <text:p>bombe,peinture,peinture,aerosol,</text:p>
          </table:table-cell>
          <table:table-cell table:formula="of:=CONCATENATE(UTILTRANSFORMEENMOTSCLES([Dechet.H29]);&quot;,&quot;;[Dechet.J29])" office:value-type="string" office:string-value="spray,paint,spray,paint," calcext:value-type="string">
            <text:p>spray,paint,spray,paint,</text:p>
          </table:table-cell>
          <table:table-cell table:number-columns-repeated="2"/>
          <table:table-cell table:style-name="ce68" table:formula="of:=JSONDECHETS([Dechet.A29];[Dechet.B29];[Dechet.C29];[Dechet.D29];[Dechet.E29];[Dechet.F29];[Dechet.R29];[Dechet.S29];[Dechet.G29];[Dechet.H29];[Dechet.K29];[Dechet.L29];[Dechet.M29];[Dechet.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bouchon,liege," calcext:value-type="string">
            <text:p>bouchon,liege,</text:p>
          </table:table-cell>
          <table:table-cell table:formula="of:=CONCATENATE(UTILTRANSFORMEENMOTSCLES([Dechet.H30]);&quot;,&quot;;[Dechet.J30])" office:value-type="string" office:string-value="cork," calcext:value-type="string">
            <text:p>cork,</text:p>
          </table:table-cell>
          <table:table-cell table:number-columns-repeated="2"/>
          <table:table-cell table:style-name="ce68" table:formula="of:=JSONDECHETS([Dechet.A30];[Dechet.B30];[Dechet.C30];[Dechet.D30];[Dechet.E30];[Dechet.F30];[Dechet.R30];[Dechet.S30];[Dechet.G30];[Dechet.H30];[Dechet.K30];[Dechet.L30];[Dechet.M30];[Dechet.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bouchon,plastique," calcext:value-type="string">
            <text:p>bouchon,plastique,</text:p>
          </table:table-cell>
          <table:table-cell table:formula="of:=CONCATENATE(UTILTRANSFORMEENMOTSCLES([Dechet.H31]);&quot;,&quot;;[Dechet.J31])" office:value-type="string" office:string-value="plastic,cap," calcext:value-type="string">
            <text:p>plastic,cap,</text:p>
          </table:table-cell>
          <table:table-cell table:number-columns-repeated="2"/>
          <table:table-cell table:style-name="ce68" table:formula="of:=JSONDECHETS([Dechet.A31];[Dechet.B31];[Dechet.C31];[Dechet.D31];[Dechet.E31];[Dechet.F31];[Dechet.R31];[Dechet.S31];[Dechet.G31];[Dechet.H31];[Dechet.K31];[Dechet.L31];[Dechet.M31];[Dechet.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table-cell table:number-columns-repeated="2"/>
          <table:table-cell table:formula="of:=CONCATENATE(UTILTRANSFORMEENMOTSCLES([Dechet.G32]);&quot;,&quot;;[Dechet.I32])" office:value-type="string" office:string-value="bougie," calcext:value-type="string">
            <text:p>bougie,</text:p>
          </table:table-cell>
          <table:table-cell table:formula="of:=CONCATENATE(UTILTRANSFORMEENMOTSCLES([Dechet.H32]);&quot;,&quot;;[Dechet.J32])" office:value-type="string" office:string-value="candle," calcext:value-type="string">
            <text:p>candle,</text:p>
          </table:table-cell>
          <table:table-cell table:number-columns-repeated="2"/>
          <table:table-cell table:style-name="ce68" table:formula="of:=JSONDECHETS([Dechet.A32];[Dechet.B32];[Dechet.C32];[Dechet.D32];[Dechet.E32];[Dechet.F32];[Dechet.R32];[Dechet.S32];[Dechet.G32];[Dechet.H32];[Dechet.K32];[Dechet.L32];[Dechet.M32];[Dechet.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bouteille,huile,bouteille,eau," calcext:value-type="string">
            <text:p>bouteille,huile,bouteille,eau,</text:p>
          </table:table-cell>
          <table:table-cell table:formula="of:=CONCATENATE(UTILTRANSFORMEENMOTSCLES([Dechet.H33]);&quot;,&quot;;[Dechet.J33])" office:value-type="string" office:string-value="oil,bottle,water,bottle," calcext:value-type="string">
            <text:p>oil,bottle,water,bottle,</text:p>
          </table:table-cell>
          <table:table-cell table:number-columns-repeated="2"/>
          <table:table-cell table:style-name="ce68" table:formula="of:=JSONDECHETS([Dechet.A33];[Dechet.B33];[Dechet.C33];[Dechet.D33];[Dechet.E33];[Dechet.F33];[Dechet.R33];[Dechet.S33];[Dechet.G33];[Dechet.H33];[Dechet.K33];[Dechet.L33];[Dechet.M33];[Dechet.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bouteille,huile,verre," calcext:value-type="string">
            <text:p>bouteille,huile,verre,</text:p>
          </table:table-cell>
          <table:table-cell table:formula="of:=CONCATENATE(UTILTRANSFORMEENMOTSCLES([Dechet.H34]);&quot;,&quot;;[Dechet.J34])" office:value-type="string" office:string-value="glass,oil,bottle," calcext:value-type="string">
            <text:p>glass,oil,bottle,</text:p>
          </table:table-cell>
          <table:table-cell table:number-columns-repeated="2"/>
          <table:table-cell table:style-name="ce68" table:formula="of:=JSONDECHETS([Dechet.A34];[Dechet.B34];[Dechet.C34];[Dechet.D34];[Dechet.E34];[Dechet.F34];[Dechet.R34];[Dechet.S34];[Dechet.G34];[Dechet.H34];[Dechet.K34];[Dechet.L34];[Dechet.M34];[Dechet.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bouteille,gaz," calcext:value-type="string">
            <text:p>bouteille,gaz,</text:p>
          </table:table-cell>
          <table:table-cell table:formula="of:=CONCATENATE(UTILTRANSFORMEENMOTSCLES([Dechet.H35]);&quot;,&quot;;[Dechet.J35])" office:value-type="string" office:string-value="gas,cylinder," calcext:value-type="string">
            <text:p>gas,cylinder,</text:p>
          </table:table-cell>
          <table:table-cell table:number-columns-repeated="2"/>
          <table:table-cell table:style-name="ce68" table:formula="of:=JSONDECHETS([Dechet.A35];[Dechet.B35];[Dechet.C35];[Dechet.D35];[Dechet.E35];[Dechet.F35];[Dechet.R35];[Dechet.S35];[Dechet.G35];[Dechet.H35];[Dechet.K35];[Dechet.L35];[Dechet.M35];[Dechet.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bouteille,lait," calcext:value-type="string">
            <text:p>bouteille,lait,</text:p>
          </table:table-cell>
          <table:table-cell table:formula="of:=CONCATENATE(UTILTRANSFORMEENMOTSCLES([Dechet.H36]);&quot;,&quot;;[Dechet.J36])" office:value-type="string" office:string-value="bottle,of,milk," calcext:value-type="string">
            <text:p>bottle,of,milk,</text:p>
          </table:table-cell>
          <table:table-cell table:number-columns-repeated="2"/>
          <table:table-cell table:style-name="ce68" table:formula="of:=JSONDECHETS([Dechet.A36];[Dechet.B36];[Dechet.C36];[Dechet.D36];[Dechet.E36];[Dechet.F36];[Dechet.R36];[Dechet.S36];[Dechet.G36];[Dechet.H36];[Dechet.K36];[Dechet.L36];[Dechet.M36];[Dechet.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bouteille,plastique,bouteille,soda," calcext:value-type="string">
            <text:p>bouteille,plastique,bouteille,soda,</text:p>
          </table:table-cell>
          <table:table-cell table:formula="of:=CONCATENATE(UTILTRANSFORMEENMOTSCLES([Dechet.H37]);&quot;,&quot;;[Dechet.J37])" office:value-type="string" office:string-value="plastic,bottle,bottle,of,soda," calcext:value-type="string">
            <text:p>plastic,bottle,bottle,of,soda,</text:p>
          </table:table-cell>
          <table:table-cell table:number-columns-repeated="2"/>
          <table:table-cell table:style-name="ce68" table:formula="of:=JSONDECHETS([Dechet.A37];[Dechet.B37];[Dechet.C37];[Dechet.D37];[Dechet.E37];[Dechet.F37];[Dechet.R37];[Dechet.S37];[Dechet.G37];[Dechet.H37];[Dechet.K37];[Dechet.L37];[Dechet.M37];[Dechet.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bouteille,produit,menager,non,vide," calcext:value-type="string">
            <text:p>bouteille,produit,menager,non,vide,</text:p>
          </table:table-cell>
          <table:table-cell table:formula="of:=CONCATENATE(UTILTRANSFORMEENMOTSCLES([Dechet.H38]);&quot;,&quot;;[Dechet.J38])" office:value-type="string" office:string-value="household,product,bottles,not,empty," calcext:value-type="string">
            <text:p>household,product,bottles,not,empty,</text:p>
          </table:table-cell>
          <table:table-cell table:number-columns-repeated="2"/>
          <table:table-cell table:style-name="ce68" table:formula="of:=JSONDECHETS([Dechet.A38];[Dechet.B38];[Dechet.C38];[Dechet.D38];[Dechet.E38];[Dechet.F38];[Dechet.R38];[Dechet.S38];[Dechet.G38];[Dechet.H38];[Dechet.K38];[Dechet.L38];[Dechet.M38];[Dechet.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bouteille,produit,menager,vide," calcext:value-type="string">
            <text:p>bouteille,produit,menager,vide,</text:p>
          </table:table-cell>
          <table:table-cell table:formula="of:=CONCATENATE(UTILTRANSFORMEENMOTSCLES([Dechet.H39]);&quot;,&quot;;[Dechet.J39])" office:value-type="string" office:string-value="bottle,empty,household,product," calcext:value-type="string">
            <text:p>bottle,empty,household,product,</text:p>
          </table:table-cell>
          <table:table-cell table:number-columns-repeated="2"/>
          <table:table-cell table:style-name="ce68" table:formula="of:=JSONDECHETS([Dechet.A39];[Dechet.B39];[Dechet.C39];[Dechet.D39];[Dechet.E39];[Dechet.F39];[Dechet.R39];[Dechet.S39];[Dechet.G39];[Dechet.H39];[Dechet.K39];[Dechet.L39];[Dechet.M39];[Dechet.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bouteille,sirop,metal," calcext:value-type="string">
            <text:p>bouteille,sirop,metal,</text:p>
          </table:table-cell>
          <table:table-cell table:formula="of:=CONCATENATE(UTILTRANSFORMEENMOTSCLES([Dechet.H40]);&quot;,&quot;;[Dechet.J40])" office:value-type="string" office:string-value="syrup,bottles,(metal)," calcext:value-type="string">
            <text:p>syrup,bottles,(metal),</text:p>
          </table:table-cell>
          <table:table-cell table:number-columns-repeated="2"/>
          <table:table-cell table:style-name="ce68" table:formula="of:=JSONDECHETS([Dechet.A40];[Dechet.B40];[Dechet.C40];[Dechet.D40];[Dechet.E40];[Dechet.F40];[Dechet.R40];[Dechet.S40];[Dechet.G40];[Dechet.H40];[Dechet.K40];[Dechet.L40];[Dechet.M40];[Dechet.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bouteille,verre,bouteille,vin,bouteille,biere," calcext:value-type="string">
            <text:p>bouteille,verre,bouteille,vin,bouteille,biere,</text:p>
          </table:table-cell>
          <table:table-cell table:formula="of:=CONCATENATE(UTILTRANSFORMEENMOTSCLES([Dechet.H41]);&quot;,&quot;;[Dechet.J41])" office:value-type="string" office:string-value="glass,bottle,wine,bottle,beer,bottle," calcext:value-type="string">
            <text:p>glass,bottle,wine,bottle,beer,bottle,</text:p>
          </table:table-cell>
          <table:table-cell table:number-columns-repeated="2"/>
          <table:table-cell table:style-name="ce68" table:formula="of:=JSONDECHETS([Dechet.A41];[Dechet.B41];[Dechet.C41];[Dechet.D41];[Dechet.E41];[Dechet.F41];[Dechet.R41];[Dechet.S41];[Dechet.G41];[Dechet.H41];[Dechet.K41];[Dechet.L41];[Dechet.M41];[Dechet.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branchage,feuillage,taille,arbre," calcext:value-type="string">
            <text:p>branchage,feuillage,taille,arbre,</text:p>
          </table:table-cell>
          <table:table-cell table:formula="of:=CONCATENATE(UTILTRANSFORMEENMOTSCLES([Dechet.H42]);&quot;,&quot;;[Dechet.J42])" office:value-type="string" office:string-value="branches,foliage,tree,size," calcext:value-type="string">
            <text:p>branches,foliage,tree,size,</text:p>
          </table:table-cell>
          <table:table-cell table:number-columns-repeated="2"/>
          <table:table-cell table:style-name="ce68" table:formula="of:=JSONDECHETS([Dechet.A42];[Dechet.B42];[Dechet.C42];[Dechet.D42];[Dechet.E42];[Dechet.F42];[Dechet.R42];[Dechet.S42];[Dechet.G42];[Dechet.H42];[Dechet.K42];[Dechet.L42];[Dechet.M42];[Dechet.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brique,alimentaire,brique,lait,tetra,pack," calcext:value-type="string">
            <text:p>brique,alimentaire,brique,lait,tetra,pack,</text:p>
          </table:table-cell>
          <table:table-cell table:formula="of:=CONCATENATE(UTILTRANSFORMEENMOTSCLES([Dechet.H43]);&quot;,&quot;;[Dechet.J43])" office:value-type="string" office:string-value="food,brick,milk,carton,tetra,pack," calcext:value-type="string">
            <text:p>food,brick,milk,carton,tetra,pack,</text:p>
          </table:table-cell>
          <table:table-cell table:number-columns-repeated="2"/>
          <table:table-cell table:style-name="ce68" table:formula="of:=JSONDECHETS([Dechet.A43];[Dechet.B43];[Dechet.C43];[Dechet.D43];[Dechet.E43];[Dechet.F43];[Dechet.R43];[Dechet.S43];[Dechet.G43];[Dechet.H43];[Dechet.K43];[Dechet.L43];[Dechet.M43];[Dechet.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cagette,bois,cageot," calcext:value-type="string">
            <text:p>cagette,bois,cageot,</text:p>
          </table:table-cell>
          <table:table-cell table:formula="of:=CONCATENATE(UTILTRANSFORMEENMOTSCLES([Dechet.H44]);&quot;,&quot;;[Dechet.J44])" office:value-type="string" office:string-value="crate,wood,crate," calcext:value-type="string">
            <text:p>crate,wood,crate,</text:p>
          </table:table-cell>
          <table:table-cell table:number-columns-repeated="2"/>
          <table:table-cell table:style-name="ce68" table:formula="of:=JSONDECHETS([Dechet.A44];[Dechet.B44];[Dechet.C44];[Dechet.D44];[Dechet.E44];[Dechet.F44];[Dechet.R44];[Dechet.S44];[Dechet.G44];[Dechet.H44];[Dechet.K44];[Dechet.L44];[Dechet.M44];[Dechet.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cahier,cahier,bloc,note,sans,spirale,carnet,spirale" calcext:value-type="string">
            <text:p>cahier,cahier,bloc,note,sans,spirale,carnet,spirale</text:p>
          </table:table-cell>
          <table:table-cell table:formula="of:=CONCATENATE(UTILTRANSFORMEENMOTSCLES([Dechet.H45]);&quot;,&quot;;[Dechet.J45])" office:value-type="string" office:string-value="notebook,notebook,notebook,(no,spiral),notebook,spiral" calcext:value-type="string">
            <text:p>notebook,notebook,notebook,(no,spiral),notebook,spiral</text:p>
          </table:table-cell>
          <table:table-cell table:number-columns-repeated="2"/>
          <table:table-cell table:style-name="ce68" table:formula="of:=JSONDECHETS([Dechet.A45];[Dechet.B45];[Dechet.C45];[Dechet.D45];[Dechet.E45];[Dechet.F45];[Dechet.R45];[Dechet.S45];[Dechet.G45];[Dechet.H45];[Dechet.K45];[Dechet.L45];[Dechet.M45];[Dechet.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calendrier," calcext:value-type="string">
            <text:p>calendrier,</text:p>
          </table:table-cell>
          <table:table-cell table:formula="of:=CONCATENATE(UTILTRANSFORMEENMOTSCLES([Dechet.H46]);&quot;,&quot;;[Dechet.J46])" office:value-type="string" office:string-value="calendar," calcext:value-type="string">
            <text:p>calendar,</text:p>
          </table:table-cell>
          <table:table-cell table:number-columns-repeated="2"/>
          <table:table-cell table:style-name="ce68" table:formula="of:=JSONDECHETS([Dechet.A46];[Dechet.B46];[Dechet.C46];[Dechet.D46];[Dechet.E46];[Dechet.F46];[Dechet.R46];[Dechet.S46];[Dechet.G46];[Dechet.H46];[Dechet.K46];[Dechet.L46];[Dechet.M46];[Dechet.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canette,soda," calcext:value-type="string">
            <text:p>canette,soda,</text:p>
          </table:table-cell>
          <table:table-cell table:formula="of:=CONCATENATE(UTILTRANSFORMEENMOTSCLES([Dechet.H47]);&quot;,&quot;;[Dechet.J47])" office:value-type="string" office:string-value="can,of,soda," calcext:value-type="string">
            <text:p>can,of,soda,</text:p>
          </table:table-cell>
          <table:table-cell table:number-columns-repeated="2"/>
          <table:table-cell table:style-name="ce68" table:formula="of:=JSONDECHETS([Dechet.A47];[Dechet.B47];[Dechet.C47];[Dechet.D47];[Dechet.E47];[Dechet.F47];[Dechet.R47];[Dechet.S47];[Dechet.G47];[Dechet.H47];[Dechet.K47];[Dechet.L47];[Dechet.M47];[Dechet.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capsule,cafe,capsule,metal,ou,plastique,dosette,cafe,nespresso" calcext:value-type="string">
            <text:p>capsule,cafe,capsule,metal,ou,plastique,dosette,cafe,nespresso</text:p>
          </table:table-cell>
          <table:table-cell table:formula="of:=CONCATENATE(UTILTRANSFORMEENMOTSCLES([Dechet.H48]);&quot;,&quot;;[Dechet.J48])" office:value-type="string" office:string-value="coffee,capsule,metal,or,plastic,capsule,coffee,pod,nespresso" calcext:value-type="string">
            <text:p>coffee,capsule,metal,or,plastic,capsule,coffee,pod,nespresso</text:p>
          </table:table-cell>
          <table:table-cell table:number-columns-repeated="2"/>
          <table:table-cell table:style-name="ce68" table:formula="of:=JSONDECHETS([Dechet.A48];[Dechet.B48];[Dechet.C48];[Dechet.D48];[Dechet.E48];[Dechet.F48];[Dechet.R48];[Dechet.S48];[Dechet.G48];[Dechet.H48];[Dechet.K48];[Dechet.L48];[Dechet.M48];[Dechet.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carte,postale," calcext:value-type="string">
            <text:p>carte,postale,</text:p>
          </table:table-cell>
          <table:table-cell table:formula="of:=CONCATENATE(UTILTRANSFORMEENMOTSCLES([Dechet.H49]);&quot;,&quot;;[Dechet.J49])" office:value-type="string" office:string-value="post,card," calcext:value-type="string">
            <text:p>post,card,</text:p>
          </table:table-cell>
          <table:table-cell table:number-columns-repeated="2"/>
          <table:table-cell table:style-name="ce68" table:formula="of:=JSONDECHETS([Dechet.A49];[Dechet.B49];[Dechet.C49];[Dechet.D49];[Dechet.E49];[Dechet.F49];[Dechet.R49];[Dechet.S49];[Dechet.G49];[Dechet.H49];[Dechet.K49];[Dechet.L49];[Dechet.M49];[Dechet.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carton,(petit,ou,grands)," calcext:value-type="string">
            <text:p>carton,(petit,ou,grands),</text:p>
          </table:table-cell>
          <table:table-cell table:formula="of:=CONCATENATE(UTILTRANSFORMEENMOTSCLES([Dechet.H50]);&quot;,&quot;;[Dechet.J50])" office:value-type="string" office:string-value="cardboard,(small,or,large)," calcext:value-type="string">
            <text:p>cardboard,(small,or,large),</text:p>
          </table:table-cell>
          <table:table-cell table:number-columns-repeated="2"/>
          <table:table-cell table:style-name="ce68" table:formula="of:=JSONDECHETS([Dechet.A50];[Dechet.B50];[Dechet.C50];[Dechet.D50];[Dechet.E50];[Dechet.F50];[Dechet.R50];[Dechet.S50];[Dechet.G50];[Dechet.H50];[Dechet.K50];[Dechet.L50];[Dechet.M50];[Dechet.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cartouche,encres," calcext:value-type="string">
            <text:p>cartouche,encres,</text:p>
          </table:table-cell>
          <table:table-cell table:formula="of:=CONCATENATE(UTILTRANSFORMEENMOTSCLES([Dechet.H51]);&quot;,&quot;;[Dechet.J51])" office:value-type="string" office:string-value="ink,cartridges," calcext:value-type="string">
            <text:p>ink,cartridges,</text:p>
          </table:table-cell>
          <table:table-cell table:number-columns-repeated="2"/>
          <table:table-cell table:style-name="ce68" table:formula="of:=JSONDECHETS([Dechet.A51];[Dechet.B51];[Dechet.C51];[Dechet.D51];[Dechet.E51];[Dechet.F51];[Dechet.R51];[Dechet.S51];[Dechet.G51];[Dechet.H51];[Dechet.K51];[Dechet.L51];[Dechet.M51];[Dechet.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cd/dvd/k7,cassette,audio,cassette,video," calcext:value-type="string">
            <text:p>cd/dvd/k7,cassette,audio,cassette,video,</text:p>
          </table:table-cell>
          <table:table-cell table:formula="of:=CONCATENATE(UTILTRANSFORMEENMOTSCLES([Dechet.H52]);&quot;,&quot;;[Dechet.J52])" office:value-type="string" office:string-value="cd,/,dvd,/,k7,audio,cassettes,video,cassettes," calcext:value-type="string">
            <text:p>cd,/,dvd,/,k7,audio,cassettes,video,cassettes,</text:p>
          </table:table-cell>
          <table:table-cell table:number-columns-repeated="2"/>
          <table:table-cell table:style-name="ce68" table:formula="of:=JSONDECHETS([Dechet.A52];[Dechet.B52];[Dechet.C52];[Dechet.D52];[Dechet.E52];[Dechet.F52];[Dechet.R52];[Dechet.S52];[Dechet.G52];[Dechet.H52];[Dechet.K52];[Dechet.L52];[Dechet.M52];[Dechet.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chaussure,bon,etat,bote,bon,etat," calcext:value-type="string">
            <text:p>chaussure,bon,etat,bote,bon,etat,</text:p>
          </table:table-cell>
          <table:table-cell table:formula="of:=CONCATENATE(UTILTRANSFORMEENMOTSCLES([Dechet.H53]);&quot;,&quot;;[Dechet.J53])" office:value-type="string" office:string-value="shoe,in,good,condition,in,good,condition,bote," calcext:value-type="string">
            <text:p>shoe,in,good,condition,in,good,condition,bote,</text:p>
          </table:table-cell>
          <table:table-cell table:number-columns-repeated="2"/>
          <table:table-cell table:style-name="ce68" table:formula="of:=JSONDECHETS([Dechet.A53];[Dechet.B53];[Dechet.C53];[Dechet.D53];[Dechet.E53];[Dechet.F53];[Dechet.R53];[Dechet.S53];[Dechet.G53];[Dechet.H53];[Dechet.K53];[Dechet.L53];[Dechet.M53];[Dechet.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chaussure,usagees,bote,usagee,chaussure,mauvais,etat," calcext:value-type="string">
            <text:p>chaussure,usagees,bote,usagee,chaussure,mauvais,etat,</text:p>
          </table:table-cell>
          <table:table-cell table:formula="of:=CONCATENATE(UTILTRANSFORMEENMOTSCLES([Dechet.H54]);&quot;,&quot;;[Dechet.J54])" office:value-type="string" office:string-value="used,shoes,used,bote,worn,footwear," calcext:value-type="string">
            <text:p>used,shoes,used,bote,worn,footwear,</text:p>
          </table:table-cell>
          <table:table-cell table:number-columns-repeated="2"/>
          <table:table-cell table:style-name="ce68" table:formula="of:=JSONDECHETS([Dechet.A54];[Dechet.B54];[Dechet.C54];[Dechet.D54];[Dechet.E54];[Dechet.F54];[Dechet.R54];[Dechet.S54];[Dechet.G54];[Dechet.H54];[Dechet.K54];[Dechet.L54];[Dechet.M54];[Dechet.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cigarette,megot,cigare," calcext:value-type="string">
            <text:p>cigarette,megot,cigare,</text:p>
          </table:table-cell>
          <table:table-cell table:formula="of:=CONCATENATE(UTILTRANSFORMEENMOTSCLES([Dechet.H55]);&quot;,&quot;;[Dechet.J55])" office:value-type="string" office:string-value="cigarette,cigarette,cigar," calcext:value-type="string">
            <text:p>cigarette,cigarette,cigar,</text:p>
          </table:table-cell>
          <table:table-cell table:number-columns-repeated="2"/>
          <table:table-cell table:style-name="ce68" table:formula="of:=JSONDECHETS([Dechet.A55];[Dechet.B55];[Dechet.C55];[Dechet.D55];[Dechet.E55];[Dechet.F55];[Dechet.R55];[Dechet.S55];[Dechet.G55];[Dechet.H55];[Dechet.K55];[Dechet.L55];[Dechet.M55];[Dechet.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classeur," calcext:value-type="string">
            <text:p>classeur,</text:p>
          </table:table-cell>
          <table:table-cell table:formula="of:=CONCATENATE(UTILTRANSFORMEENMOTSCLES([Dechet.H56]);&quot;,&quot;;[Dechet.J56])" office:value-type="string" office:string-value="binder," calcext:value-type="string">
            <text:p>binder,</text:p>
          </table:table-cell>
          <table:table-cell table:number-columns-repeated="2"/>
          <table:table-cell table:style-name="ce68" table:formula="of:=JSONDECHETS([Dechet.A56];[Dechet.B56];[Dechet.C56];[Dechet.D56];[Dechet.E56];[Dechet.F56];[Dechet.R56];[Dechet.S56];[Dechet.G56];[Dechet.H56];[Dechet.K56];[Dechet.L56];[Dechet.M56];[Dechet.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colles," calcext:value-type="string">
            <text:p>colles,</text:p>
          </table:table-cell>
          <table:table-cell table:formula="of:=CONCATENATE(UTILTRANSFORMEENMOTSCLES([Dechet.H57]);&quot;,&quot;;[Dechet.J57])" office:value-type="string" office:string-value="glues," calcext:value-type="string">
            <text:p>glues,</text:p>
          </table:table-cell>
          <table:table-cell table:number-columns-repeated="2"/>
          <table:table-cell table:style-name="ce68" table:formula="of:=JSONDECHETS([Dechet.A57];[Dechet.B57];[Dechet.C57];[Dechet.D57];[Dechet.E57];[Dechet.F57];[Dechet.R57];[Dechet.S57];[Dechet.G57];[Dechet.H57];[Dechet.K57];[Dechet.L57];[Dechet.M57];[Dechet.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congelateurs," calcext:value-type="string">
            <text:p>congelateurs,</text:p>
          </table:table-cell>
          <table:table-cell table:formula="of:=CONCATENATE(UTILTRANSFORMEENMOTSCLES([Dechet.H58]);&quot;,&quot;;[Dechet.J58])" office:value-type="string" office:string-value="freezers," calcext:value-type="string">
            <text:p>freezers,</text:p>
          </table:table-cell>
          <table:table-cell table:number-columns-repeated="2"/>
          <table:table-cell table:style-name="ce68" table:formula="of:=JSONDECHETS([Dechet.A58];[Dechet.B58];[Dechet.C58];[Dechet.D58];[Dechet.E58];[Dechet.F58];[Dechet.R58];[Dechet.S58];[Dechet.G58];[Dechet.H58];[Dechet.K58];[Dechet.L58];[Dechet.M58];[Dechet.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coton,tige," calcext:value-type="string">
            <text:p>coton,tige,</text:p>
          </table:table-cell>
          <table:table-cell table:formula="of:=CONCATENATE(UTILTRANSFORMEENMOTSCLES([Dechet.H59]);&quot;,&quot;;[Dechet.J59])" office:value-type="string" office:string-value="q,tip," calcext:value-type="string">
            <text:p>q,tip,</text:p>
          </table:table-cell>
          <table:table-cell table:number-columns-repeated="2"/>
          <table:table-cell table:style-name="ce68" table:formula="of:=JSONDECHETS([Dechet.A59];[Dechet.B59];[Dechet.C59];[Dechet.D59];[Dechet.E59];[Dechet.F59];[Dechet.R59];[Dechet.S59];[Dechet.G59];[Dechet.H59];[Dechet.K59];[Dechet.L59];[Dechet.M59];[Dechet.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couche,bebe," calcext:value-type="string">
            <text:p>couche,bebe,</text:p>
          </table:table-cell>
          <table:table-cell table:formula="of:=CONCATENATE(UTILTRANSFORMEENMOTSCLES([Dechet.H60]);&quot;,&quot;;[Dechet.J60])" office:value-type="string" office:string-value="babys,diaper," calcext:value-type="string">
            <text:p>babys,diaper,</text:p>
          </table:table-cell>
          <table:table-cell table:number-columns-repeated="2"/>
          <table:table-cell table:style-name="ce68" table:formula="of:=JSONDECHETS([Dechet.A60];[Dechet.B60];[Dechet.C60];[Dechet.D60];[Dechet.E60];[Dechet.F60];[Dechet.R60];[Dechet.S60];[Dechet.G60];[Dechet.H60];[Dechet.K60];[Dechet.L60];[Dechet.M60];[Dechet.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couvercle,pot,verre,couvercle,metallique,capsule,biere,opercule," calcext:value-type="string">
            <text:p>couvercle,pot,verre,couvercle,metallique,capsule,biere,opercule,</text:p>
          </table:table-cell>
          <table:table-cell table:formula="of:=CONCATENATE(UTILTRANSFORMEENMOTSCLES([Dechet.H61]);&quot;,&quot;;[Dechet.J61])" office:value-type="string" office:string-value="glass,jar,cover,metal,cover,beer,capsule,cap," calcext:value-type="string">
            <text:p>glass,jar,cover,metal,cover,beer,capsule,cap,</text:p>
          </table:table-cell>
          <table:table-cell table:number-columns-repeated="2"/>
          <table:table-cell table:style-name="ce68" table:formula="of:=JSONDECHETS([Dechet.A61];[Dechet.B61];[Dechet.C61];[Dechet.D61];[Dechet.E61];[Dechet.F61];[Dechet.R61];[Dechet.S61];[Dechet.G61];[Dechet.H61];[Dechet.K61];[Dechet.L61];[Dechet.M61];[Dechet.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couverts,couteau,cuillere,fourchette," calcext:value-type="string">
            <text:p>couverts,couteau,cuillere,fourchette,</text:p>
          </table:table-cell>
          <table:table-cell table:formula="of:=CONCATENATE(UTILTRANSFORMEENMOTSCLES([Dechet.H62]);&quot;,&quot;;[Dechet.J62])" office:value-type="string" office:string-value="cutlery,knife,spoon,fork," calcext:value-type="string">
            <text:p>cutlery,knife,spoon,fork,</text:p>
          </table:table-cell>
          <table:table-cell table:number-columns-repeated="2"/>
          <table:table-cell table:style-name="ce68" table:formula="of:=JSONDECHETS([Dechet.A62];[Dechet.B62];[Dechet.C62];[Dechet.D62];[Dechet.E62];[Dechet.F62];[Dechet.R62];[Dechet.S62];[Dechet.G62];[Dechet.H62];[Dechet.K62];[Dechet.L62];[Dechet.M62];[Dechet.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creme,tube," calcext:value-type="string">
            <text:p>creme,tube,</text:p>
          </table:table-cell>
          <table:table-cell table:formula="of:=CONCATENATE(UTILTRANSFORMEENMOTSCLES([Dechet.H63]);&quot;,&quot;;[Dechet.J63])" office:value-type="string" office:string-value="cream,tube," calcext:value-type="string">
            <text:p>cream,tube,</text:p>
          </table:table-cell>
          <table:table-cell table:number-columns-repeated="2"/>
          <table:table-cell table:style-name="ce68" table:formula="of:=JSONDECHETS([Dechet.A63];[Dechet.B63];[Dechet.C63];[Dechet.D63];[Dechet.E63];[Dechet.F63];[Dechet.R63];[Dechet.S63];[Dechet.G63];[Dechet.H63];[Dechet.K63];[Dechet.L63];[Dechet.M63];[Dechet.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creme,dentifrice,(tube),creme,tube,tube,dentifrice," calcext:value-type="string">
            <text:p>creme,dentifrice,(tube),creme,tube,tube,dentifrice,</text:p>
          </table:table-cell>
          <table:table-cell table:formula="of:=CONCATENATE(UTILTRANSFORMEENMOTSCLES([Dechet.H64]);&quot;,&quot;;[Dechet.J64])" office:value-type="string" office:string-value="cream,and,toothpaste,(tube),tube,cream,toothpaste," calcext:value-type="string">
            <text:p>cream,and,toothpaste,(tube),tube,cream,toothpaste,</text:p>
          </table:table-cell>
          <table:table-cell table:number-columns-repeated="2"/>
          <table:table-cell table:style-name="ce68" table:formula="of:=JSONDECHETS([Dechet.A64];[Dechet.B64];[Dechet.C64];[Dechet.D64];[Dechet.E64];[Dechet.F64];[Dechet.R64];[Dechet.S64];[Dechet.G64];[Dechet.H64];[Dechet.K64];[Dechet.L64];[Dechet.M64];[Dechet.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deboucheur,liquide," calcext:value-type="string">
            <text:p>deboucheur,liquide,</text:p>
          </table:table-cell>
          <table:table-cell table:formula="of:=CONCATENATE(UTILTRANSFORMEENMOTSCLES([Dechet.H65]);&quot;,&quot;;[Dechet.J65])" office:value-type="string" office:string-value="liquid,drain,cleaner," calcext:value-type="string">
            <text:p>liquid,drain,cleaner,</text:p>
          </table:table-cell>
          <table:table-cell table:number-columns-repeated="2"/>
          <table:table-cell table:style-name="ce68" table:formula="of:=JSONDECHETS([Dechet.A65];[Dechet.B65];[Dechet.C65];[Dechet.D65];[Dechet.E65];[Dechet.F65];[Dechet.R65];[Dechet.S65];[Dechet.G65];[Dechet.H65];[Dechet.K65];[Dechet.L65];[Dechet.M65];[Dechet.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deodorant,stick,deodorant,bille," calcext:value-type="string">
            <text:p>deodorant,stick,deodorant,bille,</text:p>
          </table:table-cell>
          <table:table-cell table:formula="of:=CONCATENATE(UTILTRANSFORMEENMOTSCLES([Dechet.H66]);&quot;,&quot;;[Dechet.J66])" office:value-type="string" office:string-value="deodorant,stick,deodorant,ball," calcext:value-type="string">
            <text:p>deodorant,stick,deodorant,ball,</text:p>
          </table:table-cell>
          <table:table-cell table:number-columns-repeated="2"/>
          <table:table-cell table:style-name="ce68" table:formula="of:=JSONDECHETS([Dechet.A66];[Dechet.B66];[Dechet.C66];[Dechet.D66];[Dechet.E66];[Dechet.F66];[Dechet.R66];[Dechet.S66];[Dechet.G66];[Dechet.H66];[Dechet.K66];[Dechet.L66];[Dechet.M66];[Dechet.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65" table:formula="of:=CONCATENATE(UTILTRANSFORMEENMOTSCLES([Dechet.G67]);&quot;,&quot;;[Dechet.I67])" office:value-type="string" office:string-value="detachant,(cest,un,produit,toxique)," calcext:value-type="string">
            <text:p>detachant,(cest,un,produit,toxique),</text:p>
          </table:table-cell>
          <table:table-cell table:formula="of:=CONCATENATE(UTILTRANSFORMEENMOTSCLES([Dechet.H67]);&quot;,&quot;;[Dechet.J67])" office:value-type="string" office:string-value="stain,(that,is,toxic)," calcext:value-type="string">
            <text:p>stain,(that,is,toxic),</text:p>
          </table:table-cell>
          <table:table-cell table:number-columns-repeated="2"/>
          <table:table-cell table:style-name="ce68" table:formula="of:=JSONDECHETS([Dechet.A67];[Dechet.B67];[Dechet.C67];[Dechet.D67];[Dechet.E67];[Dechet.F67];[Dechet.R67];[Dechet.S67];[Dechet.G67];[Dechet.H67];[Dechet.K67];[Dechet.L67];[Dechet.M67];[Dechet.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eau,javel," calcext:value-type="string">
            <text:p>eau,javel,</text:p>
          </table:table-cell>
          <table:table-cell table:formula="of:=CONCATENATE(UTILTRANSFORMEENMOTSCLES([Dechet.H68]);&quot;,&quot;;[Dechet.J68])" office:value-type="string" office:string-value="bleach," calcext:value-type="string">
            <text:p>bleach,</text:p>
          </table:table-cell>
          <table:table-cell table:number-columns-repeated="2"/>
          <table:table-cell table:style-name="ce68" table:formula="of:=JSONDECHETS([Dechet.A68];[Dechet.B68];[Dechet.C68];[Dechet.D68];[Dechet.E68];[Dechet.F68];[Dechet.R68];[Dechet.S68];[Dechet.G68];[Dechet.H68];[Dechet.K68];[Dechet.L68];[Dechet.M68];[Dechet.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H69]);&quot;,&quot;;[Deche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68" table:formula="of:=JSONDECHETS([Dechet.A69];[Dechet.B69];[Dechet.C69];[Dechet.D69];[Dechet.E69];[Dechet.F69];[Dechet.R69];[Dechet.S69];[Dechet.G69];[Dechet.H69];[Dechet.K69];[Dechet.L69];[Dechet.M69];[Dechet.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engrais,chimiques," calcext:value-type="string">
            <text:p>engrais,chimiques,</text:p>
          </table:table-cell>
          <table:table-cell table:formula="of:=CONCATENATE(UTILTRANSFORMEENMOTSCLES([Dechet.H70]);&quot;,&quot;;[Dechet.J70])" office:value-type="string" office:string-value="chemical,fertilizers," calcext:value-type="string">
            <text:p>chemical,fertilizers,</text:p>
          </table:table-cell>
          <table:table-cell table:number-columns-repeated="2"/>
          <table:table-cell table:style-name="ce68" table:formula="of:=JSONDECHETS([Dechet.A70];[Dechet.B70];[Dechet.C70];[Dechet.D70];[Dechet.E70];[Dechet.F70];[Dechet.R70];[Dechet.S70];[Dechet.G70];[Dechet.H70];[Dechet.K70];[Dechet.L70];[Dechet.M70];[Dechet.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enveloppe," calcext:value-type="string">
            <text:p>enveloppe,</text:p>
          </table:table-cell>
          <table:table-cell table:formula="of:=CONCATENATE(UTILTRANSFORMEENMOTSCLES([Dechet.H71]);&quot;,&quot;;[Dechet.J71])" office:value-type="string" office:string-value="envelope," calcext:value-type="string">
            <text:p>envelope,</text:p>
          </table:table-cell>
          <table:table-cell table:number-columns-repeated="2"/>
          <table:table-cell table:style-name="ce68" table:formula="of:=JSONDECHETS([Dechet.A71];[Dechet.B71];[Dechet.C71];[Dechet.D71];[Dechet.E71];[Dechet.F71];[Dechet.R71];[Dechet.S71];[Dechet.G71];[Dechet.H71];[Dechet.K71];[Dechet.L71];[Dechet.M71];[Dechet.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reste de repas, nourriture</text:p>
          </table:table-cell>
          <table:table-cell table:style-name="ce4" office:value-type="string" calcext:value-type="string">
            <text:p>peeling, food scraps, food</text:p>
          </table:table-cell>
          <table:table-cell table:style-name="ce4"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5"/>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H72]);&quot;,&quot;;[Dechet.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68" table:formula="of:=JSONDECHETS([Dechet.A72];[Dechet.B72];[Dechet.C72];[Dechet.D72];[Dechet.E72];[Dechet.F72];[Dechet.R72];[Dechet.S72];[Dechet.G72];[Dechet.H72];[Dechet.K72];[Dechet.L72];[Dechet.M72];[Dechet.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equipement,audio,video," calcext:value-type="string">
            <text:p>equipement,audio,video,</text:p>
          </table:table-cell>
          <table:table-cell table:formula="of:=CONCATENATE(UTILTRANSFORMEENMOTSCLES([Dechet.H73]);&quot;,&quot;;[Dechet.J73])" office:value-type="string" office:string-value="audio,and,video,equipment," calcext:value-type="string">
            <text:p>audio,and,video,equipment,</text:p>
          </table:table-cell>
          <table:table-cell table:number-columns-repeated="2"/>
          <table:table-cell table:style-name="ce68" table:formula="of:=JSONDECHETS([Dechet.A73];[Dechet.B73];[Dechet.C73];[Dechet.D73];[Dechet.E73];[Dechet.F73];[Dechet.R73];[Dechet.S73];[Dechet.G73];[Dechet.H73];[Dechet.K73];[Dechet.L73];[Dechet.M73];[Dechet.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essence,terebenthine," calcext:value-type="string">
            <text:p>essence,terebenthine,</text:p>
          </table:table-cell>
          <table:table-cell table:formula="of:=CONCATENATE(UTILTRANSFORMEENMOTSCLES([Dechet.H74]);&quot;,&quot;;[Dechet.J74])" office:value-type="string" office:string-value="turpentine," calcext:value-type="string">
            <text:p>turpentine,</text:p>
          </table:table-cell>
          <table:table-cell table:number-columns-repeated="2"/>
          <table:table-cell table:style-name="ce68" table:formula="of:=JSONDECHETS([Dechet.A74];[Dechet.B74];[Dechet.C74];[Dechet.D74];[Dechet.E74];[Dechet.F74];[Dechet.R74];[Dechet.S74];[Dechet.G74];[Dechet.H74];[Dechet.K74];[Dechet.L74];[Dechet.M74];[Dechet.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essuie,tout,(rouleau,carton),rouleau,carton,papier,toilette," calcext:value-type="string">
            <text:p>essuie,tout,(rouleau,carton),rouleau,carton,papier,toilette,</text:p>
          </table:table-cell>
          <table:table-cell table:formula="of:=CONCATENATE(UTILTRANSFORMEENMOTSCLES([Dechet.H75]);&quot;,&quot;;[Dechet.J75])" office:value-type="string" office:string-value="towels,(roll,cardboard),cardboard,toilet,paper,roll," calcext:value-type="string">
            <text:p>towels,(roll,cardboard),cardboard,toilet,paper,roll,</text:p>
          </table:table-cell>
          <table:table-cell table:number-columns-repeated="2"/>
          <table:table-cell table:style-name="ce68" table:formula="of:=JSONDECHETS([Dechet.A75];[Dechet.B75];[Dechet.C75];[Dechet.D75];[Dechet.E75];[Dechet.F75];[Dechet.R75];[Dechet.S75];[Dechet.G75];[Dechet.H75];[Dechet.K75];[Dechet.L75];[Dechet.M75];[Dechet.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H76]);&quot;,&quot;;[Deche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68" table:formula="of:=JSONDECHETS([Dechet.A76];[Dechet.B76];[Dechet.C76];[Dechet.D76];[Dechet.E76];[Dechet.F76];[Dechet.R76];[Dechet.S76];[Dechet.G76];[Dechet.H76];[Dechet.K76];[Dechet.L76];[Dechet.M76];[Dechet.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film,plastique," calcext:value-type="string">
            <text:p>film,plastique,</text:p>
          </table:table-cell>
          <table:table-cell table:formula="of:=CONCATENATE(UTILTRANSFORMEENMOTSCLES([Dechet.H77]);&quot;,&quot;;[Dechet.J77])" office:value-type="string" office:string-value="plastic,film," calcext:value-type="string">
            <text:p>plastic,film,</text:p>
          </table:table-cell>
          <table:table-cell table:number-columns-repeated="2"/>
          <table:table-cell table:style-name="ce68" table:formula="of:=JSONDECHETS([Dechet.A77];[Dechet.B77];[Dechet.C77];[Dechet.D77];[Dechet.E77];[Dechet.F77];[Dechet.R77];[Dechet.S77];[Dechet.G77];[Dechet.H77];[Dechet.K77];[Dechet.L77];[Dechet.M77];[Dechet.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9"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film,photographiques,diapositive,pellicule," calcext:value-type="string">
            <text:p>film,photographiques,diapositive,pellicule,</text:p>
          </table:table-cell>
          <table:table-cell table:formula="of:=CONCATENATE(UTILTRANSFORMEENMOTSCLES([Dechet.H78]);&quot;,&quot;;[Dechet.J78])" office:value-type="string" office:string-value="photographic,film,slide,film," calcext:value-type="string">
            <text:p>photographic,film,slide,film,</text:p>
          </table:table-cell>
          <table:table-cell table:number-columns-repeated="2"/>
          <table:table-cell table:style-name="ce68" table:formula="of:=JSONDECHETS([Dechet.A78];[Dechet.B78];[Dechet.C78];[Dechet.D78];[Dechet.E78];[Dechet.F78];[Dechet.R78];[Dechet.S78];[Dechet.G78];[Dechet.H78];[Dechet.K78];[Dechet.L78];[Dechet.M78];[Dechet.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filtre,huile," calcext:value-type="string">
            <text:p>filtre,huile,</text:p>
          </table:table-cell>
          <table:table-cell table:formula="of:=CONCATENATE(UTILTRANSFORMEENMOTSCLES([Dechet.H79]);&quot;,&quot;;[Dechet.J79])" office:value-type="string" office:string-value="oil,filter," calcext:value-type="string">
            <text:p>oil,filter,</text:p>
          </table:table-cell>
          <table:table-cell table:number-columns-repeated="2"/>
          <table:table-cell table:style-name="ce68" table:formula="of:=JSONDECHETS([Dechet.A79];[Dechet.B79];[Dechet.C79];[Dechet.D79];[Dechet.E79];[Dechet.F79];[Dechet.R79];[Dechet.S79];[Dechet.G79];[Dechet.H79];[Dechet.K79];[Dechet.L79];[Dechet.M79];[Dechet.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 d'entretien, Flacon produit ménager vide, flacon de produit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H80]);&quot;,&quot;;[Deche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68" table:formula="of:=JSONDECHETS([Dechet.A80];[Dechet.B80];[Dechet.C80];[Dechet.D80];[Dechet.E80];[Dechet.F80];[Dechet.R80];[Dechet.S80];[Dechet.G80];[Dechet.H80];[Dechet.K80];[Dechet.L80];[Dechet.M80];[Dechet.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flacon,savon,flacon,plastique,flacon,savon," calcext:value-type="string">
            <text:p>flacon,savon,flacon,plastique,flacon,savon,</text:p>
          </table:table-cell>
          <table:table-cell table:formula="of:=CONCATENATE(UTILTRANSFORMEENMOTSCLES([Dechet.H81]);&quot;,&quot;;[Dechet.J81])" office:value-type="string" office:string-value="soap,bottle,plastic,bottle,soap,bottle," calcext:value-type="string">
            <text:p>soap,bottle,plastic,bottle,soap,bottle,</text:p>
          </table:table-cell>
          <table:table-cell table:number-columns-repeated="2"/>
          <table:table-cell table:style-name="ce68" table:formula="of:=JSONDECHETS([Dechet.A81];[Dechet.B81];[Dechet.C81];[Dechet.D81];[Dechet.E81];[Dechet.F81];[Dechet.R81];[Dechet.S81];[Dechet.G81];[Dechet.H81];[Dechet.K81];[Dechet.L81];[Dechet.M81];[Dechet.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fongicide," calcext:value-type="string">
            <text:p>fongicide,</text:p>
          </table:table-cell>
          <table:table-cell table:formula="of:=CONCATENATE(UTILTRANSFORMEENMOTSCLES([Dechet.H82]);&quot;,&quot;;[Dechet.J82])" office:value-type="string" office:string-value="fungicide," calcext:value-type="string">
            <text:p>fungicide,</text:p>
          </table:table-cell>
          <table:table-cell table:number-columns-repeated="2"/>
          <table:table-cell table:style-name="ce68" table:formula="of:=JSONDECHETS([Dechet.A82];[Dechet.B82];[Dechet.C82];[Dechet.D82];[Dechet.E82];[Dechet.F82];[Dechet.R82];[Dechet.S82];[Dechet.G82];[Dechet.H82];[Dechet.K82];[Dechet.L82];[Dechet.M82];[Dechet.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 (hor papier), fourniture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H83]);&quot;,&quot;;[Deche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68" table:formula="of:=JSONDECHETS([Dechet.A83];[Dechet.B83];[Dechet.C83];[Dechet.D83];[Dechet.E83];[Dechet.F83];[Dechet.R83];[Dechet.S83];[Dechet.G83];[Dechet.H83];[Dechet.K83];[Dechet.L83];[Dechet.M83];[Dechet.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gazon,pelouse,herbe," calcext:value-type="string">
            <text:p>gazon,pelouse,herbe,</text:p>
          </table:table-cell>
          <table:table-cell table:formula="of:=CONCATENATE(UTILTRANSFORMEENMOTSCLES([Dechet.H84]);&quot;,&quot;;[Dechet.J84])" office:value-type="string" office:string-value="grass,lawn,grass," calcext:value-type="string">
            <text:p>grass,lawn,grass,</text:p>
          </table:table-cell>
          <table:table-cell table:number-columns-repeated="2"/>
          <table:table-cell table:style-name="ce68" table:formula="of:=JSONDECHETS([Dechet.A84];[Dechet.B84];[Dechet.C84];[Dechet.D84];[Dechet.E84];[Dechet.F84];[Dechet.R84];[Dechet.S84];[Dechet.G84];[Dechet.H84];[Dechet.K84];[Dechet.L84];[Dechet.M84];[Dechet.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63"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gravat," calcext:value-type="string">
            <text:p>gravat,</text:p>
          </table:table-cell>
          <table:table-cell table:formula="of:=CONCATENATE(UTILTRANSFORMEENMOTSCLES([Dechet.H85]);&quot;,&quot;;[Dechet.J85])" office:value-type="string" office:string-value="engrave," calcext:value-type="string">
            <text:p>engrave,</text:p>
          </table:table-cell>
          <table:table-cell table:number-columns-repeated="2"/>
          <table:table-cell table:style-name="ce68" table:formula="of:=JSONDECHETS([Dechet.A85];[Dechet.B85];[Dechet.C85];[Dechet.D85];[Dechet.E85];[Dechet.F85];[Dechet.R85];[Dechet.S85];[Dechet.G85];[Dechet.H85];[Dechet.K85];[Dechet.L85];[Dechet.M85];[Dechet.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grillage,cloture," calcext:value-type="string">
            <text:p>grillage,cloture,</text:p>
          </table:table-cell>
          <table:table-cell table:formula="of:=CONCATENATE(UTILTRANSFORMEENMOTSCLES([Dechet.H86]);&quot;,&quot;;[Dechet.J86])" office:value-type="string" office:string-value="fence,fence," calcext:value-type="string">
            <text:p>fence,fence,</text:p>
          </table:table-cell>
          <table:table-cell table:number-columns-repeated="2"/>
          <table:table-cell table:style-name="ce68" table:formula="of:=JSONDECHETS([Dechet.A86];[Dechet.B86];[Dechet.C86];[Dechet.D86];[Dechet.E86];[Dechet.F86];[Dechet.R86];[Dechet.S86];[Dechet.G86];[Dechet.H86];[Dechet.K86];[Dechet.L86];[Dechet.M86];[Dechet.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guitare," calcext:value-type="string">
            <text:p>guitare,</text:p>
          </table:table-cell>
          <table:table-cell table:formula="of:=CONCATENATE(UTILTRANSFORMEENMOTSCLES([Dechet.H87]);&quot;,&quot;;[Dechet.J87])" office:value-type="string" office:string-value="guitar," calcext:value-type="string">
            <text:p>guitar,</text:p>
          </table:table-cell>
          <table:table-cell table:number-columns-repeated="2"/>
          <table:table-cell table:style-name="ce68" table:formula="of:=JSONDECHETS([Dechet.A87];[Dechet.B87];[Dechet.C87];[Dechet.D87];[Dechet.E87];[Dechet.F87];[Dechet.R87];[Dechet.S87];[Dechet.G87];[Dechet.H87];[Dechet.K87];[Dechet.L87];[Dechet.M87];[Dechet.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herbicide,desherbant," calcext:value-type="string">
            <text:p>herbicide,desherbant,</text:p>
          </table:table-cell>
          <table:table-cell table:formula="of:=CONCATENATE(UTILTRANSFORMEENMOTSCLES([Dechet.H88]);&quot;,&quot;;[Dechet.J88])" office:value-type="string" office:string-value="herbicide,weedkiller," calcext:value-type="string">
            <text:p>herbicide,weedkiller,</text:p>
          </table:table-cell>
          <table:table-cell table:number-columns-repeated="2"/>
          <table:table-cell table:style-name="ce68" table:formula="of:=JSONDECHETS([Dechet.A88];[Dechet.B88];[Dechet.C88];[Dechet.D88];[Dechet.E88];[Dechet.F88];[Dechet.R88];[Dechet.S88];[Dechet.G88];[Dechet.H88];[Dechet.K88];[Dechet.L88];[Dechet.M88];[Dechet.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4"/>
          <table:table-cell table:number-columns-repeated="2"/>
          <table:table-cell table:formula="of:=CONCATENATE(UTILTRANSFORMEENMOTSCLES([Dechet.G89]);&quot;,&quot;;[Dechet.I89])" office:value-type="string" office:string-value="huile,alimentaire,huile,friture," calcext:value-type="string">
            <text:p>huile,alimentaire,huile,friture,</text:p>
          </table:table-cell>
          <table:table-cell table:formula="of:=CONCATENATE(UTILTRANSFORMEENMOTSCLES([Dechet.H89]);&quot;,&quot;;[Dechet.J89])" office:value-type="string" office:string-value="edible,oil,cooking,oil," calcext:value-type="string">
            <text:p>edible,oil,cooking,oil,</text:p>
          </table:table-cell>
          <table:table-cell table:number-columns-repeated="2"/>
          <table:table-cell table:style-name="ce68" table:formula="of:=JSONDECHETS([Dechet.A89];[Dechet.B89];[Dechet.C89];[Dechet.D89];[Dechet.E89];[Dechet.F89];[Dechet.R89];[Dechet.S89];[Dechet.G89];[Dechet.H89];[Dechet.K89];[Dechet.L89];[Dechet.M89];[Dechet.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huile,minerale,huile,voiture,huile,moteur," calcext:value-type="string">
            <text:p>huile,minerale,huile,voiture,huile,moteur,</text:p>
          </table:table-cell>
          <table:table-cell table:formula="of:=CONCATENATE(UTILTRANSFORMEENMOTSCLES([Dechet.H90]);&quot;,&quot;;[Dechet.J90])" office:value-type="string" office:string-value="mineral,oil,oil,car,engine,oil," calcext:value-type="string">
            <text:p>mineral,oil,oil,car,engine,oil,</text:p>
          </table:table-cell>
          <table:table-cell table:number-columns-repeated="2"/>
          <table:table-cell table:style-name="ce68" table:formula="of:=JSONDECHETS([Dechet.A90];[Dechet.B90];[Dechet.C90];[Dechet.D90];[Dechet.E90];[Dechet.F90];[Dechet.R90];[Dechet.S90];[Dechet.G90];[Dechet.H90];[Dechet.K90];[Dechet.L90];[Dechet.M90];[Dechet.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huile,vidange," calcext:value-type="string">
            <text:p>huile,vidange,</text:p>
          </table:table-cell>
          <table:table-cell table:formula="of:=CONCATENATE(UTILTRANSFORMEENMOTSCLES([Dechet.H91]);&quot;,&quot;;[Dechet.J91])" office:value-type="string" office:string-value="waste,oil," calcext:value-type="string">
            <text:p>waste,oil,</text:p>
          </table:table-cell>
          <table:table-cell table:number-columns-repeated="2"/>
          <table:table-cell table:style-name="ce68" table:formula="of:=JSONDECHETS([Dechet.A91];[Dechet.B91];[Dechet.C91];[Dechet.D91];[Dechet.E91];[Dechet.F91];[Dechet.R91];[Dechet.S91];[Dechet.G91];[Dechet.H91];[Dechet.K91];[Dechet.L91];[Dechet.M91];[Dechet.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9"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insecticides," calcext:value-type="string">
            <text:p>insecticides,</text:p>
          </table:table-cell>
          <table:table-cell table:formula="of:=CONCATENATE(UTILTRANSFORMEENMOTSCLES([Dechet.H92]);&quot;,&quot;;[Dechet.J92])" office:value-type="string" office:string-value="insecticides," calcext:value-type="string">
            <text:p>insecticides,</text:p>
          </table:table-cell>
          <table:table-cell table:number-columns-repeated="2"/>
          <table:table-cell table:style-name="ce68" table:formula="of:=JSONDECHETS([Dechet.A92];[Dechet.B92];[Dechet.C92];[Dechet.D92];[Dechet.E92];[Dechet.F92];[Dechet.R92];[Dechet.S92];[Dechet.G92];[Dechet.H92];[Dechet.K92];[Dechet.L92];[Dechet.M92];[Dechet.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jouet,alimente,par,electricite,jeu,avec,pile,train,electrique," calcext:value-type="string">
            <text:p>jouet,alimente,par,electricite,jeu,avec,pile,train,electrique,</text:p>
          </table:table-cell>
          <table:table-cell table:formula="of:=CONCATENATE(UTILTRANSFORMEENMOTSCLES([Dechet.H93]);&quot;,&quot;;[Dechet.J93])" office:value-type="string" office:string-value="toy,powered,by,electricity,with,battery,set,electric,train," calcext:value-type="string">
            <text:p>toy,powered,by,electricity,with,battery,set,electric,train,</text:p>
          </table:table-cell>
          <table:table-cell table:number-columns-repeated="2"/>
          <table:table-cell table:style-name="ce68" table:formula="of:=JSONDECHETS([Dechet.A93];[Dechet.B93];[Dechet.C93];[Dechet.D93];[Dechet.E93];[Dechet.F93];[Dechet.R93];[Dechet.S93];[Dechet.G93];[Dechet.H93];[Dechet.K93];[Dechet.L93];[Dechet.M93];[Dechet.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jouet,non,electronique,jeu,peluche,poupee,petite,voiture," calcext:value-type="string">
            <text:p>jouet,non,electronique,jeu,peluche,poupee,petite,voiture,</text:p>
          </table:table-cell>
          <table:table-cell table:formula="of:=CONCATENATE(UTILTRANSFORMEENMOTSCLES([Dechet.H94]);&quot;,&quot;;[Dechet.J94])" office:value-type="string" office:string-value="non,electronic,toy,game,toy,doll,toy,car," calcext:value-type="string">
            <text:p>non,electronic,toy,game,toy,doll,toy,car,</text:p>
          </table:table-cell>
          <table:table-cell table:number-columns-repeated="2"/>
          <table:table-cell table:style-name="ce68" table:formula="of:=JSONDECHETS([Dechet.A94];[Dechet.B94];[Dechet.C94];[Dechet.D94];[Dechet.E94];[Dechet.F94];[Dechet.R94];[Dechet.S94];[Dechet.G94];[Dechet.H94];[Dechet.K94];[Dechet.L94];[Dechet.M94];[Dechet.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journal,revue," calcext:value-type="string">
            <text:p>journal,revue,</text:p>
          </table:table-cell>
          <table:table-cell table:formula="of:=CONCATENATE(UTILTRANSFORMEENMOTSCLES([Dechet.H95]);&quot;,&quot;;[Dechet.J95])" office:value-type="string" office:string-value="newspaper,magazine," calcext:value-type="string">
            <text:p>newspaper,magazine,</text:p>
          </table:table-cell>
          <table:table-cell table:number-columns-repeated="2"/>
          <table:table-cell table:style-name="ce68" table:formula="of:=JSONDECHETS([Dechet.A95];[Dechet.B95];[Dechet.C95];[Dechet.D95];[Dechet.E95];[Dechet.F95];[Dechet.R95];[Dechet.S95];[Dechet.G95];[Dechet.H95];[Dechet.K95];[Dechet.L95];[Dechet.M95];[Dechet.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laine," calcext:value-type="string">
            <text:p>laine,</text:p>
          </table:table-cell>
          <table:table-cell table:formula="of:=CONCATENATE(UTILTRANSFORMEENMOTSCLES([Dechet.H96]);&quot;,&quot;;[Dechet.J96])" office:value-type="string" office:string-value="wool," calcext:value-type="string">
            <text:p>wool,</text:p>
          </table:table-cell>
          <table:table-cell table:number-columns-repeated="2"/>
          <table:table-cell table:style-name="ce68" table:formula="of:=JSONDECHETS([Dechet.A96];[Dechet.B96];[Dechet.C96];[Dechet.D96];[Dechet.E96];[Dechet.F96];[Dechet.R96];[Dechet.S96];[Dechet.G96];[Dechet.H96];[Dechet.K96];[Dechet.L96];[Dechet.M96];[Dechet.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laine,verre,laine,verre,laine,roche," calcext:value-type="string">
            <text:p>laine,verre,laine,verre,laine,roche,</text:p>
          </table:table-cell>
          <table:table-cell table:formula="of:=CONCATENATE(UTILTRANSFORMEENMOTSCLES([Dechet.H97]);&quot;,&quot;;[Dechet.J97])" office:value-type="string" office:string-value="glass,wool,glass,wool,rock,wool," calcext:value-type="string">
            <text:p>glass,wool,glass,wool,rock,wool,</text:p>
          </table:table-cell>
          <table:table-cell table:number-columns-repeated="2"/>
          <table:table-cell table:style-name="ce68" table:formula="of:=JSONDECHETS([Dechet.A97];[Dechet.B97];[Dechet.C97];[Dechet.D97];[Dechet.E97];[Dechet.F97];[Dechet.R97];[Dechet.S97];[Dechet.G97];[Dechet.H97];[Dechet.K97];[Dechet.L97];[Dechet.M97];[Dechet.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lampe," calcext:value-type="string">
            <text:p>lampe,</text:p>
          </table:table-cell>
          <table:table-cell table:formula="of:=CONCATENATE(UTILTRANSFORMEENMOTSCLES([Dechet.H98]);&quot;,&quot;;[Dechet.J98])" office:value-type="string" office:string-value="lamp," calcext:value-type="string">
            <text:p>lamp,</text:p>
          </table:table-cell>
          <table:table-cell table:number-columns-repeated="2"/>
          <table:table-cell table:style-name="ce68" table:formula="of:=JSONDECHETS([Dechet.A98];[Dechet.B98];[Dechet.C98];[Dechet.D98];[Dechet.E98];[Dechet.F98];[Dechet.R98];[Dechet.S98];[Dechet.G98];[Dechet.H98];[Dechet.K98];[Dechet.L98];[Dechet.M98];[Dechet.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lingette," calcext:value-type="string">
            <text:p>lingette,</text:p>
          </table:table-cell>
          <table:table-cell table:formula="of:=CONCATENATE(UTILTRANSFORMEENMOTSCLES([Dechet.H99]);&quot;,&quot;;[Dechet.J99])" office:value-type="string" office:string-value="wipe," calcext:value-type="string">
            <text:p>wipe,</text:p>
          </table:table-cell>
          <table:table-cell table:number-columns-repeated="2"/>
          <table:table-cell table:style-name="ce68" table:formula="of:=JSONDECHETS([Dechet.A99];[Dechet.B99];[Dechet.C99];[Dechet.D99];[Dechet.E99];[Dechet.F99];[Dechet.R99];[Dechet.S99];[Dechet.G99];[Dechet.H99];[Dechet.K99];[Dechet.L99];[Dechet.M99];[Dechet.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liquide,refroidissement," calcext:value-type="string">
            <text:p>liquide,refroidissement,</text:p>
          </table:table-cell>
          <table:table-cell table:formula="of:=CONCATENATE(UTILTRANSFORMEENMOTSCLES([Dechet.H100]);&quot;,&quot;;[Dechet.J100])" office:value-type="string" office:string-value="cooling,liquid," calcext:value-type="string">
            <text:p>cooling,liquid,</text:p>
          </table:table-cell>
          <table:table-cell table:number-columns-repeated="2"/>
          <table:table-cell table:style-name="ce68" table:formula="of:=JSONDECHETS([Dechet.A100];[Dechet.B100];[Dechet.C100];[Dechet.D100];[Dechet.E100];[Dechet.F100];[Dechet.R100];[Dechet.S100];[Dechet.G100];[Dechet.H100];[Dechet.K100];[Dechet.L100];[Dechet.M100];[Dechet.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litiere,animaux," calcext:value-type="string">
            <text:p>litiere,animaux,</text:p>
          </table:table-cell>
          <table:table-cell table:formula="of:=CONCATENATE(UTILTRANSFORMEENMOTSCLES([Dechet.H101]);&quot;,&quot;;[Dechet.J101])" office:value-type="string" office:string-value="animal,litter," calcext:value-type="string">
            <text:p>animal,litter,</text:p>
          </table:table-cell>
          <table:table-cell table:number-columns-repeated="2"/>
          <table:table-cell table:style-name="ce68" table:formula="of:=JSONDECHETS([Dechet.A101];[Dechet.B101];[Dechet.C101];[Dechet.D101];[Dechet.E101];[Dechet.F101];[Dechet.R101];[Dechet.S101];[Dechet.G101];[Dechet.H101];[Dechet.K101];[Dechet.L101];[Dechet.M101];[Dechet.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livre,bd,bande,dessinee," calcext:value-type="string">
            <text:p>livre,bd,bande,dessinee,</text:p>
          </table:table-cell>
          <table:table-cell table:formula="of:=CONCATENATE(UTILTRANSFORMEENMOTSCLES([Dechet.H102]);&quot;,&quot;;[Dechet.J102])" office:value-type="string" office:string-value="book,comics,comic," calcext:value-type="string">
            <text:p>book,comics,comic,</text:p>
          </table:table-cell>
          <table:table-cell table:number-columns-repeated="2"/>
          <table:table-cell table:style-name="ce68" table:formula="of:=JSONDECHETS([Dechet.A102];[Dechet.B102];[Dechet.C102];[Dechet.D102];[Dechet.E102];[Dechet.F102];[Dechet.R102];[Dechet.S102];[Dechet.G102];[Dechet.H102];[Dechet.K102];[Dechet.L102];[Dechet.M102];[Dechet.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lunette," calcext:value-type="string">
            <text:p>lunette,</text:p>
          </table:table-cell>
          <table:table-cell table:formula="of:=CONCATENATE(UTILTRANSFORMEENMOTSCLES([Dechet.H103]);&quot;,&quot;;[Dechet.J103])" office:value-type="string" office:string-value="glasses," calcext:value-type="string">
            <text:p>glasses,</text:p>
          </table:table-cell>
          <table:table-cell table:number-columns-repeated="2"/>
          <table:table-cell table:style-name="ce68" table:formula="of:=JSONDECHETS([Dechet.A103];[Dechet.B103];[Dechet.C103];[Dechet.D103];[Dechet.E103];[Dechet.F103];[Dechet.R103];[Dechet.S103];[Dechet.G103];[Dechet.H103];[Dechet.K103];[Dechet.L103];[Dechet.M103];[Dechet.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magazine,revue," calcext:value-type="string">
            <text:p>magazine,revue,</text:p>
          </table:table-cell>
          <table:table-cell table:formula="of:=CONCATENATE(UTILTRANSFORMEENMOTSCLES([Dechet.H104]);&quot;,&quot;;[Dechet.J104])" office:value-type="string" office:string-value="magazine,journal," calcext:value-type="string">
            <text:p>magazine,journal,</text:p>
          </table:table-cell>
          <table:table-cell table:number-columns-repeated="2"/>
          <table:table-cell table:style-name="ce68" table:formula="of:=JSONDECHETS([Dechet.A104];[Dechet.B104];[Dechet.C104];[Dechet.D104];[Dechet.E104];[Dechet.F104];[Dechet.R104];[Dechet.S104];[Dechet.G104];[Dechet.H104];[Dechet.K104];[Dechet.L104];[Dechet.M104];[Dechet.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mastic,carrosserie," calcext:value-type="string">
            <text:p>mastic,carrosserie,</text:p>
          </table:table-cell>
          <table:table-cell table:formula="of:=CONCATENATE(UTILTRANSFORMEENMOTSCLES([Dechet.H105]);&quot;,&quot;;[Dechet.J105])" office:value-type="string" office:string-value="body,filler," calcext:value-type="string">
            <text:p>body,filler,</text:p>
          </table:table-cell>
          <table:table-cell table:number-columns-repeated="2"/>
          <table:table-cell table:style-name="ce68" table:formula="of:=JSONDECHETS([Dechet.A105];[Dechet.B105];[Dechet.C105];[Dechet.D105];[Dechet.E105];[Dechet.F105];[Dechet.R105];[Dechet.S105];[Dechet.G105];[Dechet.H105];[Dechet.K105];[Dechet.L105];[Dechet.M105];[Dechet.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matelas," calcext:value-type="string">
            <text:p>matelas,</text:p>
          </table:table-cell>
          <table:table-cell table:formula="of:=CONCATENATE(UTILTRANSFORMEENMOTSCLES([Dechet.H106]);&quot;,&quot;;[Dechet.J106])" office:value-type="string" office:string-value="mattress," calcext:value-type="string">
            <text:p>mattress,</text:p>
          </table:table-cell>
          <table:table-cell table:number-columns-repeated="2"/>
          <table:table-cell table:style-name="ce68" table:formula="of:=JSONDECHETS([Dechet.A106];[Dechet.B106];[Dechet.C106];[Dechet.D106];[Dechet.E106];[Dechet.F106];[Dechet.R106];[Dechet.S106];[Dechet.G106];[Dechet.H106];[Dechet.K106];[Dechet.L106];[Dechet.M106];[Dechet.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medicament," calcext:value-type="string">
            <text:p>medicament,</text:p>
          </table:table-cell>
          <table:table-cell table:formula="of:=CONCATENATE(UTILTRANSFORMEENMOTSCLES([Dechet.H107]);&quot;,&quot;;[Dechet.J107])" office:value-type="string" office:string-value="drug," calcext:value-type="string">
            <text:p>drug,</text:p>
          </table:table-cell>
          <table:table-cell table:number-columns-repeated="2"/>
          <table:table-cell table:style-name="ce68" table:formula="of:=JSONDECHETS([Dechet.A107];[Dechet.B107];[Dechet.C107];[Dechet.D107];[Dechet.E107];[Dechet.F107];[Dechet.R107];[Dechet.S107];[Dechet.G107];[Dechet.H107];[Dechet.K107];[Dechet.L107];[Dechet.M107];[Dechet.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meuble," calcext:value-type="string">
            <text:p>meuble,</text:p>
          </table:table-cell>
          <table:table-cell table:formula="of:=CONCATENATE(UTILTRANSFORMEENMOTSCLES([Dechet.H108]);&quot;,&quot;;[Dechet.J108])" office:value-type="string" office:string-value="furniture," calcext:value-type="string">
            <text:p>furniture,</text:p>
          </table:table-cell>
          <table:table-cell table:number-columns-repeated="2"/>
          <table:table-cell table:style-name="ce68" table:formula="of:=JSONDECHETS([Dechet.A108];[Dechet.B108];[Dechet.C108];[Dechet.D108];[Dechet.E108];[Dechet.F108];[Dechet.R108];[Dechet.S108];[Dechet.G108];[Dechet.H108];[Dechet.K108];[Dechet.L108];[Dechet.M108];[Dechet.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miroir," calcext:value-type="string">
            <text:p>miroir,</text:p>
          </table:table-cell>
          <table:table-cell table:formula="of:=CONCATENATE(UTILTRANSFORMEENMOTSCLES([Dechet.H109]);&quot;,&quot;;[Dechet.J109])" office:value-type="string" office:string-value="mirror," calcext:value-type="string">
            <text:p>mirror,</text:p>
          </table:table-cell>
          <table:table-cell table:number-columns-repeated="2"/>
          <table:table-cell table:style-name="ce68" table:formula="of:=JSONDECHETS([Dechet.A109];[Dechet.B109];[Dechet.C109];[Dechet.D109];[Dechet.E109];[Dechet.F109];[Dechet.R109];[Dechet.S109];[Dechet.G109];[Dechet.H109];[Dechet.K109];[Dechet.L109];[Dechet.M109];[Dechet.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moquette," calcext:value-type="string">
            <text:p>moquette,</text:p>
          </table:table-cell>
          <table:table-cell table:formula="of:=CONCATENATE(UTILTRANSFORMEENMOTSCLES([Dechet.H110]);&quot;,&quot;;[Dechet.J110])" office:value-type="string" office:string-value="carpet," calcext:value-type="string">
            <text:p>carpet,</text:p>
          </table:table-cell>
          <table:table-cell table:number-columns-repeated="2"/>
          <table:table-cell table:style-name="ce68" table:formula="of:=JSONDECHETS([Dechet.A110];[Dechet.B110];[Dechet.C110];[Dechet.D110];[Dechet.E110];[Dechet.F110];[Dechet.R110];[Dechet.S110];[Dechet.G110];[Dechet.H110];[Dechet.K110];[Dechet.L110];[Dechet.M110];[Dechet.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mort,rats,raticide,," calcext:value-type="string">
            <text:p>mort,rats,raticide,,</text:p>
          </table:table-cell>
          <table:table-cell table:formula="of:=CONCATENATE(UTILTRANSFORMEENMOTSCLES([Dechet.H111]);&quot;,&quot;;[Dechet.J111])" office:value-type="string" office:string-value="rat,poison,rat,poison," calcext:value-type="string">
            <text:p>rat,poison,rat,poison,</text:p>
          </table:table-cell>
          <table:table-cell table:number-columns-repeated="2"/>
          <table:table-cell table:style-name="ce68" table:formula="of:=JSONDECHETS([Dechet.A111];[Dechet.B111];[Dechet.C111];[Dechet.D111];[Dechet.E111];[Dechet.F111];[Dechet.R111];[Dechet.S111];[Dechet.G111];[Dechet.H111];[Dechet.K111];[Dechet.L111];[Dechet.M111];[Dechet.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mouchoir," calcext:value-type="string">
            <text:p>mouchoir,</text:p>
          </table:table-cell>
          <table:table-cell table:formula="of:=CONCATENATE(UTILTRANSFORMEENMOTSCLES([Dechet.H112]);&quot;,&quot;;[Dechet.J112])" office:value-type="string" office:string-value="tissue," calcext:value-type="string">
            <text:p>tissue,</text:p>
          </table:table-cell>
          <table:table-cell table:number-columns-repeated="2"/>
          <table:table-cell table:style-name="ce68" table:formula="of:=JSONDECHETS([Dechet.A112];[Dechet.B112];[Dechet.C112];[Dechet.D112];[Dechet.E112];[Dechet.F112];[Dechet.R112];[Dechet.S112];[Dechet.G112];[Dechet.H112];[Dechet.K112];[Dechet.L112];[Dechet.M112];[Dechet.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naphtaline,antimite," calcext:value-type="string">
            <text:p>naphtaline,antimite,</text:p>
          </table:table-cell>
          <table:table-cell table:formula="of:=CONCATENATE(UTILTRANSFORMEENMOTSCLES([Dechet.H113]);&quot;,&quot;;[Dechet.J113])" office:value-type="string" office:string-value="mothballs,moth," calcext:value-type="string">
            <text:p>mothballs,moth,</text:p>
          </table:table-cell>
          <table:table-cell table:number-columns-repeated="2"/>
          <table:table-cell table:style-name="ce68" table:formula="of:=JSONDECHETS([Dechet.A113];[Dechet.B113];[Dechet.C113];[Dechet.D113];[Dechet.E113];[Dechet.F113];[Dechet.R113];[Dechet.S113];[Dechet.G113];[Dechet.H113];[Dechet.K113];[Dechet.L113];[Dechet.M113];[Dechet.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neon," calcext:value-type="string">
            <text:p>neon,</text:p>
          </table:table-cell>
          <table:table-cell table:formula="of:=CONCATENATE(UTILTRANSFORMEENMOTSCLES([Dechet.H114]);&quot;,&quot;;[Dechet.J114])" office:value-type="string" office:string-value="neon," calcext:value-type="string">
            <text:p>neon,</text:p>
          </table:table-cell>
          <table:table-cell table:number-columns-repeated="2"/>
          <table:table-cell table:style-name="ce68" table:formula="of:=JSONDECHETS([Dechet.A114];[Dechet.B114];[Dechet.C114];[Dechet.D114];[Dechet.E114];[Dechet.F114];[Dechet.R114];[Dechet.S114];[Dechet.G114];[Dechet.H114];[Dechet.K114];[Dechet.L114];[Dechet.M114];[Dechet.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10"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nettoyant,lammoniac," calcext:value-type="string">
            <text:p>nettoyant,lammoniac,</text:p>
          </table:table-cell>
          <table:table-cell table:formula="of:=CONCATENATE(UTILTRANSFORMEENMOTSCLES([Dechet.H115]);&quot;,&quot;;[Dechet.J115])" office:value-type="string" office:string-value="cleaner,with,ammonia," calcext:value-type="string">
            <text:p>cleaner,with,ammonia,</text:p>
          </table:table-cell>
          <table:table-cell table:number-columns-repeated="2"/>
          <table:table-cell table:style-name="ce68" table:formula="of:=JSONDECHETS([Dechet.A115];[Dechet.B115];[Dechet.C115];[Dechet.D115];[Dechet.E115];[Dechet.F115];[Dechet.R115];[Dechet.S115];[Dechet.G115];[Dechet.H115];[Dechet.K115];[Dechet.L115];[Dechet.M115];[Dechet.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nettoyant,cuivre,argenterie," calcext:value-type="string">
            <text:p>nettoyant,cuivre,argenterie,</text:p>
          </table:table-cell>
          <table:table-cell table:formula="of:=CONCATENATE(UTILTRANSFORMEENMOTSCLES([Dechet.H116]);&quot;,&quot;;[Dechet.J116])" office:value-type="string" office:string-value="copper,and,silver,cleaners," calcext:value-type="string">
            <text:p>copper,and,silver,cleaners,</text:p>
          </table:table-cell>
          <table:table-cell table:number-columns-repeated="2"/>
          <table:table-cell table:style-name="ce68" table:formula="of:=JSONDECHETS([Dechet.A116];[Dechet.B116];[Dechet.C116];[Dechet.D116];[Dechet.E116];[Dechet.F116];[Dechet.R116];[Dechet.S116];[Dechet.G116];[Dechet.H116];[Dechet.K116];[Dechet.L116];[Dechet.M116];[Dechet.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objet,terre,cuite," calcext:value-type="string">
            <text:p>objet,terre,cuite,</text:p>
          </table:table-cell>
          <table:table-cell table:formula="of:=CONCATENATE(UTILTRANSFORMEENMOTSCLES([Dechet.H117]);&quot;,&quot;;[Dechet.J117])" office:value-type="string" office:string-value="terracotta,object," calcext:value-type="string">
            <text:p>terracotta,object,</text:p>
          </table:table-cell>
          <table:table-cell table:number-columns-repeated="2"/>
          <table:table-cell table:style-name="ce68" table:formula="of:=JSONDECHETS([Dechet.A117];[Dechet.B117];[Dechet.C117];[Dechet.D117];[Dechet.E117];[Dechet.F117];[Dechet.R117];[Dechet.S117];[Dechet.G117];[Dechet.H117];[Dechet.K117];[Dechet.L117];[Dechet.M117];[Dechet.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4"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ordinateur,portables," calcext:value-type="string">
            <text:p>ordinateur,portables,</text:p>
          </table:table-cell>
          <table:table-cell table:formula="of:=CONCATENATE(UTILTRANSFORMEENMOTSCLES([Dechet.H118]);&quot;,&quot;;[Dechet.J118])" office:value-type="string" office:string-value="laptop," calcext:value-type="string">
            <text:p>laptop,</text:p>
          </table:table-cell>
          <table:table-cell table:number-columns-repeated="2"/>
          <table:table-cell table:style-name="ce68" table:formula="of:=JSONDECHETS([Dechet.A118];[Dechet.B118];[Dechet.C118];[Dechet.D118];[Dechet.E118];[Dechet.F118];[Dechet.R118];[Dechet.S118];[Dechet.G118];[Dechet.H118];[Dechet.K118];[Dechet.L118];[Dechet.M118];[Dechet.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H119]);&quot;,&quot;;[Dechet.J119])" office:value-type="string" office:string-value="diy,or,gardening,tools,hammer,screwdrivers,shears,saw,rake,ax," calcext:value-type="string">
            <text:p>diy,or,gardening,tools,hammer,screwdrivers,shears,saw,rake,ax,</text:p>
          </table:table-cell>
          <table:table-cell table:number-columns-repeated="2"/>
          <table:table-cell table:style-name="ce68" table:formula="of:=JSONDECHETS([Dechet.A119];[Dechet.B119];[Dechet.C119];[Dechet.D119];[Dechet.E119];[Dechet.F119];[Dechet.R119];[Dechet.S119];[Dechet.G119];[Dechet.H119];[Dechet.K119];[Dechet.L119];[Dechet.M119];[Dechet.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papier,prospectus,publicite,feuille,(imprimee,ou,non)," calcext:value-type="string">
            <text:p>papier,prospectus,publicite,feuille,(imprimee,ou,non),</text:p>
          </table:table-cell>
          <table:table-cell table:formula="of:=CONCATENATE(UTILTRANSFORMEENMOTSCLES([Dechet.H120]);&quot;,&quot;;[Dechet.J120])" office:value-type="string" office:string-value="paper,prospectuses,advertising,film,(printed,or,not)," calcext:value-type="string">
            <text:p>paper,prospectuses,advertising,film,(printed,or,not),</text:p>
          </table:table-cell>
          <table:table-cell table:number-columns-repeated="2"/>
          <table:table-cell table:style-name="ce68" table:formula="of:=JSONDECHETS([Dechet.A120];[Dechet.B120];[Dechet.C120];[Dechet.D120];[Dechet.E120];[Dechet.F120];[Dechet.R120];[Dechet.S120];[Dechet.G120];[Dechet.H120];[Dechet.K120];[Dechet.L120];[Dechet.M120];[Dechet.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papier,aluminium," calcext:value-type="string">
            <text:p>papier,aluminium,</text:p>
          </table:table-cell>
          <table:table-cell table:formula="of:=CONCATENATE(UTILTRANSFORMEENMOTSCLES([Dechet.H121]);&quot;,&quot;;[Dechet.J121])" office:value-type="string" office:string-value="aluminum,foil," calcext:value-type="string">
            <text:p>aluminum,foil,</text:p>
          </table:table-cell>
          <table:table-cell table:number-columns-repeated="2"/>
          <table:table-cell table:style-name="ce68" table:formula="of:=JSONDECHETS([Dechet.A121];[Dechet.B121];[Dechet.C121];[Dechet.D121];[Dechet.E121];[Dechet.F121];[Dechet.R121];[Dechet.S121];[Dechet.G121];[Dechet.H121];[Dechet.K121];[Dechet.L121];[Dechet.M121];[Dechet.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papier,cadeau," calcext:value-type="string">
            <text:p>papier,cadeau,</text:p>
          </table:table-cell>
          <table:table-cell table:formula="of:=CONCATENATE(UTILTRANSFORMEENMOTSCLES([Dechet.H122]);&quot;,&quot;;[Dechet.J122])" office:value-type="string" office:string-value="gift,wrap," calcext:value-type="string">
            <text:p>gift,wrap,</text:p>
          </table:table-cell>
          <table:table-cell table:number-columns-repeated="2"/>
          <table:table-cell table:style-name="ce68" table:formula="of:=JSONDECHETS([Dechet.A122];[Dechet.B122];[Dechet.C122];[Dechet.D122];[Dechet.E122];[Dechet.F122];[Dechet.R122];[Dechet.S122];[Dechet.G122];[Dechet.H122];[Dechet.K122];[Dechet.L122];[Dechet.M122];[Dechet.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papier,peint,crepon," calcext:value-type="string">
            <text:p>papier,peint,crepon,</text:p>
          </table:table-cell>
          <table:table-cell table:formula="of:=CONCATENATE(UTILTRANSFORMEENMOTSCLES([Dechet.H123]);&quot;,&quot;;[Dechet.J123])" office:value-type="string" office:string-value="wallpaper,crepe," calcext:value-type="string">
            <text:p>wallpaper,crepe,</text:p>
          </table:table-cell>
          <table:table-cell table:number-columns-repeated="2"/>
          <table:table-cell table:style-name="ce68" table:formula="of:=JSONDECHETS([Dechet.A123];[Dechet.B123];[Dechet.C123];[Dechet.D123];[Dechet.E123];[Dechet.F123];[Dechet.R123];[Dechet.S123];[Dechet.G123];[Dechet.H123];[Dechet.K123];[Dechet.L123];[Dechet.M123];[Dechet.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parpaing," calcext:value-type="string">
            <text:p>parpaing,</text:p>
          </table:table-cell>
          <table:table-cell table:formula="of:=CONCATENATE(UTILTRANSFORMEENMOTSCLES([Dechet.H124]);&quot;,&quot;;[Dechet.J124])" office:value-type="string" office:string-value="cinderblock," calcext:value-type="string">
            <text:p>cinderblock,</text:p>
          </table:table-cell>
          <table:table-cell table:number-columns-repeated="2"/>
          <table:table-cell table:style-name="ce68" table:formula="of:=JSONDECHETS([Dechet.A124];[Dechet.B124];[Dechet.C124];[Dechet.D124];[Dechet.E124];[Dechet.F124];[Dechet.R124];[Dechet.S124];[Dechet.G124];[Dechet.H124];[Dechet.K124];[Dechet.L124];[Dechet.M124];[Dechet.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peinture,antirouille," calcext:value-type="string">
            <text:p>peinture,antirouille,</text:p>
          </table:table-cell>
          <table:table-cell table:formula="of:=CONCATENATE(UTILTRANSFORMEENMOTSCLES([Dechet.H125]);&quot;,&quot;;[Dechet.J125])" office:value-type="string" office:string-value="antirust,paint," calcext:value-type="string">
            <text:p>antirust,paint,</text:p>
          </table:table-cell>
          <table:table-cell table:number-columns-repeated="2"/>
          <table:table-cell table:style-name="ce68" table:formula="of:=JSONDECHETS([Dechet.A125];[Dechet.B125];[Dechet.C125];[Dechet.D125];[Dechet.E125];[Dechet.F125];[Dechet.R125];[Dechet.S125];[Dechet.G125];[Dechet.H125];[Dechet.K125];[Dechet.L125];[Dechet.M125];[Dechet.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peinture,huile,eau," calcext:value-type="string">
            <text:p>peinture,huile,eau,</text:p>
          </table:table-cell>
          <table:table-cell table:formula="of:=CONCATENATE(UTILTRANSFORMEENMOTSCLES([Dechet.H126]);&quot;,&quot;;[Dechet.J126])" office:value-type="string" office:string-value="water,and,oil,painting," calcext:value-type="string">
            <text:p>water,and,oil,painting,</text:p>
          </table:table-cell>
          <table:table-cell table:number-columns-repeated="2"/>
          <table:table-cell table:style-name="ce68" table:formula="of:=JSONDECHETS([Dechet.A126];[Dechet.B126];[Dechet.C126];[Dechet.D126];[Dechet.E126];[Dechet.F126];[Dechet.R126];[Dechet.S126];[Dechet.G126];[Dechet.H126];[Dechet.K126];[Dechet.L126];[Dechet.M126];[Dechet.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peripherique,informatiques,ecran,clavier,souris,imprimante," calcext:value-type="string">
            <text:p>peripherique,informatiques,ecran,clavier,souris,imprimante,</text:p>
          </table:table-cell>
          <table:table-cell table:formula="of:=CONCATENATE(UTILTRANSFORMEENMOTSCLES([Dechet.H127]);&quot;,&quot;;[Dechet.J127])" office:value-type="string" office:string-value="computer,peripherals,monitor,keyboard,mouse,printer," calcext:value-type="string">
            <text:p>computer,peripherals,monitor,keyboard,mouse,printer,</text:p>
          </table:table-cell>
          <table:table-cell table:number-columns-repeated="2"/>
          <table:table-cell table:style-name="ce68" table:formula="of:=JSONDECHETS([Dechet.A127];[Dechet.B127];[Dechet.C127];[Dechet.D127];[Dechet.E127];[Dechet.F127];[Dechet.R127];[Dechet.S127];[Dechet.G127];[Dechet.H127];[Dechet.K127];[Dechet.L127];[Dechet.M127];[Dechet.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piano," calcext:value-type="string">
            <text:p>piano,</text:p>
          </table:table-cell>
          <table:table-cell table:formula="of:=CONCATENATE(UTILTRANSFORMEENMOTSCLES([Dechet.H128]);&quot;,&quot;;[Dechet.J128])" office:value-type="string" office:string-value="piano," calcext:value-type="string">
            <text:p>piano,</text:p>
          </table:table-cell>
          <table:table-cell table:number-columns-repeated="2"/>
          <table:table-cell table:style-name="ce68" table:formula="of:=JSONDECHETS([Dechet.A128];[Dechet.B128];[Dechet.C128];[Dechet.D128];[Dechet.E128];[Dechet.F128];[Dechet.R128];[Dechet.S128];[Dechet.G128];[Dechet.H128];[Dechet.K128];[Dechet.L128];[Dechet.M128];[Dechet.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les</text:p>
          </table:table-cell>
          <table:table-cell table:style-name="ce4" office:value-type="string" calcext:value-type="string">
            <text:p>Pile</text:p>
          </table:table-cell>
          <table:table-cell table:style-name="ce4" office:value-type="string" calcext:value-type="string">
            <text:p>Battery</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 petit accumulateur</text:p>
          </table:table-cell>
          <table:table-cell table:style-name="ce4" office:value-type="string" calcext:value-type="string">
            <text:p>small battery</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11"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pile,petit,accumulateur," calcext:value-type="string">
            <text:p>pile,petit,accumulateur,</text:p>
          </table:table-cell>
          <table:table-cell table:formula="of:=CONCATENATE(UTILTRANSFORMEENMOTSCLES([Dechet.H129]);&quot;,&quot;;[Dechet.J129])" office:value-type="string" office:string-value="small,battery," calcext:value-type="string">
            <text:p>small,battery,</text:p>
          </table:table-cell>
          <table:table-cell table:number-columns-repeated="2"/>
          <table:table-cell table:style-name="ce68" table:formula="of:=JSONDECHETS([Dechet.A129];[Dechet.B129];[Dechet.C129];[Dechet.D129];[Dechet.E129];[Dechet.F129];[Dechet.R129];[Dechet.S129];[Dechet.G129];[Dechet.H129];[Dechet.K129];[Dechet.L129];[Dechet.M129];[Dechet.N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planche,bois," calcext:value-type="string">
            <text:p>planche,bois,</text:p>
          </table:table-cell>
          <table:table-cell table:formula="of:=CONCATENATE(UTILTRANSFORMEENMOTSCLES([Dechet.H130]);&quot;,&quot;;[Dechet.J130])" office:value-type="string" office:string-value="plank,of,wood," calcext:value-type="string">
            <text:p>plank,of,wood,</text:p>
          </table:table-cell>
          <table:table-cell table:number-columns-repeated="2"/>
          <table:table-cell table:style-name="ce68" table:formula="of:=JSONDECHETS([Dechet.A130];[Dechet.B130];[Dechet.C130];[Dechet.D130];[Dechet.E130];[Dechet.F130];[Dechet.R130];[Dechet.S130];[Dechet.G130];[Dechet.H130];[Dechet.K130];[Dechet.L130];[Dechet.M130];[Dechet.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plante," calcext:value-type="string">
            <text:p>plante,</text:p>
          </table:table-cell>
          <table:table-cell table:formula="of:=CONCATENATE(UTILTRANSFORMEENMOTSCLES([Dechet.H131]);&quot;,&quot;;[Dechet.J131])" office:value-type="string" office:string-value="plant," calcext:value-type="string">
            <text:p>plant,</text:p>
          </table:table-cell>
          <table:table-cell table:number-columns-repeated="2"/>
          <table:table-cell table:style-name="ce68" table:formula="of:=JSONDECHETS([Dechet.A131];[Dechet.B131];[Dechet.C131];[Dechet.D131];[Dechet.E131];[Dechet.F131];[Dechet.R131];[Dechet.S131];[Dechet.G131];[Dechet.H131];[Dechet.K131];[Dechet.L131];[Dechet.M131];[Dechet.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pneu," calcext:value-type="string">
            <text:p>pneu,</text:p>
          </table:table-cell>
          <table:table-cell table:formula="of:=CONCATENATE(UTILTRANSFORMEENMOTSCLES([Dechet.H132]);&quot;,&quot;;[Dechet.J132])" office:value-type="string" office:string-value="tire," calcext:value-type="string">
            <text:p>tire,</text:p>
          </table:table-cell>
          <table:table-cell table:number-columns-repeated="2"/>
          <table:table-cell table:style-name="ce68" table:formula="of:=JSONDECHETS([Dechet.A132];[Dechet.B132];[Dechet.C132];[Dechet.D132];[Dechet.E132];[Dechet.F132];[Dechet.R132];[Dechet.S132];[Dechet.G132];[Dechet.H132];[Dechet.K132];[Dechet.L132];[Dechet.M132];[Dechet.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polystyrene,barquette,polystyrene," calcext:value-type="string">
            <text:p>polystyrene,barquette,polystyrene,</text:p>
          </table:table-cell>
          <table:table-cell table:formula="of:=CONCATENATE(UTILTRANSFORMEENMOTSCLES([Dechet.H133]);&quot;,&quot;;[Dechet.J133])" office:value-type="string" office:string-value="polystyrene,polystyrene,tray," calcext:value-type="string">
            <text:p>polystyrene,polystyrene,tray,</text:p>
          </table:table-cell>
          <table:table-cell table:number-columns-repeated="2"/>
          <table:table-cell table:style-name="ce68" table:formula="of:=JSONDECHETS([Dechet.A133];[Dechet.B133];[Dechet.C133];[Dechet.D133];[Dechet.E133];[Dechet.F133];[Dechet.R133];[Dechet.S133];[Dechet.G133];[Dechet.H133];[Dechet.K133];[Dechet.L133];[Dechet.M133];[Dechet.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porcelaine,vase," calcext:value-type="string">
            <text:p>porcelaine,vase,</text:p>
          </table:table-cell>
          <table:table-cell table:formula="of:=CONCATENATE(UTILTRANSFORMEENMOTSCLES([Dechet.H134]);&quot;,&quot;;[Dechet.J134])" office:value-type="string" office:string-value="porcelain,vase," calcext:value-type="string">
            <text:p>porcelain,vase,</text:p>
          </table:table-cell>
          <table:table-cell table:number-columns-repeated="2"/>
          <table:table-cell table:style-name="ce68" table:formula="of:=JSONDECHETS([Dechet.A134];[Dechet.B134];[Dechet.C134];[Dechet.D134];[Dechet.E134];[Dechet.F134];[Dechet.R134];[Dechet.S134];[Dechet.G134];[Dechet.H134];[Dechet.K134];[Dechet.L134];[Dechet.M134];[Dechet.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pot,creme,fraiche," calcext:value-type="string">
            <text:p>pot,creme,fraiche,</text:p>
          </table:table-cell>
          <table:table-cell table:formula="of:=CONCATENATE(UTILTRANSFORMEENMOTSCLES([Dechet.H135]);&quot;,&quot;;[Dechet.J135])" office:value-type="string" office:string-value="cream,pot," calcext:value-type="string">
            <text:p>cream,pot,</text:p>
          </table:table-cell>
          <table:table-cell table:number-columns-repeated="2"/>
          <table:table-cell table:style-name="ce68" table:formula="of:=JSONDECHETS([Dechet.A135];[Dechet.B135];[Dechet.C135];[Dechet.D135];[Dechet.E135];[Dechet.F135];[Dechet.R135];[Dechet.S135];[Dechet.G135];[Dechet.H135];[Dechet.K135];[Dechet.L135];[Dechet.M135];[Dechet.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pot</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poterie,pot," calcext:value-type="string">
            <text:p>poterie,pot,</text:p>
          </table:table-cell>
          <table:table-cell table:formula="of:=CONCATENATE(UTILTRANSFORMEENMOTSCLES([Dechet.H136]);&quot;,&quot;;[Dechet.J136])" office:value-type="string" office:string-value="pottery," calcext:value-type="string">
            <text:p>pottery,</text:p>
          </table:table-cell>
          <table:table-cell table:number-columns-repeated="2"/>
          <table:table-cell table:style-name="ce68" table:formula="of:=JSONDECHETS([Dechet.A136];[Dechet.B136];[Dechet.C136];[Dechet.D136];[Dechet.E136];[Dechet.F136];[Dechet.R136];[Dechet.S136];[Dechet.G136];[Dechet.H136];[Dechet.K136];[Dechet.L136];[Dechet.M136];[Dechet.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H137]);&quot;,&quot;;[Deche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68" table:formula="of:=JSONDECHETS([Dechet.A137];[Dechet.B137];[Dechet.C137];[Dechet.D137];[Dechet.E137];[Dechet.F137];[Dechet.R137];[Dechet.S137];[Dechet.G137];[Dechet.H137];[Dechet.K137];[Dechet.L137];[Dechet.M137];[Dechet.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pot,yaourt," calcext:value-type="string">
            <text:p>pot,yaourt,</text:p>
          </table:table-cell>
          <table:table-cell table:formula="of:=CONCATENATE(UTILTRANSFORMEENMOTSCLES([Dechet.H138]);&quot;,&quot;;[Dechet.J138])" office:value-type="string" office:string-value="yoghurt,pot," calcext:value-type="string">
            <text:p>yoghurt,pot,</text:p>
          </table:table-cell>
          <table:table-cell table:number-columns-repeated="2"/>
          <table:table-cell table:style-name="ce68" table:formula="of:=JSONDECHETS([Dechet.A138];[Dechet.B138];[Dechet.C138];[Dechet.D138];[Dechet.E138];[Dechet.F138];[Dechet.R138];[Dechet.S138];[Dechet.G138];[Dechet.H138];[Dechet.K138];[Dechet.L138];[Dechet.M138];[Dechet.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produit,phytosanitaire," calcext:value-type="string">
            <text:p>produit,phytosanitaire,</text:p>
          </table:table-cell>
          <table:table-cell table:formula="of:=CONCATENATE(UTILTRANSFORMEENMOTSCLES([Dechet.H139]);&quot;,&quot;;[Dechet.J139])" office:value-type="string" office:string-value="plant,health,product," calcext:value-type="string">
            <text:p>plant,health,product,</text:p>
          </table:table-cell>
          <table:table-cell table:number-columns-repeated="2"/>
          <table:table-cell table:style-name="ce68" table:formula="of:=JSONDECHETS([Dechet.A139];[Dechet.B139];[Dechet.C139];[Dechet.D139];[Dechet.E139];[Dechet.F139];[Dechet.R139];[Dechet.S139];[Dechet.G139];[Dechet.H139];[Dechet.K139];[Dechet.L139];[Dechet.M139];[Dechet.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produit,beaute,cosmetique,rouge,levres,maquillage,vernis," calcext:value-type="string">
            <text:p>produit,beaute,cosmetique,rouge,levres,maquillage,vernis,</text:p>
          </table:table-cell>
          <table:table-cell table:formula="of:=CONCATENATE(UTILTRANSFORMEENMOTSCLES([Dechet.H140]);&quot;,&quot;;[Dechet.J140])" office:value-type="string" office:string-value="beauty,products,cosmetics,lipstick,makeup,polish," calcext:value-type="string">
            <text:p>beauty,products,cosmetics,lipstick,makeup,polish,</text:p>
          </table:table-cell>
          <table:table-cell table:number-columns-repeated="2"/>
          <table:table-cell table:style-name="ce68" table:formula="of:=JSONDECHETS([Dechet.A140];[Dechet.B140];[Dechet.C140];[Dechet.D140];[Dechet.E140];[Dechet.F140];[Dechet.R140];[Dechet.S140];[Dechet.G140];[Dechet.H140];[Dechet.K140];[Dechet.L140];[Dechet.M140];[Dechet.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11"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produit,entretien,nettoyant,sol," calcext:value-type="string">
            <text:p>produit,entretien,nettoyant,sol,</text:p>
          </table:table-cell>
          <table:table-cell table:formula="of:=CONCATENATE(UTILTRANSFORMEENMOTSCLES([Dechet.H141]);&quot;,&quot;;[Dechet.J141])" office:value-type="string" office:string-value="maintenance,product,floor,cleaner," calcext:value-type="string">
            <text:p>maintenance,product,floor,cleaner,</text:p>
          </table:table-cell>
          <table:table-cell table:number-columns-repeated="2"/>
          <table:table-cell table:style-name="ce68" table:formula="of:=JSONDECHETS([Dechet.A141];[Dechet.B141];[Dechet.C141];[Dechet.D141];[Dechet.E141];[Dechet.F141];[Dechet.R141];[Dechet.S141];[Dechet.G141];[Dechet.H141];[Dechet.K141];[Dechet.L141];[Dechet.M141];[Dechet.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produit,traitement,bois," calcext:value-type="string">
            <text:p>produit,traitement,bois,</text:p>
          </table:table-cell>
          <table:table-cell table:formula="of:=CONCATENATE(UTILTRANSFORMEENMOTSCLES([Dechet.H142]);&quot;,&quot;;[Dechet.J142])" office:value-type="string" office:string-value="product,woodworking," calcext:value-type="string">
            <text:p>product,woodworking,</text:p>
          </table:table-cell>
          <table:table-cell table:number-columns-repeated="2"/>
          <table:table-cell table:style-name="ce68" table:formula="of:=JSONDECHETS([Dechet.A142];[Dechet.B142];[Dechet.C142];[Dechet.D142];[Dechet.E142];[Dechet.F142];[Dechet.R142];[Dechet.S142];[Dechet.G142];[Dechet.H142];[Dechet.K142];[Dechet.L142];[Dechet.M142];[Dechet.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11"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radiographie," calcext:value-type="string">
            <text:p>radiographie,</text:p>
          </table:table-cell>
          <table:table-cell table:formula="of:=CONCATENATE(UTILTRANSFORMEENMOTSCLES([Dechet.H143]);&quot;,&quot;;[Dechet.J143])" office:value-type="string" office:string-value="radiograph," calcext:value-type="string">
            <text:p>radiograph,</text:p>
          </table:table-cell>
          <table:table-cell table:number-columns-repeated="2"/>
          <table:table-cell table:style-name="ce68" table:formula="of:=JSONDECHETS([Dechet.A143];[Dechet.B143];[Dechet.C143];[Dechet.D143];[Dechet.E143];[Dechet.F143];[Dechet.R143];[Dechet.S143];[Dechet.G143];[Dechet.H143];[Dechet.K143];[Dechet.L143];[Dechet.M143];[Dechet.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rasoir,jetable," calcext:value-type="string">
            <text:p>rasoir,jetable,</text:p>
          </table:table-cell>
          <table:table-cell table:formula="of:=CONCATENATE(UTILTRANSFORMEENMOTSCLES([Dechet.H144]);&quot;,&quot;;[Dechet.J144])" office:value-type="string" office:string-value="disposable,razor," calcext:value-type="string">
            <text:p>disposable,razor,</text:p>
          </table:table-cell>
          <table:table-cell table:number-columns-repeated="2"/>
          <table:table-cell table:style-name="ce68" table:formula="of:=JSONDECHETS([Dechet.A144];[Dechet.B144];[Dechet.C144];[Dechet.D144];[Dechet.E144];[Dechet.F144];[Dechet.R144];[Dechet.S144];[Dechet.G144];[Dechet.H144];[Dechet.K144];[Dechet.L144];[Dechet.M144];[Dechet.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recurant,four," calcext:value-type="string">
            <text:p>recurant,four,</text:p>
          </table:table-cell>
          <table:table-cell table:formula="of:=CONCATENATE(UTILTRANSFORMEENMOTSCLES([Dechet.H145]);&quot;,&quot;;[Dechet.J145])" office:value-type="string" office:string-value="scouring,oven," calcext:value-type="string">
            <text:p>scouring,oven,</text:p>
          </table:table-cell>
          <table:table-cell table:number-columns-repeated="2"/>
          <table:table-cell table:style-name="ce68" table:formula="of:=JSONDECHETS([Dechet.A145];[Dechet.B145];[Dechet.C145];[Dechet.D145];[Dechet.E145];[Dechet.F145];[Dechet.R145];[Dechet.S145];[Dechet.G145];[Dechet.H145];[Dechet.K145];[Dechet.L145];[Dechet.M145];[Dechet.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recurant,toilette," calcext:value-type="string">
            <text:p>recurant,toilette,</text:p>
          </table:table-cell>
          <table:table-cell table:formula="of:=CONCATENATE(UTILTRANSFORMEENMOTSCLES([Dechet.H146]);&quot;,&quot;;[Dechet.J146])" office:value-type="string" office:string-value="scouring,for,toilet," calcext:value-type="string">
            <text:p>scouring,for,toilet,</text:p>
          </table:table-cell>
          <table:table-cell table:number-columns-repeated="2"/>
          <table:table-cell table:style-name="ce68" table:formula="of:=JSONDECHETS([Dechet.A146];[Dechet.B146];[Dechet.C146];[Dechet.D146];[Dechet.E146];[Dechet.F146];[Dechet.R146];[Dechet.S146];[Dechet.G146];[Dechet.H146];[Dechet.K146];[Dechet.L146];[Dechet.M146];[Dechet.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refrigerateur," calcext:value-type="string">
            <text:p>refrigerateur,</text:p>
          </table:table-cell>
          <table:table-cell table:formula="of:=CONCATENATE(UTILTRANSFORMEENMOTSCLES([Dechet.H147]);&quot;,&quot;;[Dechet.J147])" office:value-type="string" office:string-value="refrigerator," calcext:value-type="string">
            <text:p>refrigerator,</text:p>
          </table:table-cell>
          <table:table-cell table:number-columns-repeated="2"/>
          <table:table-cell table:style-name="ce68" table:formula="of:=JSONDECHETS([Dechet.A147];[Dechet.B147];[Dechet.C147];[Dechet.D147];[Dechet.E147];[Dechet.F147];[Dechet.R147];[Dechet.S147];[Dechet.G147];[Dechet.H147];[Dechet.K147];[Dechet.L147];[Dechet.M147];[Dechet.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resine," calcext:value-type="string">
            <text:p>resine,</text:p>
          </table:table-cell>
          <table:table-cell table:formula="of:=CONCATENATE(UTILTRANSFORMEENMOTSCLES([Dechet.H148]);&quot;,&quot;;[Dechet.J148])" office:value-type="string" office:string-value="resin," calcext:value-type="string">
            <text:p>resin,</text:p>
          </table:table-cell>
          <table:table-cell table:number-columns-repeated="2"/>
          <table:table-cell table:style-name="ce68" table:formula="of:=JSONDECHETS([Dechet.A148];[Dechet.B148];[Dechet.C148];[Dechet.D148];[Dechet.E148];[Dechet.F148];[Dechet.R148];[Dechet.S148];[Dechet.G148];[Dechet.H148];[Dechet.K148];[Dechet.L148];[Dechet.M148];[Dechet.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revelateur,fixateur,photo," calcext:value-type="string">
            <text:p>revelateur,fixateur,photo,</text:p>
          </table:table-cell>
          <table:table-cell table:formula="of:=CONCATENATE(UTILTRANSFORMEENMOTSCLES([Dechet.H149]);&quot;,&quot;;[Dechet.J149])" office:value-type="string" office:string-value="developer,and,fixer,photo," calcext:value-type="string">
            <text:p>developer,and,fixer,photo,</text:p>
          </table:table-cell>
          <table:table-cell table:number-columns-repeated="2"/>
          <table:table-cell table:style-name="ce68" table:formula="of:=JSONDECHETS([Dechet.A149];[Dechet.B149];[Dechet.C149];[Dechet.D149];[Dechet.E149];[Dechet.F149];[Dechet.R149];[Dechet.S149];[Dechet.G149];[Dechet.H149];[Dechet.K149];[Dechet.L149];[Dechet.M149];[Dechet.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sac,papier," calcext:value-type="string">
            <text:p>sac,papier,</text:p>
          </table:table-cell>
          <table:table-cell table:formula="of:=CONCATENATE(UTILTRANSFORMEENMOTSCLES([Dechet.H150]);&quot;,&quot;;[Dechet.J150])" office:value-type="string" office:string-value="paper,bag," calcext:value-type="string">
            <text:p>paper,bag,</text:p>
          </table:table-cell>
          <table:table-cell table:number-columns-repeated="2"/>
          <table:table-cell table:style-name="ce68" table:formula="of:=JSONDECHETS([Dechet.A150];[Dechet.B150];[Dechet.C150];[Dechet.D150];[Dechet.E150];[Dechet.F150];[Dechet.R150];[Dechet.S150];[Dechet.G150];[Dechet.H150];[Dechet.K150];[Dechet.L150];[Dechet.M150];[Dechet.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sac,plastique," calcext:value-type="string">
            <text:p>sac,plastique,</text:p>
          </table:table-cell>
          <table:table-cell table:formula="of:=CONCATENATE(UTILTRANSFORMEENMOTSCLES([Dechet.H151]);&quot;,&quot;;[Dechet.J151])" office:value-type="string" office:string-value="plastic,bag," calcext:value-type="string">
            <text:p>plastic,bag,</text:p>
          </table:table-cell>
          <table:table-cell table:number-columns-repeated="2"/>
          <table:table-cell table:style-name="ce68" table:formula="of:=JSONDECHETS([Dechet.A151];[Dechet.B151];[Dechet.C151];[Dechet.D151];[Dechet.E151];[Dechet.F151];[Dechet.R151];[Dechet.S151];[Dechet.G151];[Dechet.H151];[Dechet.K151];[Dechet.L151];[Dechet.M151];[Dechet.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scooter,mobylette," calcext:value-type="string">
            <text:p>scooter,mobylette,</text:p>
          </table:table-cell>
          <table:table-cell table:formula="of:=CONCATENATE(UTILTRANSFORMEENMOTSCLES([Dechet.H152]);&quot;,&quot;;[Dechet.J152])" office:value-type="string" office:string-value="scooter,moped," calcext:value-type="string">
            <text:p>scooter,moped,</text:p>
          </table:table-cell>
          <table:table-cell table:number-columns-repeated="2"/>
          <table:table-cell table:style-name="ce68" table:formula="of:=JSONDECHETS([Dechet.A152];[Dechet.B152];[Dechet.C152];[Dechet.D152];[Dechet.E152];[Dechet.F152];[Dechet.R152];[Dechet.S152];[Dechet.G152];[Dechet.H152];[Dechet.K152];[Dechet.L152];[Dechet.M152];[Dechet.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solvant,diluant,white,spirit," calcext:value-type="string">
            <text:p>solvant,diluant,white,spirit,</text:p>
          </table:table-cell>
          <table:table-cell table:formula="of:=CONCATENATE(UTILTRANSFORMEENMOTSCLES([Dechet.H153]);&quot;,&quot;;[Dechet.J153])" office:value-type="string" office:string-value="solvent,thinner,white,spirit," calcext:value-type="string">
            <text:p>solvent,thinner,white,spirit,</text:p>
          </table:table-cell>
          <table:table-cell table:number-columns-repeated="2"/>
          <table:table-cell table:style-name="ce68" table:formula="of:=JSONDECHETS([Dechet.A153];[Dechet.B153];[Dechet.C153];[Dechet.D153];[Dechet.E153];[Dechet.F153];[Dechet.R153];[Dechet.S153];[Dechet.G153];[Dechet.H153];[Dechet.K153];[Dechet.L153];[Dechet.M153];[Dechet.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stylo,crayon," calcext:value-type="string">
            <text:p>stylo,crayon,</text:p>
          </table:table-cell>
          <table:table-cell table:formula="of:=CONCATENATE(UTILTRANSFORMEENMOTSCLES([Dechet.H154]);&quot;,&quot;;[Dechet.J154])" office:value-type="string" office:string-value="pen,pencil," calcext:value-type="string">
            <text:p>pen,pencil,</text:p>
          </table:table-cell>
          <table:table-cell table:number-columns-repeated="2"/>
          <table:table-cell table:style-name="ce68" table:formula="of:=JSONDECHETS([Dechet.A154];[Dechet.B154];[Dechet.C154];[Dechet.D154];[Dechet.E154];[Dechet.F154];[Dechet.R154];[Dechet.S154];[Dechet.G154];[Dechet.H154];[Dechet.K154];[Dechet.L154];[Dechet.M154];[Dechet.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table,repasser," calcext:value-type="string">
            <text:p>table,repasser,</text:p>
          </table:table-cell>
          <table:table-cell table:formula="of:=CONCATENATE(UTILTRANSFORMEENMOTSCLES([Dechet.H155]);&quot;,&quot;;[Dechet.J155])" office:value-type="string" office:string-value="ironing,board," calcext:value-type="string">
            <text:p>ironing,board,</text:p>
          </table:table-cell>
          <table:table-cell table:number-columns-repeated="2"/>
          <table:table-cell table:style-name="ce68" table:formula="of:=JSONDECHETS([Dechet.A155];[Dechet.B155];[Dechet.C155];[Dechet.D155];[Dechet.E155];[Dechet.F155];[Dechet.R155];[Dechet.S155];[Dechet.G155];[Dechet.H155];[Dechet.K155];[Dechet.L155];[Dechet.M155];[Dechet.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telephonie," calcext:value-type="string">
            <text:p>telephonie,</text:p>
          </table:table-cell>
          <table:table-cell table:formula="of:=CONCATENATE(UTILTRANSFORMEENMOTSCLES([Dechet.H156]);&quot;,&quot;;[Dechet.J156])" office:value-type="string" office:string-value="telephony," calcext:value-type="string">
            <text:p>telephony,</text:p>
          </table:table-cell>
          <table:table-cell table:number-columns-repeated="2"/>
          <table:table-cell table:style-name="ce68" table:formula="of:=JSONDECHETS([Dechet.A156];[Dechet.B156];[Dechet.C156];[Dechet.D156];[Dechet.E156];[Dechet.F156];[Dechet.R156];[Dechet.S156];[Dechet.G156];[Dechet.H156];[Dechet.K156];[Dechet.L156];[Dechet.M156];[Dechet.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televiseur," calcext:value-type="string">
            <text:p>televiseur,</text:p>
          </table:table-cell>
          <table:table-cell table:formula="of:=CONCATENATE(UTILTRANSFORMEENMOTSCLES([Dechet.H157]);&quot;,&quot;;[Dechet.J157])" office:value-type="string" office:string-value="tv," calcext:value-type="string">
            <text:p>tv,</text:p>
          </table:table-cell>
          <table:table-cell table:number-columns-repeated="2"/>
          <table:table-cell table:style-name="ce68" table:formula="of:=JSONDECHETS([Dechet.A157];[Dechet.B157];[Dechet.C157];[Dechet.D157];[Dechet.E157];[Dechet.F157];[Dechet.R157];[Dechet.S157];[Dechet.G157];[Dechet.H157];[Dechet.K157];[Dechet.L157];[Dechet.M157];[Dechet.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thermometre,mercure," calcext:value-type="string">
            <text:p>thermometre,mercure,</text:p>
          </table:table-cell>
          <table:table-cell table:formula="of:=CONCATENATE(UTILTRANSFORMEENMOTSCLES([Dechet.H158]);&quot;,&quot;;[Dechet.J158])" office:value-type="string" office:string-value="mercury,thermometer," calcext:value-type="string">
            <text:p>mercury,thermometer,</text:p>
          </table:table-cell>
          <table:table-cell table:number-columns-repeated="2"/>
          <table:table-cell table:style-name="ce68" table:formula="of:=JSONDECHETS([Dechet.A158];[Dechet.B158];[Dechet.C158];[Dechet.D158];[Dechet.E158];[Dechet.F158];[Dechet.R158];[Dechet.S158];[Dechet.G158];[Dechet.H158];[Dechet.K158];[Dechet.L158];[Dechet.M158];[Dechet.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trompette," calcext:value-type="string">
            <text:p>trompette,</text:p>
          </table:table-cell>
          <table:table-cell table:formula="of:=CONCATENATE(UTILTRANSFORMEENMOTSCLES([Dechet.H159]);&quot;,&quot;;[Dechet.J159])" office:value-type="string" office:string-value="trumpet," calcext:value-type="string">
            <text:p>trumpet,</text:p>
          </table:table-cell>
          <table:table-cell table:number-columns-repeated="2"/>
          <table:table-cell table:style-name="ce68" table:formula="of:=JSONDECHETS([Dechet.A159];[Dechet.B159];[Dechet.C159];[Dechet.D159];[Dechet.E159];[Dechet.F159];[Dechet.R159];[Dechet.S159];[Dechet.G159];[Dechet.H159];[Dechet.K159];[Dechet.L159];[Dechet.M159];[Dechet.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3"/>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trottinette," calcext:value-type="string">
            <text:p>trottinette,</text:p>
          </table:table-cell>
          <table:table-cell table:formula="of:=CONCATENATE(UTILTRANSFORMEENMOTSCLES([Dechet.H160]);&quot;,&quot;;[Dechet.J160])" office:value-type="string" office:string-value="scooter," calcext:value-type="string">
            <text:p>scooter,</text:p>
          </table:table-cell>
          <table:table-cell table:number-columns-repeated="2"/>
          <table:table-cell table:style-name="ce68" table:formula="of:=JSONDECHETS([Dechet.A160];[Dechet.B160];[Dechet.C160];[Dechet.D160];[Dechet.E160];[Dechet.F160];[Dechet.R160];[Dechet.S160];[Dechet.G160];[Dechet.H160];[Dechet.K160];[Dechet.L160];[Dechet.M160];[Dechet.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tube,fluorescent,tube,fluo," calcext:value-type="string">
            <text:p>tube,fluorescent,tube,fluo,</text:p>
          </table:table-cell>
          <table:table-cell table:formula="of:=CONCATENATE(UTILTRANSFORMEENMOTSCLES([Dechet.H161]);&quot;,&quot;;[Dechet.J161])" office:value-type="string" office:string-value="fluorescent,lamp,fluorescent,tube," calcext:value-type="string">
            <text:p>fluorescent,lamp,fluorescent,tube,</text:p>
          </table:table-cell>
          <table:table-cell table:number-columns-repeated="2"/>
          <table:table-cell table:style-name="ce68" table:formula="of:=JSONDECHETS([Dechet.A161];[Dechet.B161];[Dechet.C161];[Dechet.D161];[Dechet.E161];[Dechet.F161];[Dechet.R161];[Dechet.S161];[Dechet.G161];[Dechet.H161];[Dechet.K161];[Dechet.L161];[Dechet.M161];[Dechet.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tuyau,arrosage," calcext:value-type="string">
            <text:p>tuyau,arrosage,</text:p>
          </table:table-cell>
          <table:table-cell table:formula="of:=CONCATENATE(UTILTRANSFORMEENMOTSCLES([Dechet.H162]);&quot;,&quot;;[Dechet.J162])" office:value-type="string" office:string-value="garden,hose," calcext:value-type="string">
            <text:p>garden,hose,</text:p>
          </table:table-cell>
          <table:table-cell table:number-columns-repeated="2"/>
          <table:table-cell table:style-name="ce68" table:formula="of:=JSONDECHETS([Dechet.A162];[Dechet.B162];[Dechet.C162];[Dechet.D162];[Dechet.E162];[Dechet.F162];[Dechet.R162];[Dechet.S162];[Dechet.G162];[Dechet.H162];[Dechet.K162];[Dechet.L162];[Dechet.M162];[Dechet.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ustensile,cuisine,casserole,marmite,cocotte,poele,wok,spatule," calcext:value-type="string">
            <text:p>ustensile,cuisine,casserole,marmite,cocotte,poele,wok,spatule,</text:p>
          </table:table-cell>
          <table:table-cell table:formula="of:=CONCATENATE(UTILTRANSFORMEENMOTSCLES([Dechet.H163]);&quot;,&quot;;[Dechet.J163])" office:value-type="string" office:string-value="kitchen,utensil,pot,pot,casserole,frying,pan,wok,spatula," calcext:value-type="string">
            <text:p>kitchen,utensil,pot,pot,casserole,frying,pan,wok,spatula,</text:p>
          </table:table-cell>
          <table:table-cell table:number-columns-repeated="2"/>
          <table:table-cell table:style-name="ce68" table:formula="of:=JSONDECHETS([Dechet.A163];[Dechet.B163];[Dechet.C163];[Dechet.D163];[Dechet.E163];[Dechet.F163];[Dechet.R163];[Dechet.S163];[Dechet.G163];[Dechet.H163];[Dechet.K163];[Dechet.L163];[Dechet.M163];[Dechet.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vaisselle,carton,assiette,carton,gobelet,carton," calcext:value-type="string">
            <text:p>vaisselle,carton,assiette,carton,gobelet,carton,</text:p>
          </table:table-cell>
          <table:table-cell table:formula="of:=CONCATENATE(UTILTRANSFORMEENMOTSCLES([Dechet.H164]);&quot;,&quot;;[Dechet.J164])" office:value-type="string" office:string-value="cardboard,tableware,cardboard,plate,paper,cup," calcext:value-type="string">
            <text:p>cardboard,tableware,cardboard,plate,paper,cup,</text:p>
          </table:table-cell>
          <table:table-cell table:number-columns-repeated="2"/>
          <table:table-cell table:style-name="ce68" table:formula="of:=JSONDECHETS([Dechet.A164];[Dechet.B164];[Dechet.C164];[Dechet.D164];[Dechet.E164];[Dechet.F164];[Dechet.R164];[Dechet.S164];[Dechet.G164];[Dechet.H164];[Dechet.K164];[Dechet.L164];[Dechet.M164];[Dechet.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H165]);&quot;,&quot;;[Deche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68" table:formula="of:=JSONDECHETS([Dechet.A165];[Dechet.B165];[Dechet.C165];[Dechet.D165];[Dechet.E165];[Dechet.F165];[Dechet.R165];[Dechet.S165];[Dechet.G165];[Dechet.H165];[Dechet.K165];[Dechet.L165];[Dechet.M165];[Dechet.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H166]);&quot;,&quot;;[Deche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68" table:formula="of:=JSONDECHETS([Dechet.A166];[Dechet.B166];[Dechet.C166];[Dechet.D166];[Dechet.E166];[Dechet.F166];[Dechet.R166];[Dechet.S166];[Dechet.G166];[Dechet.H166];[Dechet.K166];[Dechet.L166];[Dechet.M166];[Dechet.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53"/>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velo,bicyclette,skateboard," calcext:value-type="string">
            <text:p>velo,bicyclette,skateboard,</text:p>
          </table:table-cell>
          <table:table-cell table:formula="of:=CONCATENATE(UTILTRANSFORMEENMOTSCLES([Dechet.H167]);&quot;,&quot;;[Dechet.J167])" office:value-type="string" office:string-value="bike,bicycle,bike,skateboard," calcext:value-type="string">
            <text:p>bike,bicycle,bike,skateboard,</text:p>
          </table:table-cell>
          <table:table-cell table:number-columns-repeated="2"/>
          <table:table-cell table:style-name="ce68" table:formula="of:=JSONDECHETS([Dechet.A167];[Dechet.B167];[Dechet.C167];[Dechet.D167];[Dechet.E167];[Dechet.F167];[Dechet.R167];[Dechet.S167];[Dechet.G167];[Dechet.H167];[Dechet.K167];[Dechet.L167];[Dechet.M167];[Dechet.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vetement,bon,etat,pantalon,chemise,pull,veste,jupe,robe," calcext:value-type="string">
            <text:p>vetement,bon,etat,pantalon,chemise,pull,veste,jupe,robe,</text:p>
          </table:table-cell>
          <table:table-cell table:formula="of:=CONCATENATE(UTILTRANSFORMEENMOTSCLES([Dechet.H168]);&quot;,&quot;;[Dechet.J168])" office:value-type="string" office:string-value="clothing,pants,shirt,sweater,jacket,skirt,dress," calcext:value-type="string">
            <text:p>clothing,pants,shirt,sweater,jacket,skirt,dress,</text:p>
          </table:table-cell>
          <table:table-cell table:number-columns-repeated="2"/>
          <table:table-cell table:style-name="ce68" table:formula="of:=JSONDECHETS([Dechet.A168];[Dechet.B168];[Dechet.C168];[Dechet.D168];[Dechet.E168];[Dechet.F168];[Dechet.R168];[Dechet.S168];[Dechet.G168];[Dechet.H168];[Dechet.K168];[Dechet.L168];[Dechet.M168];[Dechet.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H169]);&quot;,&quot;;[Dechet.J169])" office:value-type="string" office:string-value="clothing,pants,shirt,sweater,jacket,skirt,dress," calcext:value-type="string">
            <text:p>clothing,pants,shirt,sweater,jacket,skirt,dress,</text:p>
          </table:table-cell>
          <table:table-cell table:number-columns-repeated="2"/>
          <table:table-cell table:style-name="ce68" table:formula="of:=JSONDECHETS([Dechet.A169];[Dechet.B169];[Dechet.C169];[Dechet.D169];[Dechet.E169];[Dechet.F169];[Dechet.R169];[Dechet.S169];[Dechet.G169];[Dechet.H169];[Dechet.K169];[Dechet.L169];[Dechet.M169];[Dechet.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verre,boire," calcext:value-type="string">
            <text:p>verre,boire,</text:p>
          </table:table-cell>
          <table:table-cell table:formula="of:=CONCATENATE(UTILTRANSFORMEENMOTSCLES([Dechet.H170]);&quot;,&quot;;[Dechet.J170])" office:value-type="string" office:string-value="drinking,glass," calcext:value-type="string">
            <text:p>drinking,glass,</text:p>
          </table:table-cell>
          <table:table-cell table:number-columns-repeated="2"/>
          <table:table-cell table:style-name="ce68" table:formula="of:=JSONDECHETS([Dechet.A170];[Dechet.B170];[Dechet.C170];[Dechet.D170];[Dechet.E170];[Dechet.F170];[Dechet.R170];[Dechet.S170];[Dechet.G170];[Dechet.H170];[Dechet.K170];[Dechet.L170];[Dechet.M170];[Dechet.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vitre," calcext:value-type="string">
            <text:p>vitre,</text:p>
          </table:table-cell>
          <table:table-cell table:formula="of:=CONCATENATE(UTILTRANSFORMEENMOTSCLES([Dechet.H171]);&quot;,&quot;;[Dechet.J171])" office:value-type="string" office:string-value="window," calcext:value-type="string">
            <text:p>window,</text:p>
          </table:table-cell>
          <table:table-cell table:number-columns-repeated="2"/>
          <table:table-cell table:style-name="ce68" table:formula="of:=JSONDECHETS([Dechet.A171];[Dechet.B171];[Dechet.C171];[Dechet.D171];[Dechet.E171];[Dechet.F171];[Dechet.R171];[Dechet.S171];[Dechet.G171];[Dechet.H171];[Dechet.K171];[Dechet.L171];[Dechet.M171];[Dechet.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voiture," calcext:value-type="string">
            <text:p>voiture,</text:p>
          </table:table-cell>
          <table:table-cell table:formula="of:=CONCATENATE(UTILTRANSFORMEENMOTSCLES([Dechet.H172]);&quot;,&quot;;[Dechet.J172])" office:value-type="string" office:string-value="car," calcext:value-type="string">
            <text:p>car,</text:p>
          </table:table-cell>
          <table:table-cell table:number-columns-repeated="2"/>
          <table:table-cell table:style-name="ce68" table:formula="of:=JSONDECHETS([Dechet.A172];[Dechet.B172];[Dechet.C172];[Dechet.D172];[Dechet.E172];[Dechet.F172];[Dechet.R172];[Dechet.S172];[Dechet.G172];[Dechet.H172];[Dechet.K172];[Dechet.L172];[Dechet.M172];[Dechet.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2"/>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36"/>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2"/>
          <table:table-cell table:number-columns-repeated="7"/>
          <table:table-cell office:value-type="string" calcext: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1" table:number-rows-repeated="6">
          <table:table-cell table:number-columns-repeated="259"/>
        </table:table-row>
        <table:table-row table:style-name="ro1">
          <table:table-cell office:value-type="string" calcext:value-type="string">
            <text:p>a</text:p>
          </table:table-cell>
          <table:table-cell table:number-columns-repeated="258"/>
        </table:table-row>
        <table:table-row table:style-name="ro1" table:number-rows-repeated="11">
          <table:table-cell table:number-columns-repeated="259"/>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59"/>
        </table:table-row>
        <table:table-row table:style-name="ro1">
          <table:table-cell table:number-columns-repeated="259"/>
        </table:table-row>
      </table:table>
      <table:table table:name="Docs" table:style-name="ta1" table:print="false">
        <office:forms form:automatic-focus="false" form:apply-design-mode="false"/>
        <table:table-column table:style-name="co1"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4" table:number-columns-repeated="2" table:default-cell-style-name="Default"/>
        <table:table-column table:style-name="co34" table:default-cell-style-name="Default"/>
        <table:table-column table:style-name="co35"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36" table:default-cell-style-name="Default"/>
        <table:table-column table:style-name="co18"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9" table:default-cell-style-name="Default"/>
        <table:table-column table:style-name="co20" table:default-cell-style-name="Default"/>
        <table:table-column table:style-name="co18" table:number-columns-repeated="2"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10" table:default-cell-style-name="Default"/>
        <table:table-column table:style-name="co24" table:default-cell-style-name="Default"/>
        <table:table-column table:style-name="co18" table:number-columns-repeated="3" table:default-cell-style-name="Default"/>
        <table:table-column table:style-name="co25" table:default-cell-style-name="Default"/>
        <table:table-column table:style-name="co18" table:number-columns-repeated="4" table:default-cell-style-name="Default"/>
        <table:table-column table:style-name="co26" table:default-cell-style-name="Default"/>
        <table:table-column table:style-name="co18" table:number-columns-repeated="2"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69" office:value-type="string" calcext:value-type="string">
            <text:p>Description</text:p>
          </table:table-cell>
          <table:table-cell table:style-name="ce69"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1"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0" office:value-type="string" calcext:value-type="string">
            <text:p>Des conseils pour réaliser le compostage. Document complet et précis.</text:p>
          </table:table-cell>
          <table:table-cell table:style-name="ce70"/>
          <table:table-cell table:style-name="ce4" office:value-type="string" calcext:value-type="string">
            <text:p>epeluchure_mini.png</text:p>
          </table:table-cell>
          <table:table-cell table:style-name="ce4"/>
          <table:table-cell table:number-columns-repeated="2"/>
          <table:table-cell table:style-name="ce68"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0"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8"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0" office:value-type="string" calcext:value-type="string">
            <text:p>Annuaire des acteurs de l’économie numérique et sociale sur Nantes.</text:p>
          </table:table-cell>
          <table:table-cell table:style-name="ce70"/>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0" office:value-type="string" calcext:value-type="string">
            <text:p>Créé le 9 janvier 2012</text:p>
          </table:table-cell>
          <table:table-cell table:style-name="ce70"/>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8"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0" office:value-type="string" calcext:value-type="string">
            <text:p>Liste des associations et entreprise de réemploi en Loire-Atlantique</text:p>
          </table:table-cell>
          <table:table-cell table:style-name="ce70"/>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2"/>
          <table:table-cell table:style-name="ce72"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2"/>
          <table:table-cell table:style-name="ce72"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29" table:default-cell-style-name="Default"/>
        <table:table-column table:style-name="co48" table:default-cell-style-name="Default"/>
        <table:table-column table:style-name="co49" table:number-columns-repeated="2" table:default-cell-style-name="Default"/>
        <table:table-column table:style-name="co17" table:default-cell-style-name="Default"/>
        <table:table-column table:style-name="co50" table:default-cell-style-name="Default"/>
        <table:table-column table:style-name="co51" table:default-cell-style-name="Default"/>
        <table:table-column table:style-name="co52" table:number-columns-repeated="17" table:default-cell-style-name="Default"/>
        <table:table-column table:style-name="co29" table:number-columns-repeated="230" table:default-cell-style-name="Default"/>
        <table:table-row table:style-name="ro3">
          <table:table-cell table:style-name="ce73"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4"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3">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Nom_en</text:p>
          </table:table-cell>
          <table:table-cell table:style-name="ce75" office:value-type="string" calcext:value-type="string">
            <text:p>Description</text:p>
          </table:table-cell>
          <table:table-cell table:style-name="ce75" office:value-type="string" calcext:value-type="string">
            <text:p>Description_en</text:p>
          </table:table-cell>
          <table:table-cell table:style-name="ce95" office:value-type="string" calcext:value-type="string">
            <text:p>Fiche</text:p>
          </table:table-cell>
          <table:table-cell table:style-name="ce95" office:value-type="string" calcext:value-type="string">
            <text:p>Fiche OLD</text:p>
          </table:table-cell>
          <table:table-cell table:style-name="ce98" office:value-type="string" calcext:value-type="string">
            <text:p>Date vérif</text:p>
          </table:table-cell>
          <table:table-cell table:style-name="ce98"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5];[Conseil.B5];[Conseil.C5];[Conseil.D5];[Conseil.E5];[Conseil.F5];[Conseil.H5];[Conseil.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5"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5"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6];[Conseil.B6];[Conseil.C6];[Conseil.D6];[Conseil.E6];[Conseil.F6];[Conseil.H6];[Conseil.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7];[Conseil.B7];[Conseil.C7];[Conseil.D7];[Conseil.E7];[Conseil.F7];[Conseil.H7];[Conseil.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8];[Conseil.B8];[Conseil.C8];[Conseil.D8];[Conseil.E8];[Conseil.F8];[Conseil.H8];[Conseil.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9];[Conseil.B9];[Conseil.C9];[Conseil.D9];[Conseil.E9];[Conseil.F9];[Conseil.H9];[Conseil.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99" office:value-type="string" calcext:value-type="string">
            <text:p>Vérif le 03/2013</text:p>
          </table:table-cell>
          <table:table-cell table:style-name="ce64"/>
          <table:table-cell/>
          <table:table-cell table:style-name="ce72" table:formula="of:=JSONCONSEIL([Conseil.A10];[Conseil.B10];[Conseil.C10];[Conseil.D10];[Conseil.E10];[Conseil.F10];[Conseil.H10];[Conseil.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1];[Conseil.B11];[Conseil.C11];[Conseil.D11];[Conseil.E11];[Conseil.F11];[Conseil.H11];[Conseil.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2];[Conseil.B12];[Conseil.C12];[Conseil.D12];[Conseil.E12];[Conseil.F12];[Conseil.H12];[Conseil.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99" office:value-type="string" calcext:value-type="string">
            <text:p>Vérif le 03/2013</text:p>
          </table:table-cell>
          <table:table-cell table:style-name="ce64"/>
          <table:table-cell/>
          <table:table-cell table:style-name="ce72" table:formula="of:=JSONCONSEIL([Conseil.A13];[Conseil.B13];[Conseil.C13];[Conseil.D13];[Conseil.E13];[Conseil.F13];[Conseil.H13];[Conseil.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5"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5"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4];[Conseil.B14];[Conseil.C14];[Conseil.D14];[Conseil.E14];[Conseil.F14];[Conseil.H14];[Conseil.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6"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5];[Conseil.B15];[Conseil.C15];[Conseil.D15];[Conseil.E15];[Conseil.F15];[Conseil.H15];[Conseil.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4" table:number-columns-repeated="2"/>
          <table:table-cell/>
          <table:table-cell table:style-name="ce72" table:formula="of:=JSONCONSEIL([Conseil.A16];[Conseil.B16];[Conseil.C16];[Conseil.D16];[Conseil.E16];[Conseil.F16];[Conseil.H16];[Conseil.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7];[Conseil.B17];[Conseil.C17];[Conseil.D17];[Conseil.E17];[Conseil.F17];[Conseil.H17];[Conseil.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8];[Conseil.B18];[Conseil.C18];[Conseil.D18];[Conseil.E18];[Conseil.F18];[Conseil.H18];[Conseil.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2" office:value-type="string" calcext:value-type="string">
            <text:p>Bouchons métalliques</text:p>
          </table:table-cell>
          <table:table-cell table:style-name="ce82" office:value-type="string" calcext:value-type="string">
            <text:p>Metal plugs</text:p>
          </table:table-cell>
          <table:table-cell table:style-name="ce87" office:value-type="string" calcext:value-type="string">
            <text:p>Les bouchons métalliques peuvent se mettre avec le métal.</text:p>
          </table:table-cell>
          <table:table-cell table:style-name="ce87"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99" office:value-type="string" calcext:value-type="string">
            <text:p>Vérif le 06/2013</text:p>
          </table:table-cell>
          <table:table-cell table:style-name="ce64"/>
          <table:table-cell/>
          <table:table-cell table:style-name="ce72" table:formula="of:=JSONCONSEIL([Conseil.A19];[Conseil.B19];[Conseil.C19];[Conseil.D19];[Conseil.E19];[Conseil.F19];[Conseil.H19];[Conseil.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0];[Conseil.B20];[Conseil.C20];[Conseil.D20];[Conseil.E20];[Conseil.F20];[Conseil.H20];[Conseil.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1];[Conseil.B21];[Conseil.C21];[Conseil.D21];[Conseil.E21];[Conseil.F21];[Conseil.H21];[Conseil.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2];[Conseil.B22];[Conseil.C22];[Conseil.D22];[Conseil.E22];[Conseil.F22];[Conseil.H22];[Conseil.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8" office:value-type="string" calcext:value-type="string">
            <text:p>A base de fibre de canne à sucre, la vaiselle bio-dégradable.</text:p>
          </table:table-cell>
          <table:table-cell table:style-name="ce88"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3];[Conseil.B23];[Conseil.C23];[Conseil.D23];[Conseil.E23];[Conseil.F23];[Conseil.H23];[Conseil.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89" office:value-type="string" calcext:value-type="string">
            <text:p>Selon une étude réalisée en 2007 par Bio Intelligence Service, les piles rechargeables ont jusqu'à 32 fois moins d'impact sur l'environnement que les piles jetables.</text:p>
          </table:table-cell>
          <table:table-cell table:style-name="ce89"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24];[Conseil.B24];[Conseil.C24];[Conseil.D24];[Conseil.E24];[Conseil.F24];[Conseil.H24];[Conseil.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99" office:value-type="string" calcext:value-type="string">
            <text:p>Vérif le 04/2013</text:p>
          </table:table-cell>
          <table:table-cell table:style-name="ce64"/>
          <table:table-cell/>
          <table:table-cell table:style-name="ce72" table:formula="of:=JSONCONSEIL([Conseil.A25];[Conseil.B25];[Conseil.C25];[Conseil.D25];[Conseil.E25];[Conseil.F25];[Conseil.H25];[Conseil.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3">
          <table:table-cell table:style-name="ce76"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89" office:value-type="string" calcext:value-type="string">
            <text:p>Les papiers sales (tachés de nourriture...) sont considérés comme souillés et ne peuvent être recyclés.</text:p>
          </table:table-cell>
          <table:table-cell table:style-name="ce89"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6];[Conseil.B26];[Conseil.C26];[Conseil.D26];[Conseil.E26];[Conseil.F26];[Conseil.H26];[Conseil.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27];[Conseil.B27];[Conseil.C27];[Conseil.D27];[Conseil.E27];[Conseil.F27];[Conseil.H27];[Conseil.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8];[Conseil.B28];[Conseil.C28];[Conseil.D28];[Conseil.E28];[Conseil.F28];[Conseil.H28];[Conseil.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calcext:value-type="string">
            <text:p><text:s/></text:p>
          </table:table-cell>
          <table:table-cell table:style-name="ce6" office:value-type="string" calcext:value-type="string">
            <text:p>fiche_pet</text:p>
          </table:table-cell>
          <table:table-cell table:style-name="ce64" table:number-columns-repeated="2"/>
          <table:table-cell/>
          <table:table-cell table:style-name="ce72" table:formula="of:=JSONCONSEIL([Conseil.A29];[Conseil.B29];[Conseil.C29];[Conseil.D29];[Conseil.E29];[Conseil.F29];[Conseil.H29];[Conseil.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0];[Conseil.B30];[Conseil.C30];[Conseil.D30];[Conseil.E30];[Conseil.F30];[Conseil.H30];[Conseil.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1];[Conseil.B31];[Conseil.C31];[Conseil.D31];[Conseil.E31];[Conseil.F31];[Conseil.H31];[Conseil.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2];[Conseil.B32];[Conseil.C32];[Conseil.D32];[Conseil.E32];[Conseil.F32];[Conseil.H32];[Conseil.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i&gt; and waste &lt;i&gt;' Metal cover '&lt;/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i&gt; and waste &lt;i&gt;' Metal cover '&lt;/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3];[Conseil.B33];[Conseil.C33];[Conseil.D33];[Conseil.E33];[Conseil.F33];[Conseil.H33];[Conseil.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4];[Conseil.B34];[Conseil.C34];[Conseil.D34];[Conseil.E34];[Conseil.F34];[Conseil.H34];[Conseil.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4" office:value-type="string" calcext:value-type="string">
            <text:p><text:s/></text:p>
          </table:table-cell>
          <table:table-cell table:style-name="ce64"/>
          <table:table-cell/>
          <table:table-cell table:style-name="ce72" table:formula="of:=JSONCONSEIL([Conseil.A35];[Conseil.B35];[Conseil.C35];[Conseil.D35];[Conseil.E35];[Conseil.F35];[Conseil.H35];[Conseil.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3">
          <table:table-cell table:style-name="ce77" office:value-type="string" calcext:value-type="string">
            <text:p>cons_recuppdv2</text:p>
          </table:table-cell>
          <table:table-cell table:style-name="ce77" office:value-type="string" calcext:value-type="string">
            <text:p>Les magasins qui les vendent récupèrent : cartouches d'imprimantes, piles, ampoules basse consommation, néon</text:p>
          </table:table-cell>
          <table:table-cell table:style-name="ce77" office:value-type="string" calcext:value-type="string">
            <text:p>Stores that sell them recover: printer cartridges, batteries, energy saving light bulbs, neon</text:p>
          </table:table-cell>
          <table:table-cell table:style-name="ce9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0"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4" office:value-type="string" calcext:value-type="string">
            <text:p><text:s/></text:p>
          </table:table-cell>
          <table:table-cell table:style-name="ce64"/>
          <table:table-cell/>
          <table:table-cell table:style-name="ce72" table:formula="of:=JSONCONSEIL([Conseil.A36];[Conseil.B36];[Conseil.C36];[Conseil.D36];[Conseil.E36];[Conseil.F36];[Conseil.H36];[Conseil.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4" table:number-columns-repeated="2"/>
          <table:table-cell/>
          <table:table-cell table:style-name="ce72" table:formula="of:=JSONCONSEIL([Conseil.A37];[Conseil.B37];[Conseil.C37];[Conseil.D37];[Conseil.E37];[Conseil.F37];[Conseil.H37];[Conseil.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4" table:number-columns-repeated="2"/>
          <table:table-cell/>
          <table:table-cell table:style-name="ce72" table:formula="of:=JSONCONSEIL([Conseil.A38];[Conseil.B38];[Conseil.C38];[Conseil.D38];[Conseil.E38];[Conseil.F38];[Conseil.H38];[Conseil.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1" office:value-type="string" calcext:value-type="string">
            <text:p>La fenêtre en plastique peut être laissée <text:s/>(source : AlloPropreté le 07/08/2013)</text:p>
          </table:table-cell>
          <table:table-cell table:style-name="ce91"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39];[Conseil.B39];[Conseil.C39];[Conseil.D39];[Conseil.E39];[Conseil.F39];[Conseil.H39];[Conseil.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4" table:number-columns-repeated="2"/>
          <table:table-cell/>
          <table:table-cell table:style-name="ce72" table:formula="of:=JSONCONSEIL([Conseil.A40];[Conseil.B40];[Conseil.C40];[Conseil.D40];[Conseil.E40];[Conseil.F40];[Conseil.H40];[Conseil.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8">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99" office:value-type="string" calcext:value-type="string">
            <text:p>Vérif le 04/2013</text:p>
          </table:table-cell>
          <table:table-cell table:style-name="ce64"/>
          <table:table-cell/>
          <table:table-cell table:style-name="ce72" table:formula="of:=JSONCONSEIL([Conseil.A41];[Conseil.B41];[Conseil.C41];[Conseil.D41];[Conseil.E41];[Conseil.F41];[Conseil.H41];[Conseil.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99" office:value-type="string" calcext:value-type="string">
            <text:p>Vérif le 04/2013</text:p>
          </table:table-cell>
          <table:table-cell table:style-name="ce64"/>
          <table:table-cell/>
          <table:table-cell table:style-name="ce72" table:formula="of:=JSONCONSEIL([Conseil.A42];[Conseil.B42];[Conseil.C42];[Conseil.D42];[Conseil.E42];[Conseil.F42];[Conseil.H42];[Conseil.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0" office:value-type="string" calcext:value-type="string">
            <text:p>A VERIFIER</text:p>
          </table:table-cell>
          <table:table-cell table:style-name="ce64"/>
          <table:table-cell/>
          <table:table-cell table:style-name="ce72" table:formula="of:=JSONCONSEIL([Conseil.A43];[Conseil.B43];[Conseil.C43];[Conseil.D43];[Conseil.E43];[Conseil.F43];[Conseil.H43];[Conseil.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0" office:value-type="string" calcext:value-type="string">
            <text:p>A INTEGRER</text:p>
          </table:table-cell>
          <table:table-cell table:style-name="ce64"/>
          <table:table-cell/>
          <table:table-cell table:style-name="ce72" table:formula="of:=JSONCONSEIL([Conseil.A44];[Conseil.B44];[Conseil.C44];[Conseil.D44];[Conseil.E44];[Conseil.F44];[Conseil.H44];[Conseil.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2" table:formula="of:=JSONCONSEIL([Conseil.A45];[Conseil.B45];[Conseil.C45];[Conseil.D45];[Conseil.E45];[Conseil.F45];[Conseil.H45];[Conseil.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2" table:formula="of:=JSONCONSEIL([Conseil.A46];[Conseil.B46];[Conseil.C46];[Conseil.D46];[Conseil.E46];[Conseil.F46];[Conseil.H46];[Conseil.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2" table:formula="of:=JSONCONSEIL([Conseil.A47];[Conseil.B47];[Conseil.C47];[Conseil.D47];[Conseil.E47];[Conseil.F47];[Conseil.H47];[Conseil.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lerelais</text:p>
          </table:table-cell>
          <table:table-cell table:style-name="ce83" office:value-type="string" calcext:value-type="string">
            <text:p>Vous pouvez déposer dans les conteneurs 'Le Relais'</text:p>
          </table:table-cell>
          <table:table-cell table:style-name="ce83"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b&gt;.</text:p>
          </table:table-cell>
          <table:table-cell table:style-name="ce25" office:value-type="string" calcext:value-type="string">
            <text:p><text:s/></text:p>
          </table:table-cell>
          <table:table-cell table:style-name="ce64" office:value-type="string" calcext:value-type="string">
            <text:p>fiche_contvet</text:p>
          </table:table-cell>
          <table:table-cell table:style-name="ce64" table:number-columns-repeated="2"/>
          <table:table-cell/>
          <table:table-cell table:style-name="ce72" table:formula="of:=JSONCONSEIL([Conseil.A48];[Conseil.B48];[Conseil.C48];[Conseil.D48];[Conseil.E48];[Conseil.F48];[Conseil.H48];[Conseil.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sacs</text:p>
          </table:table-cell>
          <table:table-cell table:style-name="ce83" office:value-type="string" calcext:value-type="string">
            <text:p>Rappels sur les sacs</text:p>
          </table:table-cell>
          <table:table-cell table:style-name="ce83"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4"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4" table:number-columns-repeated="2"/>
          <table:table-cell/>
          <table:table-cell table:style-name="ce72" table:formula="of:=JSONCONSEIL([Conseil.A49];[Conseil.B49];[Conseil.C49];[Conseil.D49];[Conseil.E49];[Conseil.F49];[Conseil.H49];[Conseil.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bacs</text:p>
          </table:table-cell>
          <table:table-cell table:style-name="ce83" office:value-type="string" calcext:value-type="string">
            <text:p>Rappels sur les bacs</text:p>
          </table:table-cell>
          <table:table-cell table:style-name="ce83"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4"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4" table:number-columns-repeated="2"/>
          <table:table-cell/>
          <table:table-cell table:style-name="ce72" table:formula="of:=JSONCONSEIL([Conseil.A50];[Conseil.B50];[Conseil.C50];[Conseil.D50];[Conseil.E50];[Conseil.F50];[Conseil.H50];[Conseil.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14h</text:p>
          </table:table-cell>
          <table:table-cell table:style-name="ce83" office:value-type="string" calcext:value-type="string">
            <text:p>Les collectes ont lieu de 6h à 14h</text:p>
          </table:table-cell>
          <table:table-cell table:style-name="ce83"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2" table:formula="of:=JSONCONSEIL([Conseil.A51];[Conseil.B51];[Conseil.C51];[Conseil.D51];[Conseil.E51];[Conseil.F51];[Conseil.H51];[Conseil.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21h</text:p>
          </table:table-cell>
          <table:table-cell table:style-name="ce83" office:value-type="string" calcext:value-type="string">
            <text:p>Les collectes ont lieu de 6h à 21h</text:p>
          </table:table-cell>
          <table:table-cell table:style-name="ce83"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2" table:formula="of:=JSONCONSEIL([Conseil.A52];[Conseil.B52];[Conseil.C52];[Conseil.D52];[Conseil.E52];[Conseil.F52];[Conseil.H52];[Conseil.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proximite</text:p>
          </table:table-cell>
          <table:table-cell table:style-name="ce84" office:value-type="string" calcext:value-type="string">
            <text:p>Des questions ? 0800 800 868</text:p>
          </table:table-cell>
          <table:table-cell table:style-name="ce84" office:value-type="string" calcext:value-type="string">
            <text:p>Questions ? 0800 800 868</text:p>
          </table:table-cell>
          <table:table-cell table:style-name="ce84"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4"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6" office:value-type="string" calcext:value-type="string">
            <text:p>fiche_telephone</text:p>
          </table:table-cell>
          <table:table-cell table:style-name="ce64" table:number-columns-repeated="2"/>
          <table:table-cell/>
          <table:table-cell table:style-name="ce72" table:formula="of:=JSONCONSEIL([Conseil.A53];[Conseil.B53];[Conseil.C53];[Conseil.D53];[Conseil.E53];[Conseil.F53];[Conseil.H53];[Conseil.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2" table:formula="of:=JSONCONSEIL([Conseil.A54];[Conseil.B54];[Conseil.C54];[Conseil.D54];[Conseil.E54];[Conseil.F54];[Conseil.H54];[Conseil.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2" table:formula="of:=JSONCONSEIL([Conseil.A55];[Conseil.B55];[Conseil.C55];[Conseil.D55];[Conseil.E55];[Conseil.F55];[Conseil.H55];[Conseil.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2" table:formula="of:=JSONCONSEIL([Conseil.A56];[Conseil.B56];[Conseil.C56];[Conseil.D56];[Conseil.E56];[Conseil.F56];[Conseil.H56];[Conseil.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2" table:formula="of:=JSONCONSEIL([Conseil.A57];[Conseil.B57];[Conseil.C57];[Conseil.D57];[Conseil.E57];[Conseil.F57];[Conseil.H57];[Conseil.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2" table:formula="of:=JSONCONSEIL([Conseil.A58];[Conseil.B58];[Conseil.C58];[Conseil.D58];[Conseil.E58];[Conseil.F58];[Conseil.H58];[Conseil.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59];[Conseil.B59];[Conseil.C59];[Conseil.D59];[Conseil.E59];[Conseil.F59];[Conseil.H59];[Conseil.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60];[Conseil.B60];[Conseil.C60];[Conseil.D60];[Conseil.E60];[Conseil.F60];[Conseil.H60];[Conseil.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61];[Conseil.B61];[Conseil.C61];[Conseil.D61];[Conseil.E61];[Conseil.F61];[Conseil.H61];[Conseil.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7"/>
          <table:table-cell table:style-name="ce64" office:value-type="string" calcext:value-type="string">
            <text:p>Vérif le 09/2015</text:p>
          </table:table-cell>
          <table:table-cell table:style-name="ce64"/>
          <table:table-cell/>
          <table:table-cell table:style-name="ce72" table:formula="of:=JSONCONSEIL([Conseil.A62];[Conseil.B62];[Conseil.C62];[Conseil.D62];[Conseil.E62];[Conseil.F62];[Conseil.H62];[Conseil.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3">
          <table:table-cell table:number-columns-repeated="3"/>
          <table:table-cell table:style-name="ce92"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1"/>
          <table:table-cell office:value-type="string" calcext:value-type="string">
            <text:p><text:s/></text:p>
          </table:table-cell>
          <table:table-cell table:number-columns-repeated="246"/>
        </table:table-row>
        <table:table-row table:style-name="ro3">
          <table:table-cell table:number-columns-repeated="11"/>
          <table:table-cell table:style-name="ce101"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3"/>
          <table:table-cell table:number-columns-repeated="2"/>
          <table:table-cell table:style-name="ce72"/>
          <table:table-cell table:number-columns-repeated="247"/>
        </table:table-row>
        <table:table-row table:style-name="ro3" table:number-rows-repeated="65478">
          <table:table-cell table:number-columns-repeated="258"/>
        </table:table-row>
        <table:table-row table:style-name="ro9">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2" table:print="false">
        <office:forms form:automatic-focus="false" form:apply-design-mode="false"/>
        <table:table-column table:style-name="co53" table:default-cell-style-name="Default"/>
        <table:table-column table:style-name="co54" table:default-cell-style-name="Default"/>
        <table:table-column table:style-name="co10"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0" table:default-cell-style-name="Default"/>
        <table:table-column table:style-name="co60" table:default-cell-style-name="Default"/>
        <table:table-column table:style-name="co50" table:default-cell-style-name="Default"/>
        <table:table-column table:style-name="co61" table:default-cell-style-name="Default"/>
        <table:table-column table:style-name="co29" table:default-cell-style-name="Default"/>
        <table:table-column table:style-name="co62" table:default-cell-style-name="Default"/>
        <table:table-column table:style-name="co63" table:default-cell-style-name="Default"/>
        <table:table-column table:style-name="co64" table:number-columns-repeated="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29" table:number-columns-repeated="233" table:default-cell-style-name="Default"/>
        <table:table-row table:style-name="ro3">
          <table:table-cell table:style-name="ce73" office:value-type="string" calcext:value-type="string" table:number-columns-spanned="9" table:number-rows-spanned="1">
            <text:p>FAQ</text:p>
          </table:table-cell>
          <table:covered-table-cell table:number-columns-repeated="3" table:style-name="ce73"/>
          <table:covered-table-cell table:number-columns-repeated="5"/>
          <table:table-cell table:number-columns-repeated="254"/>
        </table:table-row>
        <table:table-row table:style-name="ro3">
          <table:table-cell table:style-name="ce74" office:value-type="string" calcext:value-type="string" table:number-columns-spanned="9" table:number-rows-spanned="1">
            <text:p>Commentaires associés à un élément de l'application.</text:p>
          </table:table-cell>
          <table:covered-table-cell table:number-columns-repeated="3" table:style-name="ce74"/>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2" office:value-type="string" calcext:value-type="string">
            <text:p>Code</text:p>
          </table:table-cell>
          <table:table-cell table:style-name="ce102" office:value-type="string" calcext:value-type="string">
            <text:p>Type</text:p>
          </table:table-cell>
          <table:table-cell table:style-name="ce102" office:value-type="string" calcext:value-type="string">
            <text:p>Auteurs</text:p>
          </table:table-cell>
          <table:table-cell table:style-name="ce102" office:value-type="string" calcext:value-type="string">
            <text:p>Dates</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4" office:value-type="string" calcext:value-type="string">
            <text:p>dec_papierCadeau,dec_papierPeint</text:p>
          </table:table-cell>
          <table:table-cell/>
          <table:table-cell table:style-name="ce72" table:formula="of:=JSON_COMMENTAIRE([Commentaire.A5];[Commentaire.B5];[Commentaire.C5];[Commentaire.D5];[Commentaire.E5];[Commentaire.F5];[Commentaire.G5];[Commentaire.H5];[Commentaire.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2" table:formula="of:=JSON_COMMENTAIRE([Commentaire.A6];[Commentaire.B6];[Commentaire.C6];[Commentaire.D6];[Commentaire.E6];[Commentaire.F6];[Commentaire.G6];[Commentaire.H6];[Commentaire.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2" table:formula="of:=JSON_COMMENTAIRE([Commentaire.A7];[Commentaire.B7];[Commentaire.C7];[Commentaire.D7];[Commentaire.E7];[Commentaire.F7];[Commentaire.G7];[Commentaire.H7];[Commentaire.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2" table:formula="of:=JSON_COMMENTAIRE([Commentaire.A8];[Commentaire.B8];[Commentaire.C8];[Commentaire.D8];[Commentaire.E8];[Commentaire.F8];[Commentaire.G8];[Commentaire.H8];[Commentaire.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2" table:formula="of:=JSON_COMMENTAIRE([Commentaire.A9];[Commentaire.B9];[Commentaire.C9];[Commentaire.D9];[Commentaire.E9];[Commentaire.F9];[Commentaire.G9];[Commentaire.H9];[Commentaire.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2" table:formula="of:=JSON_COMMENTAIRE([Commentaire.A10];[Commentaire.B10];[Commentaire.C10];[Commentaire.D10];[Commentaire.E10];[Commentaire.F10];[Commentaire.G10];[Commentaire.H10];[Commentaire.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2" table:formula="of:=JSON_COMMENTAIRE([Commentaire.A11];[Commentaire.B11];[Commentaire.C11];[Commentaire.D11];[Commentaire.E11];[Commentaire.F11];[Commentaire.G11];[Commentaire.H11];[Commentaire.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2" table:formula="of:=JSON_COMMENTAIRE([Commentaire.A12];[Commentaire.B12];[Commentaire.C12];[Commentaire.D12];[Commentaire.E12];[Commentaire.F12];[Commentaire.G12];[Commentaire.H12];[Commentaire.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2" table:formula="of:=JSON_COMMENTAIRE([Commentaire.A13];[Commentaire.B13];[Commentaire.C13];[Commentaire.D13];[Commentaire.E13];[Commentaire.F13];[Commentaire.G13];[Commentaire.H13];[Commentaire.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7" office:value-type="string" calcext:value-type="string">
            <text:p>dec_bouteilleGaz</text:p>
          </table:table-cell>
          <table:table-cell/>
          <table:table-cell table:style-name="ce72" table:formula="of:=JSON_COMMENTAIRE([Commentaire.A14];[Commentaire.B14];[Commentaire.C14];[Commentaire.D14];[Commentaire.E14];[Commentaire.F14];[Commentaire.G14];[Commentaire.H14];[Commentaire.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2" table:formula="of:=JSON_COMMENTAIRE([Commentaire.A15];[Commentaire.B15];[Commentaire.C15];[Commentaire.D15];[Commentaire.E15];[Commentaire.F15];[Commentaire.G15];[Commentaire.H15];[Commentaire.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97" office:value-type="string" calcext:value-type="string">
            <text:p>stco_reemploi35,stco_reemploi51</text:p>
          </table:table-cell>
          <table:table-cell/>
          <table:table-cell table:style-name="ce72" table:formula="of:=JSON_COMMENTAIRE([Commentaire.A16];[Commentaire.B16];[Commentaire.C16];[Commentaire.D16];[Commentaire.E16];[Commentaire.F16];[Commentaire.G16];[Commentaire.H16];[Commentaire.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3">
          <table:table-cell table:style-name="ce97" office:value-type="string" calcext:value-type="string">
            <text:p>fac_coucheBebe</text:p>
          </table:table-cell>
          <table:table-cell table:style-name="ce20" office:value-type="string" calcext:value-type="string">
            <text:p>dechet</text:p>
          </table:table-cell>
          <table:table-cell table:style-name="ce94" office:value-type="string" calcext:value-type="string">
            <text:p>Chris-ren</text:p>
          </table:table-cell>
          <table:table-cell table:style-name="ce103"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97" office:value-type="string" calcext:value-type="string">
            <text:p>dec_coucheBebe</text:p>
          </table:table-cell>
          <table:table-cell/>
          <table:table-cell table:style-name="ce72" table:formula="of:=JSON_COMMENTAIRE([Commentaire.A17];[Commentaire.B17];[Commentaire.C17];[Commentaire.D17];[Commentaire.E17];[Commentaire.F17];[Commentaire.G17];[Commentaire.H17];[Commentaire.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97" office:value-type="string" calcext:value-type="string">
            <text:p>dec_miroir,dec_porcelaine,dec_poterie,dec_vaisselleVerrePorcelaine,dec_vitre</text:p>
          </table:table-cell>
          <table:table-cell/>
          <table:table-cell table:style-name="ce72" table:formula="of:=JSON_COMMENTAIRE([Commentaire.A18];[Commentaire.B18];[Commentaire.C18];[Commentaire.D18];[Commentaire.E18];[Commentaire.F18];[Commentaire.G18];[Commentaire.H18];[Commentaire.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2"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2"/>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2"/>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101"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3"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number-columns-repeated="3"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62" table:number-columns-repeated="3" table:default-cell-style-name="Default"/>
        <table:table-column table:style-name="co29" table:number-columns-repeated="233" table:default-cell-style-name="Default"/>
        <table:table-row table:style-name="ro1">
          <table:table-cell table:style-name="ce73" office:value-type="string" calcext:value-type="string" table:number-columns-spanned="6" table:number-rows-spanned="1">
            <text:p>Fiches</text:p>
          </table:table-cell>
          <table:covered-table-cell table:number-columns-repeated="5"/>
          <table:table-cell table:number-columns-repeated="6"/>
          <table:table-cell table:style-name="ce115"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calcext:value-type="string">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calcext:value-type="string">
            <text:p><text:s/></text:p>
          </table:table-cell>
          <table:table-cell table:number-columns-repeated="245"/>
        </table:table-row>
        <table:table-row table:style-name="ro13">
          <table:table-cell table:style-name="ce74"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3">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en</text:p>
          </table:table-cell>
          <table:table-cell table:style-name="ce64" office:value-type="string" calcext:value-type="string">
            <text:p>_Bouton</text:p>
          </table:table-cell>
          <table:table-cell table:number-columns-repeated="3"/>
          <table:table-cell table:style-name="ce67" office:value-type="string" calcext:value-type="string">
            <text:p><text:span text:style-name="T1">var</text:span><text:span text:style-name="T2"> _infosDatas = [</text:span></text:p>
          </table:table-cell>
          <table:table-cell table:style-name="ce101"/>
          <table:table-cell table:number-columns-repeated="245"/>
        </table:table-row>
        <table:table-row table:style-name="ro7">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images_non_libr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4" office:value-type="string" calcext:value-type="string">
            <text:p>fiche</text:p>
          </table:table-cell>
          <table:table-cell table:number-columns-repeated="3"/>
          <table:table-cell table:style-name="ce116" table:formula="of:=JSONFICHE([Fiches.A5];[Fiches.B5];[Fiches.C5];[Fiches.D5];[Fiches.E5];[Fiches.F5];[Fiches.G5];[Fiches.H6];[Fiches.I5])" office:value-type="string" office:string-value="{&quot;code&quot;:&quot;fiche_aremacs&quot;,&quot;nom&quot;:&quot;Aremacs&quot;,&quot;nom_en&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images_non_libr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images_non_libres/aremacs_mini.png&quot;,&quot;mots_cles&quot;:&quot;aremacs,fete,evenement&quot;,&quot;mots_cles_en&quot;:&quot;bins,yellow,blue&quot;}," calcext:value-type="string">
            <text:p>{"code":"fiche_aremacs","nom":"Aremacs","nom_en":"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images_non_libr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images_non_libres/aremacs_mini.png","mots_cles":"aremacs,fete,evenement","mots_cles_en":"bins,yellow,blue"},</text:p>
          </table:table-cell>
          <table:table-cell table:style-name="ce101" office:value-type="string" calcext:value-type="string">
            <text:p><text:s/></text:p>
          </table:table-cell>
          <table:table-cell table:number-columns-repeated="245"/>
        </table:table-row>
        <table:table-row table:style-name="ro14">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4" office:value-type="string" calcext:value-type="string">
            <text:p>fiche</text:p>
          </table:table-cell>
          <table:table-cell table:number-columns-repeated="3"/>
          <table:table-cell table:style-name="ce116"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bacs_jaune_et_bleu.png","mots_cles":"bacs,jaunes,bleus","mots_cles_en":"caps,love"},</text:p>
          </table:table-cell>
          <table:table-cell table:style-name="ce101" office:value-type="string" calcext:value-type="string">
            <text:p><text:s/></text:p>
          </table:table-cell>
          <table:table-cell table:number-columns-repeated="245"/>
        </table:table-row>
        <table:table-row table:style-name="ro15">
          <table:table-cell table:style-name="ce6" office:value-type="string" calcext:value-type="string">
            <text:p>fiche_bouchon_amour</text:p>
          </table:table-cell>
          <table:table-cell table:style-name="ce6" office:value-type="string" calcext:value-type="string">
            <text:p>Bouchons d'amour</text:p>
          </table:table-cell>
          <table:table-cell table:style-name="ce76" office:value-type="string" calcext:value-type="string">
            <text:p>Bouchons d'amour</text:p>
          </table:table-cell>
          <table:table-cell table:style-name="ce10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4" office:value-type="string" calcext:value-type="string">
            <text:p>fiche</text:p>
          </table:table-cell>
          <table:table-cell table:number-columns-repeated="3"/>
          <table:table-cell table:style-name="ce116"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1" office:value-type="string" calcext:value-type="string">
            <text:p><text:s/></text:p>
          </table:table-cell>
          <table:table-cell table:number-columns-repeated="245"/>
        </table:table-row>
        <table:table-row table:style-name="ro16">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08"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08"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4" office:value-type="string" calcext:value-type="string">
            <text:p>fiche</text:p>
          </table:table-cell>
          <table:table-cell table:number-columns-repeated="3"/>
          <table:table-cell table:style-name="ce116"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encombrant_mini.png&quot;,&quot;mots_cles&quot;:&quot;collecte,encombrant&quot;,&quot;mots_cles_en&quot;:&quot;collection,bulky&quot;}," calcext:value-type="string">
            <text:p>{"code":"fiche_encombrant","nom":"Collecte des encombrants","nom_en":"Collection of bulky","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encombrant_mini.png","mots_cles":"collecte,encombrant","mots_cles_en":"collection,bulky"},</text:p>
          </table:table-cell>
          <table:table-cell table:style-name="ce101" office:value-type="string" calcext:value-type="string">
            <text:p><text:s/></text:p>
          </table:table-cell>
          <table:table-cell table:number-columns-repeated="245"/>
        </table:table-row>
        <table:table-row table:style-name="ro17">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4" office:value-type="string" calcext:value-type="string">
            <text:p>fiche</text:p>
          </table:table-cell>
          <table:table-cell table:number-columns-repeated="3"/>
          <table:table-cell table:style-name="ce116"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01" office:value-type="string" calcext:value-type="string">
            <text:p><text:s/></text:p>
          </table:table-cell>
          <table:table-cell table:number-columns-repeated="245"/>
        </table:table-row>
        <table:table-row table:style-name="ro18">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images_non_libr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4" office:value-type="string" calcext:value-type="string">
            <text:p>fiche</text:p>
          </table:table-cell>
          <table:table-cell table:number-columns-repeated="3"/>
          <table:table-cell table:style-name="ce116"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images_non_libres/logo_compostri_mini.png&quot;,&quot;mots_cles&quot;:&quot;compostri&quot;,&quot;mots_cles_en&quot;:&quot;container,packaging,newspaper,magazine&quot;}," calcext:value-type="string">
            <text:p>{"code":"fiche_compostri","nom":"Compostri","nom_en":"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images_non_libres/logo_compostri_mini.png","mots_cles":"compostri","mots_cles_en":"container,packaging,newspaper,magazine"},</text:p>
          </table:table-cell>
          <table:table-cell table:style-name="ce101"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9">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embal. journ.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4" office:value-type="string" calcext:value-type="string">
            <text:p>fiche</text:p>
          </table:table-cell>
          <table:table-cell table:number-columns-repeated="3"/>
          <table:table-cell table:style-name="ce116"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1" office:value-type="string" calcext:value-type="string">
            <text:p><text:s/></text:p>
          </table:table-cell>
          <table:table-cell table:number-columns-repeated="245"/>
        </table:table-row>
        <table:table-row table:style-name="ro17">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4" office:value-type="string" calcext:value-type="string">
            <text:p>fiche</text:p>
          </table:table-cell>
          <table:table-cell table:number-columns-repeated="3"/>
          <table:table-cell table:style-name="ce116"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1" office:value-type="string" calcext:value-type="string">
            <text:p><text:s/></text:p>
          </table:table-cell>
          <table:table-cell table:number-columns-repeated="245"/>
        </table:table-row>
        <table:table-row table:style-name="ro20">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4" office:value-type="string" calcext:value-type="string">
            <text:p>fiche</text:p>
          </table:table-cell>
          <table:table-cell table:number-columns-repeated="3"/>
          <table:table-cell table:style-name="ce116"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1" office:value-type="string" calcext:value-type="string">
            <text:p><text:s/></text:p>
          </table:table-cell>
          <table:table-cell table:number-columns-repeated="245"/>
        </table:table-row>
        <table:table-row table:style-name="ro21">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4" office:value-type="string" calcext:value-type="string">
            <text:p>fiche</text:p>
          </table:table-cell>
          <table:table-cell table:number-columns-repeated="3"/>
          <table:table-cell table:style-name="ce116"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1" office:value-type="string" calcext:value-type="string">
            <text:p><text:s/></text:p>
          </table:table-cell>
          <table:table-cell table:number-columns-repeated="245"/>
        </table:table-row>
        <table:table-row table:style-name="ro19">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4" office:value-type="string" calcext:value-type="string">
            <text:p>fiche</text:p>
          </table:table-cell>
          <table:table-cell table:number-columns-repeated="3"/>
          <table:table-cell table:style-name="ce116"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1" office:value-type="string" calcext:value-type="string">
            <text:p><text:s/></text:p>
          </table:table-cell>
          <table:table-cell table:number-columns-repeated="245"/>
        </table:table-row>
        <table:table-row table:style-name="ro22">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4" office:value-type="string" calcext:value-type="string">
            <text:p>fiche</text:p>
          </table:table-cell>
          <table:table-cell table:number-columns-repeated="3"/>
          <table:table-cell table:style-name="ce116"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1" office:value-type="string" calcext:value-type="string">
            <text:p><text:s/></text:p>
          </table:table-cell>
          <table:table-cell table:number-columns-repeated="245"/>
        </table:table-row>
        <table:table-row table:style-name="ro23">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4" office:value-type="string" calcext:value-type="string">
            <text:p>fiche</text:p>
          </table:table-cell>
          <table:table-cell table:number-columns-repeated="3"/>
          <table:table-cell table:style-name="ce116"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ecopoint_viarme_mini.png&quot;,&quot;mots_cles&quot;:&quot;decheteries,ecopoint&quot;,&quot;mots_cles_en&quot;:&quot;decheteries,ecopoint&quot;}," calcext:value-type="string">
            <text:p>{"code":"fiche_ecopoint","nom":"Déchèteries / écopoint","nom_en":"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ecopoint_viarme_mini.png","mots_cles":"decheteries,ecopoint","mots_cles_en":"decheteries,ecopoint"},</text:p>
          </table:table-cell>
          <table:table-cell table:style-name="ce101" office:value-type="string" calcext:value-type="string">
            <text:p><text:s/></text:p>
          </table:table-cell>
          <table:table-cell table:number-columns-repeated="245"/>
        </table:table-row>
        <table:table-row table:style-name="ro24">
          <table:table-cell table:style-name="ce76"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4" office:value-type="string" calcext:value-type="string">
            <text:p>fiche</text:p>
          </table:table-cell>
          <table:table-cell table:number-columns-repeated="3"/>
          <table:table-cell table:style-name="ce116"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1" office:value-type="string" calcext:value-type="string">
            <text:p><text:s/></text:p>
          </table:table-cell>
          <table:table-cell table:number-columns-repeated="245"/>
        </table:table-row>
        <table:table-row table:style-name="ro10">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2" office:value-type="string" calcext:value-type="string">
            <text:p>images_externes_libres/portrait_eugene_poubelle_mini.png</text:p>
          </table:table-cell>
          <table:table-cell table:number-columns-repeated="2" table:style-name="ce112" office:value-type="string" calcext:value-type="string">
            <text:p>eugène,poubelle</text:p>
          </table:table-cell>
          <table:table-cell table:style-name="ce64" office:value-type="string" calcext:value-type="string">
            <text:p>fiche</text:p>
          </table:table-cell>
          <table:table-cell table:number-columns-repeated="3"/>
          <table:table-cell table:style-name="ce116"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1" office:value-type="string" calcext:value-type="string">
            <text:p><text:s/></text:p>
          </table:table-cell>
          <table:table-cell table:number-columns-repeated="245"/>
        </table:table-row>
        <table:table-row table:style-name="ro25">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0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0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3" office:value-type="string" calcext:value-type="string">
            <text:p><text:span text:style-name="T6">images_non_libres/</text:span><text:span text:style-name="T7">logo_contribution_mini.png</text:span></text:p>
          </table:table-cell>
          <table:table-cell table:style-name="ce113"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4" office:value-type="string" calcext:value-type="string">
            <text:p>fiche</text:p>
          </table:table-cell>
          <table:table-cell table:number-columns-repeated="3"/>
          <table:table-cell table:style-name="ce116"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1" office:value-type="string" calcext:value-type="string">
            <text:p><text:s/></text:p>
          </table:table-cell>
          <table:table-cell table:number-columns-repeated="245"/>
        </table:table-row>
        <table:table-row table:style-name="ro26">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0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0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4" office:value-type="string" calcext:value-type="string">
            <text:p>fiche</text:p>
          </table:table-cell>
          <table:table-cell table:number-columns-repeated="3"/>
          <table:table-cell table:style-name="ce116"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1" office:value-type="string" calcext:value-type="string">
            <text:p><text:s/></text:p>
          </table:table-cell>
          <table:table-cell table:number-columns-repeated="245"/>
        </table:table-row>
        <table:table-row table:style-name="ro27">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09"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09"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logo_mieuxtrieranantes.png</text:p>
          </table:table-cell>
          <table:table-cell table:style-name="ce6" office:value-type="string" calcext:value-type="string">
            <text:p>mieux,trier,nantes</text:p>
          </table:table-cell>
          <table:table-cell table:style-name="ce114" office:value-type="string" calcext:value-type="string">
            <text:p>mieux,trier,nantes</text:p>
          </table:table-cell>
          <table:table-cell table:style-name="ce64" office:value-type="string" calcext:value-type="string">
            <text:p>fiche</text:p>
          </table:table-cell>
          <table:table-cell table:number-columns-repeated="3"/>
          <table:table-cell table:style-name="ce116"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logo_mieuxtrieranantes.png","mots_cles":"mieux,trier,nantes","mots_cles_en":"mieux,trier,nantes"},</text:p>
          </table:table-cell>
          <table:table-cell table:style-name="ce101" office:value-type="string" calcext:value-type="string">
            <text:p><text:s/></text:p>
          </table:table-cell>
          <table:table-cell table:number-columns-repeated="245"/>
        </table:table-row>
        <table:table-row table:style-name="ro28">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0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0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images_non_libr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4" office:value-type="string" calcext:value-type="string">
            <text:p>fiche</text:p>
          </table:table-cell>
          <table:table-cell table:number-columns-repeated="3"/>
          <table:table-cell table:style-name="ce116"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images_non_libr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images_non_libres/logo_plasticpickup.png","mots_cles":"plastique,pp,plastic,pickup,oceane,reze","mots_cles_en":"pp,plastic,pickup,oceane,reze"},</text:p>
          </table:table-cell>
          <table:table-cell table:style-name="ce101" office:value-type="string" calcext:value-type="string">
            <text:p><text:s/></text:p>
          </table:table-cell>
          <table:table-cell table:number-columns-repeated="245"/>
        </table:table-row>
        <table:table-row table:style-name="ro29">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09"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109"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text:span text:style-name="T8">images_non_libres/</text:span>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4" office:value-type="string" calcext:value-type="string">
            <text:p>fiche</text:p>
          </table:table-cell>
          <table:table-cell table:number-columns-repeated="3"/>
          <table:table-cell table:style-name="ce116"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images_non_libr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images_non_libres/logo_plus2vers.png","mots_cles":"plus2vers,echange,lombrics","mots_cles_en":"plus2vers,exchange,earthworms"},</text:p>
          </table:table-cell>
          <table:table-cell table:style-name="ce101" office:value-type="string" calcext:value-type="string">
            <text:p><text:s/></text:p>
          </table:table-cell>
          <table:table-cell table:number-columns-repeated="245"/>
        </table:table-row>
        <table:table-row table:style-name="ro30">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4" office:value-type="string" calcext:value-type="string">
            <text:p>fiche</text:p>
          </table:table-cell>
          <table:table-cell table:number-columns-repeated="3"/>
          <table:table-cell table:style-name="ce116"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1" office:value-type="string" calcext:value-type="string">
            <text:p><text:s/></text:p>
          </table:table-cell>
          <table:table-cell table:number-columns-repeated="245"/>
        </table:table-row>
        <table:table-row table:style-name="ro29">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0"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4" office:value-type="string" calcext:value-type="string">
            <text:p>fiche</text:p>
          </table:table-cell>
          <table:table-cell table:number-columns-repeated="3"/>
          <table:table-cell table:style-name="ce116"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01" office:value-type="string" calcext:value-type="string">
            <text:p><text:s/></text:p>
          </table:table-cell>
          <table:table-cell table:number-columns-repeated="245"/>
        </table:table-row>
        <table:table-row table:style-name="ro31">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1"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4" office:value-type="string" calcext:value-type="string">
            <text:p>fiche</text:p>
          </table:table-cell>
          <table:table-cell table:number-columns-repeated="3"/>
          <table:table-cell table:style-name="ce116"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1" office:value-type="string" calcext:value-type="string">
            <text:p><text:s/></text:p>
          </table:table-cell>
          <table:table-cell table:number-columns-repeated="245"/>
        </table:table-row>
        <table:table-row table:style-name="ro32">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3"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images_non_libres/association_arbres.png' /&gt;&lt;BR/&gt;</text:p>
          </table:table-cell>
          <table:table-cell table:style-name="ce18" office:value-type="string" calcext:value-type="string">
            <text:p>images_non_libr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4" office:value-type="string" calcext:value-type="string">
            <text:p>fiche</text:p>
          </table:table-cell>
          <table:table-cell table:number-columns-repeated="3"/>
          <table:table-cell table:style-name="ce116"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images_non_libres/association_arbres.png' /&gt;&lt;BR/&gt;&quot;,&quot;bouton&quot;:&quot;fiche&quot;,&quot;image&quot;:&quot;images_non_libr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images_non_libres/association_arbres.png' /&gt;&lt;BR/&gt;","bouton":"fiche","image":"images_non_libres/association_arbres_mini.png","mots_cles":"recyclage,en,entreprise","mots_cles_en":"recyclingincompany"},</text:p>
          </table:table-cell>
          <table:table-cell table:style-name="ce101" office:value-type="string" calcext:value-type="string">
            <text:p><text:s/></text:p>
          </table:table-cell>
          <table:table-cell table:number-columns-repeated="245"/>
        </table:table-row>
        <table:table-row table:style-name="ro33">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4" office:value-type="string" calcext:value-type="string">
            <text:p>fiche</text:p>
          </table:table-cell>
          <table:table-cell table:number-columns-repeated="3"/>
          <table:table-cell table:style-name="ce116"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1" office:value-type="string" calcext:value-type="string">
            <text:p><text:s/></text:p>
          </table:table-cell>
          <table:table-cell table:number-columns-repeated="245"/>
        </table:table-row>
        <table:table-row table:style-name="ro34">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0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0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4" office:value-type="string" calcext:value-type="string">
            <text:p>fiche</text:p>
          </table:table-cell>
          <table:table-cell table:number-columns-repeated="3"/>
          <table:table-cell table:style-name="ce116"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1" office:value-type="string" calcext:value-type="string">
            <text:p><text:s/></text:p>
          </table:table-cell>
          <table:table-cell table:number-columns-repeated="245"/>
        </table:table-row>
        <table:table-row table:style-name="ro23">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4" office:value-type="string" calcext:value-type="string">
            <text:p>fiche</text:p>
          </table:table-cell>
          <table:table-cell table:number-columns-repeated="3"/>
          <table:table-cell table:style-name="ce116"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1" office:value-type="string" calcext:value-type="string">
            <text:p><text:s/></text:p>
          </table:table-cell>
          <table:table-cell table:number-columns-repeated="245"/>
        </table:table-row>
        <table:table-row table:style-name="ro35">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4" office:value-type="string" calcext:value-type="string">
            <text:p>fiche</text:p>
          </table:table-cell>
          <table:table-cell table:number-columns-repeated="3"/>
          <table:table-cell table:style-name="ce116"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1" office:value-type="string" calcext:value-type="string">
            <text:p><text:s/></text:p>
          </table:table-cell>
          <table:table-cell table:number-columns-repeated="245"/>
        </table:table-row>
        <table:table-row table:style-name="ro2">
          <table:table-cell table:style-name="ce20" office:value-type="string" calcext:value-type="string">
            <text:p>fiche_reprise</text:p>
          </table:table-cell>
          <table:table-cell table:style-name="ce20" office:value-type="string" calcext:value-type="string">
            <text:p>Reprise magasins</text:p>
          </table:table-cell>
          <table:table-cell table:style-name="ce105"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4" office:value-type="string" calcext:value-type="string">
            <text:p>fiche</text:p>
          </table:table-cell>
          <table:table-cell table:number-columns-repeated="3"/>
          <table:table-cell table:style-name="ce116"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1" office:value-type="string" calcext:value-type="string">
            <text:p><text:s/></text:p>
          </table:table-cell>
          <table:table-cell table:number-columns-repeated="245"/>
        </table:table-row>
        <table:table-row table:style-name="ro36">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0"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10" office:value-type="string" calcext:value-type="string">
            <text:p>&lt;IMG src='resources/imag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8" office:value-type="string" calcext:value-type="string">
            <text:p>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4" office:value-type="string" calcext:value-type="string">
            <text:p>fiche</text:p>
          </table:table-cell>
          <table:table-cell table:number-columns-repeated="3"/>
          <table:table-cell table:style-name="ce116"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descr_en&quot;:&quot;&lt;IMG src='resources/imag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quot;,&quot;bouton&quot;:&quot;fiche&quot;,&quot;image&quot;:&quot;sacs_jaune_et_bleu.png&quot;,&quot;mots_cles&quot;:&quot;sacs,jaunes,bleus&quot;,&quot;mots_cles_en&quot;:&quot;bags,yellow,blue&quot;}," calcext:value-type="string">
            <text:p>{"code":"fiche_sacjaune","nom":"Sacs jaunes et bleus","nom_en":"Yellow and blue bag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descr_en":"&lt;IMG src='resources/imag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bouton":"fiche","image":"sacs_jaune_et_bleu.png","mots_cles":"sacs,jaunes,bleus","mots_cles_en":"bags,yellow,blue"},</text:p>
          </table:table-cell>
          <table:table-cell table:style-name="ce101" office:value-type="string" calcext:value-type="string">
            <text:p><text:s/></text:p>
          </table:table-cell>
          <table:table-cell table:number-columns-repeated="245"/>
        </table:table-row>
        <table:table-row table:style-name="ro18">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0"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0"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images_non_libr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4" office:value-type="string" calcext:value-type="string">
            <text:p>fiche</text:p>
          </table:table-cell>
          <table:table-cell table:number-columns-repeated="3"/>
          <table:table-cell table:style-name="ce117"/>
          <table:table-cell table:style-name="ce101" office:value-type="string" calcext:value-type="string">
            <text:p><text:s/></text:p>
          </table:table-cell>
          <table:table-cell table:number-columns-repeated="245"/>
        </table:table-row>
        <table:table-row table:style-name="ro37">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0"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0"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4" office:value-type="string" calcext:value-type="string">
            <text:p>fiche</text:p>
          </table:table-cell>
          <table:table-cell table:number-columns-repeated="3"/>
          <table:table-cell table:style-name="ce116"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1" office:value-type="string" calcext:value-type="string">
            <text:p><text:s/></text:p>
          </table:table-cell>
          <table:table-cell table:number-columns-repeated="245"/>
        </table:table-row>
        <table:table-row table:style-name="ro38">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en-ciel Factory</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4" office:value-type="string" calcext:value-type="string">
            <text:p>fiche</text:p>
          </table:table-cell>
          <table:table-cell table:number-columns-repeated="3"/>
          <table:table-cell table:style-name="ce116"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usine_arcenciel_mini.png&quot;,&quot;mots_cles&quot;:&quot;usine,arc,ciel,arc,ciel,coueron&quot;,&quot;mots_cles_en&quot;:&quot;factory,arc,ciel,coueron&quot;}," calcext:value-type="string">
            <text:p>{"code":"fiche_arcenciel","nom":"Usine Arc-en-ciel","nom_en":"Arc-en-ciel Factory","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usine_arcenciel_mini.png","mots_cles":"usine,arc,ciel,arc,ciel,coueron","mots_cles_en":"factory,arc,ciel,coueron"},</text:p>
          </table:table-cell>
          <table:table-cell table:style-name="ce101" office:value-type="string" calcext:value-type="string">
            <text:p><text:s/></text:p>
          </table:table-cell>
          <table:table-cell table:number-columns-repeated="245"/>
        </table:table-row>
        <table:table-row table:style-name="ro39">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4" office:value-type="string" calcext:value-type="string">
            <text:p>fiche</text:p>
          </table:table-cell>
          <table:table-cell table:number-columns-repeated="3"/>
          <table:table-cell table:style-name="ce118"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images_non_libres/usine_valorena.png&quot;,&quot;mots_cles&quot;:&quot;usine,valorena&quot;,&quot;mots_cles_en&quot;:&quot;factory,valorena&quot;}" calcext:value-type="string">
            <text:p>{"code":"fiche_valorena","nom":"Usine Valorena","nom_en":"Valorena factory ","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images_non_libres/usine_valorena.png","mots_cles":"usine,valorena","mots_cles_en":"factory,valorena"}</text:p>
          </table:table-cell>
          <table:table-cell table:style-name="ce101" office:value-type="string" calcext:value-type="string">
            <text:p><text:s/></text:p>
          </table:table-cell>
          <table:table-cell table:number-columns-repeated="245"/>
        </table:table-row>
        <table:table-row table:style-name="ro1">
          <table:table-cell table:style-name="ce92" table:number-columns-repeated="8"/>
          <table:table-cell table:number-columns-repeated="4"/>
          <table:table-cell table:style-name="ce68" office:value-type="string" calcext:value-type="string">
            <text:p>,{} ];</text:p>
          </table:table-cell>
          <table:table-cell table:style-name="ce101"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 table:default-cell-style-name="Default"/>
        <table:table-column table:style-name="co104" table:number-columns-repeated="3" table:default-cell-style-name="Default"/>
        <table:table-column table:style-name="co105" table:default-cell-style-name="Default"/>
        <table:table-column table:style-name="co18" table:number-columns-repeated="2" table:default-cell-style-name="Default"/>
        <table:table-column table:style-name="co106" table:number-columns-repeated="2" table:default-cell-style-name="Default"/>
        <table:table-column table:style-name="co18" table:default-cell-style-name="Default"/>
        <table:table-column table:style-name="co106" table:number-columns-repeated="2" table:default-cell-style-name="Default"/>
        <table:table-column table:style-name="co107" table:number-columns-repeated="3" table:default-cell-style-name="Default"/>
        <table:table-column table:style-name="co108" table:default-cell-style-name="Default"/>
        <table:table-column table:style-name="co109" table:default-cell-style-name="Default"/>
        <table:table-column table:style-name="co110" table:default-cell-style-name="Default"/>
        <table:table-column table:style-name="co10" table:default-cell-style-name="Default"/>
        <table:table-column table:style-name="co111" table:default-cell-style-name="Default"/>
        <table:table-column table:style-name="co112" table:default-cell-style-name="Default"/>
        <table:table-column table:style-name="co113" table:default-cell-style-name="Default"/>
        <table:table-column table:style-name="co22" table:number-columns-repeated="3" table:default-cell-style-name="Default"/>
        <table:table-column table:style-name="co114" table:default-cell-style-name="Default"/>
        <table:table-column table:style-name="co89" table:number-columns-repeated="3" table:default-cell-style-name="Default"/>
        <table:table-column table:style-name="co115" table:default-cell-style-name="Default"/>
        <table:table-column table:style-name="co10" table:default-cell-style-name="Default"/>
        <table:table-column table:style-name="co24" table:default-cell-style-name="Default"/>
        <table:table-column table:style-name="co18" table:default-cell-style-name="Default"/>
        <table:table-column table:style-name="co116" table:number-columns-repeated="6" table:default-cell-style-name="Default"/>
        <table:table-column table:style-name="co27" table:default-cell-style-name="Default"/>
        <table:table-column table:style-name="co116" table:default-cell-style-name="Default"/>
        <table:table-column table:style-name="co28" table:default-cell-style-name="Default"/>
        <table:table-column table:style-name="co29" table:number-columns-repeated="219" table:default-cell-style-name="Default"/>
        <table:table-row table:style-name="ro1">
          <table:table-cell table:style-name="ce73"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Nom_en</text:p>
          </table:table-cell>
          <table:table-cell table:style-name="ce75" office:value-type="string" calcext:value-type="string">
            <text:p>Description</text:p>
          </table:table-cell>
          <table:table-cell table:style-name="ce75" office:value-type="string" calcext:value-type="string">
            <text:p>Sous-catégories</text:p>
          </table:table-cell>
          <table:table-cell table:style-name="ce75" office:value-type="string" calcext:value-type="string">
            <text:p>EstSousCatégorie</text:p>
          </table:table-cell>
          <table:table-cell table:style-name="ce102" office:value-type="string" calcext:value-type="string">
            <text:p>Bouton</text:p>
          </table:table-cell>
          <table:table-cell table:style-name="ce75" office:value-type="string" calcext:value-type="string">
            <text:p>Source</text:p>
          </table:table-cell>
          <table:table-cell table:style-name="ce75" office:value-type="string" calcext:value-type="string">
            <text:p>Image</text:p>
          </table:table-cell>
          <table:table-cell table:style-name="ce75" office:value-type="string" calcext:value-type="string">
            <text:p>Statut</text:p>
          </table:table-cell>
          <table:table-cell table:style-name="ce102" office:value-type="string" calcext:value-type="string">
            <text:p><text:s/></text:p>
          </table:table-cell>
          <table:table-cell table:style-name="ce123"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5];[CategorieUsuelle.B5];[CategorieUsuelle.C5];[CategorieUsuelle.D5];[CategorieUsuelle.E5];[CategorieUsuelle.F5];[CategorieUsuelle.G5];[CategorieUsuelle.H5];[CategorieUsuelle.I5];[CategorieUsuelle.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6" table:formula="of:=GROOVYCATEGORIEUSUELLE([CategorieUsuelle.A5];[CategorieUsuelle.B5];[CategorieUsuelle.D5];[CategorieUsuelle.E5];[CategorieUsuelle.F5];[CategorieUsuelle.G5];[CategorieUsuelle.H5];[CategorieUsuelle.AC5];[CategorieUsuelle.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6];[CategorieUsuelle.B6];[CategorieUsuelle.C6];[CategorieUsuelle.D6];[CategorieUsuelle.E6];[CategorieUsuelle.F6];[CategorieUsuelle.G6];[CategorieUsuelle.H6];[CategorieUsuelle.I6];[CategorieUsuelle.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6" table:formula="of:=GROOVYCATEGORIEUSUELLE([CategorieUsuelle.A6];[CategorieUsuelle.B6];[CategorieUsuelle.D6];[CategorieUsuelle.E6];[CategorieUsuelle.F6];[CategorieUsuelle.G6];[CategorieUsuelle.H6];[CategorieUsuelle.AC6];[CategorieUsuelle.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7];[CategorieUsuelle.B7];[CategorieUsuelle.C7];[CategorieUsuelle.D7];[CategorieUsuelle.E7];[CategorieUsuelle.F7];[CategorieUsuelle.G7];[CategorieUsuelle.H7];[CategorieUsuelle.I7];[CategorieUsuelle.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6" table:formula="of:=GROOVYCATEGORIEUSUELLE([CategorieUsuelle.A7];[CategorieUsuelle.B7];[CategorieUsuelle.D7];[CategorieUsuelle.E7];[CategorieUsuelle.F7];[CategorieUsuelle.G7];[CategorieUsuelle.H7];[CategorieUsuelle.AC7];[CategorieUsuelle.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8];[CategorieUsuelle.B8];[CategorieUsuelle.C8];[CategorieUsuelle.D8];[CategorieUsuelle.E8];[CategorieUsuelle.F8];[CategorieUsuelle.G8];[CategorieUsuelle.H8];[CategorieUsuelle.I8];[CategorieUsuelle.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6" table:formula="of:=GROOVYCATEGORIEUSUELLE([CategorieUsuelle.A8];[CategorieUsuelle.B8];[CategorieUsuelle.D8];[CategorieUsuelle.E8];[CategorieUsuelle.F8];[CategorieUsuelle.G8];[CategorieUsuelle.H8];[CategorieUsuelle.AC8];[CategorieUsuelle.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9];[CategorieUsuelle.B9];[CategorieUsuelle.C9];[CategorieUsuelle.D9];[CategorieUsuelle.E9];[CategorieUsuelle.F9];[CategorieUsuelle.G9];[CategorieUsuelle.H9];[CategorieUsuelle.I9];[CategorieUsuelle.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6" table:formula="of:=GROOVYCATEGORIEUSUELLE([CategorieUsuelle.A9];[CategorieUsuelle.B9];[CategorieUsuelle.D9];[CategorieUsuelle.E9];[CategorieUsuelle.F9];[CategorieUsuelle.G9];[CategorieUsuelle.H9];[CategorieUsuelle.AC9];[CategorieUsuelle.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105" office:value-type="string" calcext:value-type="string">
            <text:p>Clothing Fabric</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0];[CategorieUsuelle.B10];[CategorieUsuelle.C10];[CategorieUsuelle.D10];[CategorieUsuelle.E10];[CategorieUsuelle.F10];[CategorieUsuelle.G10];[CategorieUsuelle.H10];[CategorieUsuelle.I10];[CategorieUsuelle.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6" table:formula="of:=GROOVYCATEGORIEUSUELLE([CategorieUsuelle.A10];[CategorieUsuelle.B10];[CategorieUsuelle.D10];[CategorieUsuelle.E10];[CategorieUsuelle.F10];[CategorieUsuelle.G10];[CategorieUsuelle.H10];[CategorieUsuelle.AC10];[CategorieUsuelle.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1];[CategorieUsuelle.B11];[CategorieUsuelle.C11];[CategorieUsuelle.D11];[CategorieUsuelle.E11];[CategorieUsuelle.F11];[CategorieUsuelle.G11];[CategorieUsuelle.H11];[CategorieUsuelle.I11];[CategorieUsuelle.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6" table:formula="of:=GROOVYCATEGORIEUSUELLE([CategorieUsuelle.A11];[CategorieUsuelle.B11];[CategorieUsuelle.D11];[CategorieUsuelle.E11];[CategorieUsuelle.F11];[CategorieUsuelle.G11];[CategorieUsuelle.H11];[CategorieUsuelle.AC11];[CategorieUsuelle.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2];[CategorieUsuelle.B12];[CategorieUsuelle.C12];[CategorieUsuelle.D12];[CategorieUsuelle.E12];[CategorieUsuelle.F12];[CategorieUsuelle.G12];[CategorieUsuelle.H12];[CategorieUsuelle.I12];[CategorieUsuelle.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6" table:formula="of:=GROOVYCATEGORIEUSUELLE([CategorieUsuelle.A12];[CategorieUsuelle.B12];[CategorieUsuelle.D12];[CategorieUsuelle.E12];[CategorieUsuelle.F12];[CategorieUsuelle.G12];[CategorieUsuelle.H12];[CategorieUsuelle.AC12];[CategorieUsuelle.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3];[CategorieUsuelle.B13];[CategorieUsuelle.C13];[CategorieUsuelle.D13];[CategorieUsuelle.E13];[CategorieUsuelle.F13];[CategorieUsuelle.G13];[CategorieUsuelle.H13];[CategorieUsuelle.I13];[CategorieUsuelle.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6" table:formula="of:=GROOVYCATEGORIEUSUELLE([CategorieUsuelle.A13];[CategorieUsuelle.B13];[CategorieUsuelle.D13];[CategorieUsuelle.E13];[CategorieUsuelle.F13];[CategorieUsuelle.G13];[CategorieUsuelle.H13];[CategorieUsuelle.AC13];[CategorieUsuelle.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4];[CategorieUsuelle.B14];[CategorieUsuelle.C14];[CategorieUsuelle.D14];[CategorieUsuelle.E14];[CategorieUsuelle.F14];[CategorieUsuelle.G14];[CategorieUsuelle.H14];[CategorieUsuelle.I14];[Categorie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6" table:formula="of:=GROOVYCATEGORIEUSUELLE([CategorieUsuelle.A14];[CategorieUsuelle.B14];[CategorieUsuelle.D14];[CategorieUsuelle.E14];[CategorieUsuelle.F14];[CategorieUsuelle.G14];[CategorieUsuelle.H14];[CategorieUsuelle.AC14];[CategorieUsuelle.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5];[CategorieUsuelle.B15];[CategorieUsuelle.C15];[CategorieUsuelle.D15];[CategorieUsuelle.E15];[CategorieUsuelle.F15];[CategorieUsuelle.G15];[CategorieUsuelle.H15];[CategorieUsuelle.I15];[Categorie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6" table:formula="of:=GROOVYCATEGORIEUSUELLE([CategorieUsuelle.A15];[CategorieUsuelle.B15];[CategorieUsuelle.D15];[CategorieUsuelle.E15];[CategorieUsuelle.F15];[CategorieUsuelle.G15];[CategorieUsuelle.H15];[CategorieUsuelle.AC15];[CategorieUsuelle.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6];[CategorieUsuelle.B16];[CategorieUsuelle.C16];[CategorieUsuelle.D16];[CategorieUsuelle.E16];[CategorieUsuelle.F16];[CategorieUsuelle.G16];[CategorieUsuelle.H16];[CategorieUsuelle.I16];[Categorie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6" table:formula="of:=GROOVYCATEGORIEUSUELLE([CategorieUsuelle.A16];[CategorieUsuelle.B16];[CategorieUsuelle.D16];[CategorieUsuelle.E16];[CategorieUsuelle.F16];[CategorieUsuelle.G16];[CategorieUsuelle.H16];[CategorieUsuelle.AC16];[CategorieUsuelle.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7];[CategorieUsuelle.B17];[CategorieUsuelle.C17];[CategorieUsuelle.D17];[CategorieUsuelle.E17];[CategorieUsuelle.F17];[CategorieUsuelle.G17];[CategorieUsuelle.H17];[CategorieUsuelle.I17];[Categorie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6" table:formula="of:=GROOVYCATEGORIEUSUELLE([CategorieUsuelle.A17];[CategorieUsuelle.B17];[CategorieUsuelle.D17];[CategorieUsuelle.E17];[CategorieUsuelle.F17];[CategorieUsuelle.G17];[CategorieUsuelle.H17];[CategorieUsuelle.AC17];[CategorieUsuelle.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8];[CategorieUsuelle.B18];[CategorieUsuelle.C18];[CategorieUsuelle.D18];[CategorieUsuelle.E18];[CategorieUsuelle.F18];[CategorieUsuelle.G18];[CategorieUsuelle.H18];[CategorieUsuelle.I18];[Categorie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6" table:formula="of:=GROOVYCATEGORIEUSUELLE([CategorieUsuelle.A18];[CategorieUsuelle.B18];[CategorieUsuelle.D18];[CategorieUsuelle.E18];[CategorieUsuelle.F18];[CategorieUsuelle.G18];[CategorieUsuelle.H18];[CategorieUsuelle.AC18];[CategorieUsuelle.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9];[CategorieUsuelle.B19];[CategorieUsuelle.C19];[CategorieUsuelle.D19];[CategorieUsuelle.E19];[CategorieUsuelle.F19];[CategorieUsuelle.G19];[CategorieUsuelle.H19];[CategorieUsuelle.I19];[Categorie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6" table:formula="of:=GROOVYCATEGORIEUSUELLE([CategorieUsuelle.A19];[CategorieUsuelle.B19];[CategorieUsuelle.D19];[CategorieUsuelle.E19];[CategorieUsuelle.F19];[CategorieUsuelle.G19];[CategorieUsuelle.H19];[CategorieUsuelle.AC19];[CategorieUsuelle.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0];[CategorieUsuelle.B20];[CategorieUsuelle.C20];[CategorieUsuelle.D20];[CategorieUsuelle.E20];[CategorieUsuelle.F20];[CategorieUsuelle.G20];[CategorieUsuelle.H20];[CategorieUsuelle.I20];[Categorie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6" table:formula="of:=GROOVYCATEGORIEUSUELLE([CategorieUsuelle.A20];[CategorieUsuelle.B20];[CategorieUsuelle.D20];[CategorieUsuelle.E20];[CategorieUsuelle.F20];[CategorieUsuelle.G20];[CategorieUsuelle.H20];[CategorieUsuelle.AC20];[CategorieUsuelle.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1];[CategorieUsuelle.B21];[CategorieUsuelle.C21];[CategorieUsuelle.D21];[CategorieUsuelle.E21];[CategorieUsuelle.F21];[CategorieUsuelle.G21];[CategorieUsuelle.H21];[CategorieUsuelle.I21];[Categorie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6" table:formula="of:=GROOVYCATEGORIEUSUELLE([CategorieUsuelle.A21];[CategorieUsuelle.B21];[CategorieUsuelle.D21];[CategorieUsuelle.E21];[CategorieUsuelle.F21];[CategorieUsuelle.G21];[CategorieUsuelle.H21];[CategorieUsuelle.AC21];[CategorieUsuelle.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2" table:number-columns-repeated="10"/>
          <table:table-cell table:style-name="ce122" table:number-columns-repeated="4"/>
          <table:table-cell table:style-name="ce12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19" table:number-columns-repeated="15"/>
          <table:table-cell table:number-columns-repeated="256"/>
        </table:table-row>
        <table:table-row table:style-name="ro1">
          <table:table-cell table:number-columns-repeated="271"/>
        </table:table-row>
        <table:table-row table:style-name="ro3">
          <table:table-cell table:style-name="ce20" office:value-type="string" calcext:value-type="string">
            <text:p>cu_electronique</text:p>
          </table:table-cell>
          <table:table-cell table:style-name="ce97" office:value-type="string" calcext:value-type="string">
            <text:p>Électronique</text:p>
          </table:table-cell>
          <table:table-cell table:style-name="ce97"/>
          <table:table-cell table:style-name="ce20"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9];[CategorieUsuelle.B29];[CategorieUsuelle.D29];[CategorieUsuelle.E29];[CategorieUsuelle.F29];[CategorieUsuelle.G29];[CategorieUsuelle.H29];[CategorieUsuelle.I29];[CategorieUsuelle.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6" table:formula="of:=GROOVYCATEGORIEUSUELLE([CategorieUsuelle.A29];[CategorieUsuelle.B29];[CategorieUsuelle.D29];[CategorieUsuelle.E29];[CategorieUsuelle.F29];[CategorieUsuelle.G29];[CategorieUsuelle.H29];[CategorieUsuelle.AC29];[CategorieUsuelle.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2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8" table:default-cell-style-name="Default"/>
        <table:table-column table:style-name="co29" table:number-columns-repeated="217" table:default-cell-style-name="Default"/>
        <table:table-row table:style-name="ro1">
          <table:table-cell table:style-name="ce73"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0">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28"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Modes De Collectes</text:p>
          </table:table-cell>
          <table:table-cell table:style-name="ce75" office:value-type="string" calcext:value-type="string">
            <text:p>description</text:p>
          </table:table-cell>
          <table:table-cell table:style-name="ce75" office:value-type="string" calcext:value-type="string">
            <text:p>Conseil</text:p>
          </table:table-cell>
          <table:table-cell table:style-name="ce75"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5">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3"/>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2">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29"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0" office:value-type="string" calcext:value-type="string">
            <text:p>modco_bacbleu,modco_sacbleu,modco_decheterie,modco_ecopoint,smco_vaisselle</text:p>
          </table:table-cell>
          <table:table-cell table:style-name="ce129"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29"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0" office:value-type="string" calcext:value-type="string">
            <text:p>cons_paspoubelle</text:p>
          </table:table-cell>
          <table:table-cell table:style-name="ce17" office:value-type="string" calcext:value-type="string">
            <text:p>PAS_POUBELLE</text:p>
          </table:table-cell>
          <table:table-cell table:style-name="ce93"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7"/>
          <table:table-cell table:style-name="ce129"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6" table:print="false">
        <table:table-column table:style-name="co124" table:default-cell-style-name="Default"/>
        <table:table-column table:style-name="co125" table:default-cell-style-name="Default"/>
        <table:table-column table:style-name="co126" table:number-columns-repeated="2" table:default-cell-style-name="Default"/>
        <table:table-column table:style-name="co87" table:default-cell-style-name="Default"/>
        <table:table-column table:style-name="co127" table:default-cell-style-name="Default"/>
        <table:table-column table:style-name="co128" table:number-columns-repeated="3" table:default-cell-style-name="Default"/>
        <table:table-column table:style-name="co129" table:number-columns-repeated="2" table:default-cell-style-name="Default"/>
        <table:table-column table:style-name="co4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8" table:number-columns-repeated="2" table:default-cell-style-name="Default"/>
        <table:table-column table:style-name="co135" table:default-cell-style-name="Default"/>
        <table:table-column table:style-name="co18" table:number-columns-repeated="2" table:default-cell-style-name="Default"/>
        <table:table-column table:style-name="co29" table:default-cell-style-name="Default"/>
        <table:table-column table:style-name="co136" table:number-columns-repeated="4" table:default-cell-style-name="Default"/>
        <table:table-column table:style-name="co137" table:default-cell-style-name="Default"/>
        <table:table-column table:style-name="co10" table:number-columns-repeated="2" table:default-cell-style-name="Default"/>
        <table:table-column table:style-name="co138" table:default-cell-style-name="Default"/>
        <table:table-column table:style-name="co139" table:default-cell-style-name="Default"/>
        <table:table-column table:style-name="co140" table:number-columns-repeated="2" table:default-cell-style-name="Default"/>
        <table:table-column table:style-name="co141" table:number-columns-repeated="2"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142" table:number-columns-repeated="2" table:default-cell-style-name="Default"/>
        <table:table-column table:style-name="co10" table:default-cell-style-name="Default"/>
        <table:table-column table:style-name="co143" table:default-cell-style-name="Default"/>
        <table:table-column table:style-name="co144" table:number-columns-repeated="3" table:default-cell-style-name="Default"/>
        <table:table-column table:style-name="co142" table:default-cell-style-name="Default"/>
        <table:table-column table:style-name="co93" table:default-cell-style-name="Default"/>
        <table:table-column table:style-name="co144" table:default-cell-style-name="Default"/>
        <table:table-column table:style-name="co142" table:default-cell-style-name="Default"/>
        <table:table-column table:style-name="co145" table:default-cell-style-name="Default"/>
        <table:table-column table:style-name="co142" table:default-cell-style-name="Default"/>
        <table:table-column table:style-name="co144" table:default-cell-style-name="Default"/>
        <table:table-column table:style-name="co29" table:number-columns-repeated="219" table:default-cell-style-name="Default"/>
        <table:table-row table:style-name="ro1">
          <table:table-cell table:style-name="ce73"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19"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41">
          <table:table-cell/>
          <table:table-cell table:style-name="ce135"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2">
          <table:table-cell table:style-name="ce102" office:value-type="string" calcext:value-type="string">
            <text:p>Code</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Sous Modes de Collecte</text:p>
          </table:table-cell>
          <table:table-cell table:style-name="ce102" office:value-type="string" calcext:value-type="string">
            <text:p>Est un sous mode de collecte</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admis</text:p>
          </table:table-cell>
          <table:table-cell table:style-name="ce102" office:value-type="string" calcext:value-type="string">
            <text:p>Conseils</text:p>
          </table:table-cell>
          <table:table-cell table:style-name="ce102" office:value-type="string" calcext:value-type="string">
            <text:p>Image</text:p>
          </table:table-cell>
          <table:table-cell table:style-name="ce145" office:value-type="string" calcext:value-type="string">
            <text:p>Statut</text:p>
          </table:table-cell>
          <table:table-cell table:style-name="ce145" office:value-type="string" calcext:value-type="string">
            <text:p>Bouton</text:p>
          </table:table-cell>
          <table:table-cell table:style-name="ce145" office:value-type="string" calcext:value-type="string">
            <text:p>Mots clés</text:p>
          </table:table-cell>
          <table:table-cell table:style-name="ce145" office:value-type="string" calcext:value-type="string">
            <text:p>Mots clés en</text:p>
          </table:table-cell>
          <table:table-cell table:style-name="ce145" office:value-type="string" calcext:value-type="string">
            <text:p>Admis_en</text:p>
          </table:table-cell>
          <table:table-cell/>
          <table:table-cell table:style-name="ce67"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2">
          <table:table-cell table:style-name="ce133" office:value-type="string" calcext:value-type="string">
            <text:p>modco_contmpb</text:p>
          </table:table-cell>
          <table:table-cell table:style-name="ce133" office:value-type="string" calcext:value-type="string">
            <text:p>Conteneur plastique</text:p>
          </table:table-cell>
          <table:table-cell table:style-name="ce133" office:value-type="string" calcext:value-type="string">
            <text:p>Plastic container</text:p>
          </table:table-cell>
          <table:table-cell table:style-name="ce133"/>
          <table:table-cell table:style-name="ce137" office:value-type="string" calcext:value-type="string">
            <text:p>false</text:p>
          </table:table-cell>
          <table:table-cell table:style-name="ce13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3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3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3"/>
          <table:table-cell table:style-name="ce141" office:value-type="string" calcext:value-type="string">
            <text:p>conteneur_plastiqu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plastique</text:p>
          </table:table-cell>
          <table:table-cell table:style-name="ce146" office:value-type="string" calcext:value-type="string">
            <text:p>container,plastic</text:p>
          </table:table-cell>
          <table:table-cell table:style-name="ce13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2"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3">
          <table:table-cell table:style-name="ce133" office:value-type="string" calcext:value-type="string">
            <text:p>modco_contpapiercarton</text:p>
          </table:table-cell>
          <table:table-cell table:style-name="ce133" office:value-type="string" calcext:value-type="string">
            <text:p>Conteneur&lt;br/&gt;papier carton</text:p>
          </table:table-cell>
          <table:table-cell table:style-name="ce133" office:value-type="string" calcext:value-type="string">
            <text:p>Paperboard container</text:p>
          </table:table-cell>
          <table:table-cell table:style-name="ce133"/>
          <table:table-cell table:style-name="ce137" office:value-type="string" calcext:value-type="string">
            <text:p>false</text:p>
          </table:table-cell>
          <table:table-cell table:style-name="ce133" office:value-type="string" calcext:value-type="string">
            <text:p>On peut mettre : cartons (bruns), cartonnettes, emballage en carton, enveloppe, feuilles, journaux, magazines, prospectus, <text:s/>boîte à œuf en carton.</text:p>
          </table:table-cell>
          <table:table-cell table:style-name="ce133" office:value-type="string" calcext:value-type="string">
            <text:p>You can put: cartons (brown), cardboards, carton, envelope, paper, newspapers, magazines, brochures, egg carton.</text:p>
          </table:table-cell>
          <table:table-cell table:style-name="ce133" office:value-type="string" calcext:value-type="string">
            <text:p>cartons (bruns), cartonnettes, emballage en carton, enveloppe, feuilles, journaux, magazines, prospectus, <text:s/>boîte à œuf en carton</text:p>
          </table:table-cell>
          <table:table-cell table:style-name="ce133" office:value-type="string" calcext:value-type="string">
            <text:p>cons_souille</text:p>
          </table:table-cell>
          <table:table-cell table:style-name="ce141" office:value-type="string" calcext:value-type="string">
            <text:p>conteneur_carton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papier,carton</text:p>
          </table:table-cell>
          <table:table-cell table:style-name="ce146" office:value-type="string" calcext:value-type="string">
            <text:p>container,paper,cardboard</text:p>
          </table:table-cell>
          <table:table-cell table:style-name="ce13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2"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4">
          <table:table-cell table:style-name="ce133" office:value-type="string" calcext:value-type="string">
            <text:p>modco_contverre</text:p>
          </table:table-cell>
          <table:table-cell table:style-name="ce133" office:value-type="string" calcext:value-type="string">
            <text:p>Conteneur verre</text:p>
          </table:table-cell>
          <table:table-cell table:style-name="ce133" office:value-type="string" calcext:value-type="string">
            <text:p>Glass container</text:p>
          </table:table-cell>
          <table:table-cell table:style-name="ce133"/>
          <table:table-cell table:style-name="ce137" office:value-type="string" calcext:value-type="string">
            <text:p>false</text:p>
          </table:table-cell>
          <table:table-cell table:style-name="ce13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3" office:value-type="string" calcext:value-type="string">
            <text:p>bouteilles, pots, bocaux</text:p>
          </table:table-cell>
          <table:table-cell table:style-name="ce133" office:value-type="string" calcext:value-type="string">
            <text:p>cons_verre,cons_sans_bouchon_ni_couvercle,cons_nbconteneurverre</text:p>
          </table:table-cell>
          <table:table-cell table:style-name="ce141" office:value-type="string" calcext:value-type="string">
            <text:p>conteneur_verr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verre</text:p>
          </table:table-cell>
          <table:table-cell table:style-name="ce146" office:value-type="string" calcext:value-type="string">
            <text:p>container,glass</text:p>
          </table:table-cell>
          <table:table-cell table:style-name="ce139" office:value-type="string" calcext:value-type="string">
            <text:p>bottles, pots, jars</text:p>
          </table:table-cell>
          <table:table-cell office:value-type="string" calcext:value-type="string">
            <text:p><text:s/></text:p>
          </table:table-cell>
          <table:table-cell table:style-name="ce72"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5">
          <table:table-cell table:style-name="ce133" office:value-type="string" calcext:value-type="string">
            <text:p>modco_contembjournmag</text:p>
          </table:table-cell>
          <table:table-cell table:style-name="ce133" office:value-type="string" calcext:value-type="string">
            <text:p>Conteneur&lt;br/&gt;emballages&lt;br/&gt;journaux magazines</text:p>
          </table:table-cell>
          <table:table-cell table:style-name="ce133" office:value-type="string" calcext:value-type="string">
            <text:p>Container packaging newspapers magazines</text:p>
          </table:table-cell>
          <table:table-cell table:style-name="ce133"/>
          <table:table-cell table:style-name="ce137" office:value-type="string" calcext:value-type="string">
            <text:p>false</text:p>
          </table:table-cell>
          <table:table-cell table:style-name="ce13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3" office:value-type="string" calcext:value-type="string">
            <text:p>boîte de conserve, barquette aluminium, cannette, aérosol, bouteille métal sirop, bouteilles d'eau, flacon, brique (jus de fruit, lait), cartonnettes, papier, journaux, magazines</text:p>
          </table:table-cell>
          <table:table-cell table:style-name="ce133" office:value-type="string" calcext:value-type="string">
            <text:p>cons_sans_bouchon_ni_couvercle</text:p>
          </table:table-cell>
          <table:table-cell table:style-name="ce141" office:value-type="string" calcext:value-type="string">
            <text:p>conteneur_emballages_journaux_magazines_mini.png</text:p>
          </table:table-cell>
          <table:table-cell table:style-name="ce146" office:value-type="string" calcext:value-type="string">
            <text:p>Vérif le 06/2013</text:p>
          </table:table-cell>
          <table:table-cell table:style-name="ce146" office:value-type="string" calcext:value-type="string">
            <text:p>modco</text:p>
          </table:table-cell>
          <table:table-cell table:style-name="ce146" office:value-type="string" calcext:value-type="string">
            <text:p>Conteneur,emballages,journaux,magazines</text:p>
          </table:table-cell>
          <table:table-cell table:style-name="ce146" office:value-type="string" calcext:value-type="string">
            <text:p>container,packaging,newspapers,magazines</text:p>
          </table:table-cell>
          <table:table-cell table:style-name="ce13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2"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45">
          <table:table-cell table:style-name="ce133" office:value-type="string" calcext:value-type="string">
            <text:p>modco_bacbleuhorsnantes</text:p>
          </table:table-cell>
          <table:table-cell table:style-name="ce133" office:value-type="string" calcext:value-type="string">
            <text:p>Bacs bleus (hors Nantes)</text:p>
          </table:table-cell>
          <table:table-cell table:style-name="ce133" office:value-type="string" calcext:value-type="string">
            <text:p>Blue bins (excluding Nantes)</text:p>
          </table:table-cell>
          <table:table-cell table:style-name="ce133"/>
          <table:table-cell table:style-name="ce137" office:value-type="string" calcext:value-type="string">
            <text:p>false</text:p>
          </table:table-cell>
          <table:table-cell table:style-name="ce133" office:value-type="string" calcext:value-type="string">
            <text:p>&lt;IMG SRC='resources/images/bac_bleu_mini.png' ALIGN='right' WIDTH='150px' /&gt;On met les &lt;B&gt;déchets ménagers non recyclés&lt;/B&gt;.</text:p>
          </table:table-cell>
          <table:table-cell table:style-name="ce133" office:value-type="string" calcext:value-type="string">
            <text:p>&lt;IMG SRC='resources/images/bac_bleu_mini.png' align='right' WIDTH='150px' /&gt; It puts the &lt;B&gt; non-recycled household waste &lt;/b&gt;.</text:p>
          </table:table-cell>
          <table:table-cell table:style-name="ce133"/>
          <table:table-cell table:style-name="ce133" office:value-type="string" calcext:value-type="string">
            <text:p>cons_bac_casse,cons_collectes_bacs,cons_arcencielvalorena</text:p>
          </table:table-cell>
          <table:table-cell table:style-name="ce141" office:value-type="string" calcext:value-type="string">
            <text:p>bac_bleu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bleus</text:p>
          </table:table-cell>
          <table:table-cell table:style-name="ce146" office:value-type="string" calcext:value-type="string">
            <text:p>bins,blue</text:p>
          </table:table-cell>
          <table:table-cell table:style-name="ce139"/>
          <table:table-cell office:value-type="string" calcext:value-type="string">
            <text:p><text:s/></text:p>
          </table:table-cell>
          <table:table-cell table:style-name="ce72"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46">
          <table:table-cell table:style-name="ce133" office:value-type="string" calcext:value-type="string">
            <text:p>modco_bacbleu</text:p>
          </table:table-cell>
          <table:table-cell table:style-name="ce133" office:value-type="string" calcext:value-type="string">
            <text:p>Bacs bleus</text:p>
          </table:table-cell>
          <table:table-cell table:style-name="ce133" office:value-type="string" calcext:value-type="string">
            <text:p>Blue bins</text:p>
          </table:table-cell>
          <table:table-cell table:style-name="ce133"/>
          <table:table-cell table:style-name="ce137" table:formula="of:=[ModeCollecte.E9]" office:value-type="string" office:string-value="false" calcext:value-type="string">
            <text:p>false</text:p>
          </table:table-cell>
          <table:table-cell table:style-name="ce133"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3" office:value-type="string" calcext:value-type="string">
            <text:p>&lt;IMG SRC='resources/images/bac_bleu_mini.png' align='right' WIDTH='150px' /&gt; It puts the &lt;B&gt; non-recycled household waste &lt;/b&gt;.</text:p>
          </table:table-cell>
          <table:table-cell table:style-name="ce133"/>
          <table:table-cell table:style-name="ce133" table:formula="of:=[ModeCollecte.I9]" office:value-type="string" office:string-value="cons_bac_casse,cons_collectes_bacs,cons_arcencielvalorena" calcext:value-type="string">
            <text:p>cons_bac_casse,cons_collectes_bacs,cons_arcencielvalorena</text:p>
          </table:table-cell>
          <table:table-cell table:style-name="ce141" table:formula="of:=[ModeCollecte.J9]" office:value-type="string" office:string-value="bac_bleu_mini.png" calcext:value-type="string">
            <text:p>bac_bleu_mini.png</text:p>
          </table:table-cell>
          <table:table-cell table:style-name="ce146" table:formula="of:=[ModeCollecte.K9]" office:value-type="string" office:string-value="Vérif le 03/2013" calcext:value-type="string">
            <text:p>Vérif le 03/2013</text:p>
          </table:table-cell>
          <table:table-cell table:style-name="ce146" table:formula="of:=[ModeCollecte.L9]" office:value-type="string" office:string-value="modco" calcext:value-type="string">
            <text:p>modco</text:p>
          </table:table-cell>
          <table:table-cell table:style-name="ce146" office:value-type="string" calcext:value-type="string">
            <text:p>Bacs,bleus</text:p>
          </table:table-cell>
          <table:table-cell table:style-name="ce146" office:value-type="string" calcext:value-type="string">
            <text:p>bins,blue</text:p>
          </table:table-cell>
          <table:table-cell table:style-name="ce139"/>
          <table:table-cell/>
          <table:table-cell table:style-name="ce72"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7">
          <table:table-cell table:style-name="ce133" office:value-type="string" calcext:value-type="string">
            <text:p>modco_bacjaunenantes</text:p>
          </table:table-cell>
          <table:table-cell table:style-name="ce133" office:value-type="string" calcext:value-type="string">
            <text:p>Bacs jaunes (Nantes)</text:p>
          </table:table-cell>
          <table:table-cell table:style-name="ce133" office:value-type="string" calcext:value-type="string">
            <text:p>Yellow Bacs (Nantes)</text:p>
          </table:table-cell>
          <table:table-cell table:style-name="ce133"/>
          <table:table-cell table:style-name="ce137" office:value-type="string" calcext:value-type="string">
            <text:p>false</text:p>
          </table:table-cell>
          <table:table-cell table:style-name="ce14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0"/>
          <table:table-cell table:style-name="ce133" office:value-type="string" calcext:value-type="string">
            <text:p>cons_pasuniquementbouteilleflacon,cons_bac_casse,cons_collectes_bacs</text:p>
          </table:table-cell>
          <table:table-cell table:style-name="ce141" office:value-type="string" calcext:value-type="string">
            <text:p>bac_jaune_en_cours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jaunes</text:p>
          </table:table-cell>
          <table:table-cell table:style-name="ce146" office:value-type="string" calcext:value-type="string">
            <text:p>bins,yellow</text:p>
          </table:table-cell>
          <table:table-cell table:style-name="ce146"/>
          <table:table-cell/>
          <table:table-cell table:style-name="ce72"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48">
          <table:table-cell table:style-name="ce133" office:value-type="string" calcext:value-type="string">
            <text:p>modco_bacjaune</text:p>
          </table:table-cell>
          <table:table-cell table:style-name="ce133" office:value-type="string" calcext:value-type="string">
            <text:p>Bacs jaunes</text:p>
          </table:table-cell>
          <table:table-cell table:style-name="ce133" office:value-type="string" calcext:value-type="string">
            <text:p>Yellow Bacs</text:p>
          </table:table-cell>
          <table:table-cell table:style-name="ce133"/>
          <table:table-cell table:style-name="ce137" office:value-type="string" calcext:value-type="string">
            <text:p>false</text:p>
          </table:table-cell>
          <table:table-cell table:style-name="ce14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0"/>
          <table:table-cell table:style-name="ce133" office:value-type="string" calcext:value-type="string">
            <text:p>cons_pasuniquementbouteilleflacon,cons_bac_casse,cons_collectes_bacs</text:p>
          </table:table-cell>
          <table:table-cell table:style-name="ce141" office:value-type="string" calcext:value-type="string">
            <text:p>bac_jaune_en_cours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jaunes</text:p>
          </table:table-cell>
          <table:table-cell table:style-name="ce146" office:value-type="string" calcext:value-type="string">
            <text:p>bins,yellow</text:p>
          </table:table-cell>
          <table:table-cell table:style-name="ce146"/>
          <table:table-cell/>
          <table:table-cell table:style-name="ce72"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3" office:value-type="string" calcext:value-type="string">
            <text:p>modco_sacbleu</text:p>
          </table:table-cell>
          <table:table-cell table:style-name="ce133" office:value-type="string" calcext:value-type="string">
            <text:p>Sacs bleus</text:p>
          </table:table-cell>
          <table:table-cell table:style-name="ce133" office:value-type="string" calcext:value-type="string">
            <text:p>Blue bags</text:p>
          </table:table-cell>
          <table:table-cell table:style-name="ce133"/>
          <table:table-cell table:style-name="ce137" office:value-type="string" calcext:value-type="string">
            <text:p>false</text:p>
          </table:table-cell>
          <table:table-cell table:style-name="ce141" office:value-type="string" calcext:value-type="string">
            <text:p>&lt;IMG SRC='resources/images/sac_bleu_mini.png' ALIGN='right' WIDTH='150px' /&gt;On met dans les sacs bleus les &lt;B&gt;déchets ménagers non recyclés&lt;/B&gt;.</text:p>
          </table:table-cell>
          <table:table-cell table:style-name="ce141" office:value-type="string" calcext:value-type="string">
            <text:p>&lt;IMG SRC='resources/images/sac_bleu_mini.png' align='right' WIDTH='150px' /&gt; are placed in blue bags the &lt;B&gt; non-recycled household waste &lt;/b&gt;.</text:p>
          </table:table-cell>
          <table:table-cell table:style-name="ce141"/>
          <table:table-cell table:style-name="ce133" office:value-type="string" calcext:value-type="string">
            <text:p>cons_noeudtrisac,cons_passacpoubelle</text:p>
          </table:table-cell>
          <table:table-cell table:style-name="ce141" office:value-type="string" calcext:value-type="string">
            <text:p>sac_bleu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Sacs,bleus</text:p>
          </table:table-cell>
          <table:table-cell table:style-name="ce146" office:value-type="string" calcext:value-type="string">
            <text:p>bags,blue</text:p>
          </table:table-cell>
          <table:table-cell table:style-name="ce146"/>
          <table:table-cell/>
          <table:table-cell table:style-name="ce72"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sac_bleu_mini.png' ALIGN='right' WIDTH='150px' /&gt;On met dans les sacs bleus les &lt;B&gt;déchets ménagers non recyclés&lt;/B&gt;.&quot;,&quot;descr_en&quot;:&quot;&lt;IMG SRC='resources/images/sac_bleu_mini.png' align='right' WIDTH='150px' /&gt; are placed in blue bags the &lt;B&gt; non-recycled household waste &lt;/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sac_bleu_mini.png' ALIGN='right' WIDTH='150px' /&gt;On met dans les sacs bleus les &lt;B&gt;déchets ménagers non recyclés&lt;/B&gt;.","descr_en":"&lt;IMG SRC='resources/images/sac_bleu_mini.png' align='right' WIDTH='150px' /&gt; are placed in blue bags the &lt;B&gt; non-recycled household waste &lt;/b&gt;.","cons":"cons_noeudtrisac,cons_passacpoubelle","icone":"modco","image":"sac_bleu_mini.png","mots_cles":"sacs,bleus","mots_cles_en":"bag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33" office:value-type="string" calcext:value-type="string">
            <text:p>modco_sacjaune</text:p>
          </table:table-cell>
          <table:table-cell table:style-name="ce133" office:value-type="string" calcext:value-type="string">
            <text:p>Sacs jaunes</text:p>
          </table:table-cell>
          <table:table-cell table:style-name="ce133" office:value-type="string" calcext:value-type="string">
            <text:p>Yellow bags</text:p>
          </table:table-cell>
          <table:table-cell table:style-name="ce133"/>
          <table:table-cell table:style-name="ce137" office:value-type="string" calcext:value-type="string">
            <text:p>false</text:p>
          </table:table-cell>
          <table:table-cell table:style-name="ce133"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3"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3"/>
          <table:table-cell table:style-name="ce133" office:value-type="string" calcext:value-type="string">
            <text:p>cons_souille,cons_noeudtrisac,cons_passacpoubelle</text:p>
          </table:table-cell>
          <table:table-cell table:style-name="ce141" office:value-type="string" calcext:value-type="string">
            <text:p>sac_jaun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Sacs,jaunes</text:p>
          </table:table-cell>
          <table:table-cell table:style-name="ce146" office:value-type="string" calcext:value-type="string">
            <text:p>bags,yellow</text:p>
          </table:table-cell>
          <table:table-cell table:style-name="ce146"/>
          <table:table-cell/>
          <table:table-cell table:style-name="ce72"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33" office:value-type="string" calcext:value-type="string">
            <text:p>modco_ecopoint</text:p>
          </table:table-cell>
          <table:table-cell table:style-name="ce133" office:value-type="string" calcext:value-type="string">
            <text:p><text:span text:style-name="T9">É</text:span>copoint</text:p>
          </table:table-cell>
          <table:table-cell table:style-name="ce133" office:value-type="string" calcext:value-type="string">
            <text:p>Ecopoint</text:p>
          </table:table-cell>
          <table:table-cell table:style-name="ce133"/>
          <table:table-cell table:style-name="ce137" office:value-type="string" calcext:value-type="string">
            <text:p>false</text:p>
          </table:table-cell>
          <table:table-cell table:style-name="ce13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3" table:number-columns-repeated="2"/>
          <table:table-cell table:style-name="ce133" office:value-type="string" calcext:value-type="string">
            <text:p>ecopoint_viarm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Écopoint</text:p>
          </table:table-cell>
          <table:table-cell table:style-name="ce146" office:value-type="string" calcext:value-type="string">
            <text:p>ecopoint</text:p>
          </table:table-cell>
          <table:table-cell table:style-name="ce146"/>
          <table:table-cell/>
          <table:table-cell table:style-name="ce72"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i&gt;.&quot;,&quot;icone&quot;:&quot;modco&quot;,&quot;image&quot;:&quot;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i&gt;.","icone":"modco","image":"ecopoint_viarme_mini.png","mots_cles":"ecopoint","mots_cles_en":"ecopoint"},</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20" office:value-type="string" calcext:value-type="string">
            <text:p>modco_contomr</text:p>
          </table:table-cell>
          <table:table-cell table:style-name="ce20" office:value-type="string" calcext:value-type="string">
            <text:p>Conteneurs ordures ménagers</text:p>
          </table:table-cell>
          <table:table-cell table:style-name="ce20" office:value-type="string" calcext:value-type="string">
            <text:p>Container for household waste</text:p>
          </table:table-cell>
          <table:table-cell table:style-name="ce20"/>
          <table:table-cell table:style-name="ce121"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b&gt;.</text:p>
          </table:table-cell>
          <table:table-cell table:style-name="ce20" table:number-columns-repeated="2"/>
          <table:table-cell table:style-name="ce18" office:value-type="string" calcext:value-type="string">
            <text:p>conteneur_enterre.png</text:p>
          </table:table-cell>
          <table:table-cell table:style-name="ce99" table:number-columns-repeated="2"/>
          <table:table-cell table:style-name="ce99" office:value-type="string" calcext:value-type="string">
            <text:p>conteneur,déchet,ménager</text:p>
          </table:table-cell>
          <table:table-cell table:style-name="ce99" office:value-type="string" calcext:value-type="string">
            <text:p>container,waste,household</text:p>
          </table:table-cell>
          <table:table-cell table:style-name="ce99"/>
          <table:table-cell/>
          <table:table-cell table:style-name="ce72"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calcext:value-type="string">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1" office:value-type="string" calcext:value-type="string">
            <text:p>false</text:p>
          </table:table-cell>
          <table:table-cell table:style-name="ce84" office:value-type="string" calcext:value-type="string">
            <text:p>On met les &lt;B&gt;déchets ménagers non recyclés&lt;/B&gt;.</text:p>
          </table:table-cell>
          <table:table-cell table:style-name="ce84" office:value-type="string" calcext:value-type="string">
            <text:p>It puts the &lt;B&gt; non-recycled household waste &lt;/b&gt;.</text:p>
          </table:table-cell>
          <table:table-cell table:style-name="ce84"/>
          <table:table-cell table:style-name="ce20"/>
          <table:table-cell table:style-name="ce18" office:value-type="string" calcext:value-type="string">
            <text:p>conteneur_ordure_menageres_petit.png</text:p>
          </table:table-cell>
          <table:table-cell table:style-name="ce64"/>
          <table:table-cell table:style-name="ce99"/>
          <table:table-cell table:style-name="ce99" office:value-type="string" calcext:value-type="string">
            <text:p>conteneurs,déchets,secs</text:p>
          </table:table-cell>
          <table:table-cell table:style-name="ce99" office:value-type="string" calcext:value-type="string">
            <text:p>containers,waste,dry</text:p>
          </table:table-cell>
          <table:table-cell table:style-name="ce99"/>
          <table:table-cell/>
          <table:table-cell table:style-name="ce72"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1"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entreprise,association,asso</text:p>
          </table:table-cell>
          <table:table-cell table:style-name="ce99" office:value-type="string" calcext:value-type="string">
            <text:p>company,association,asso</text:p>
          </table:table-cell>
          <table:table-cell table:style-name="ce99"/>
          <table:table-cell/>
          <table:table-cell table:style-name="ce72"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1" office:value-type="string" calcext:value-type="string">
            <text:p>false</text:p>
          </table:table-cell>
          <table:table-cell table:style-name="ce11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0" office:value-type="string" calcext:value-type="string">
            <text:p>The outlets are obliged to recover the used items they sell: printer cartridges, batteries, energy saving light bulbs, fluorescent tubes (neons).</text:p>
          </table:table-cell>
          <table:table-cell table:style-name="ce110"/>
          <table:table-cell table:style-name="ce6" office:value-type="string" calcext:value-type="string">
            <text:p>cons_recuppdv1,cons_recuppdv2</text:p>
          </table:table-cell>
          <table:table-cell table:style-name="ce144" office:value-type="string" calcext:value-type="string">
            <text:p>recyclage_point_de_vente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Reprise,vente</text:p>
          </table:table-cell>
          <table:table-cell table:style-name="ce99" office:value-type="string" calcext:value-type="string">
            <text:p>recovery,sale</text:p>
          </table:table-cell>
          <table:table-cell table:style-name="ce99"/>
          <table:table-cell/>
          <table:table-cell table:style-name="ce72"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1" office:value-type="string" calcext:value-type="string">
            <text:p>false</text:p>
          </table:table-cell>
          <table:table-cell table:style-name="ce13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3"/>
          <table:table-cell table:style-name="ce20"/>
          <table:table-cell table:style-name="ce144" office:value-type="string" calcext:value-type="string">
            <text:p>panneau_dechetterie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Déchèteries</text:p>
          </table:table-cell>
          <table:table-cell table:style-name="ce99" office:value-type="string" calcext:value-type="string">
            <text:p>déchèteries</text:p>
          </table:table-cell>
          <table:table-cell table:style-name="ce99"/>
          <table:table-cell/>
          <table:table-cell table:style-name="ce72"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i&gt;.","icone":"modco","image":"panneau_dechetterie_mini.png","mots_cles":"decheteries","mots_cles_en":"decheteri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1"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4" office:value-type="string" calcext:value-type="string">
            <text:p>vérif le 03/2013</text:p>
          </table:table-cell>
          <table:table-cell table:style-name="ce99"/>
          <table:table-cell table:style-name="ce99" office:value-type="string" calcext:value-type="string">
            <text:p>Compostage</text:p>
          </table:table-cell>
          <table:table-cell table:style-name="ce99" office:value-type="string" calcext:value-type="string">
            <text:p>composting</text:p>
          </table:table-cell>
          <table:table-cell table:style-name="ce99"/>
          <table:table-cell/>
          <table:table-cell table:style-name="ce72"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i&gt;.","image":"composteur_mini.png","mots_cles":"compostage","mots_cles_en":"compost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1" office:value-type="string" calcext:value-type="string">
            <text:p>false</text:p>
          </table:table-cell>
          <table:table-cell table:style-name="ce8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4"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4"/>
          <table:table-cell table:style-name="ce20"/>
          <table:table-cell table:style-name="ce20" office:value-type="string" calcext:value-type="string">
            <text:p>encombrant_mini.png</text:p>
          </table:table-cell>
          <table:table-cell table:style-name="ce64"/>
          <table:table-cell table:style-name="ce99" office:value-type="string" calcext:value-type="string">
            <text:p>modco</text:p>
          </table:table-cell>
          <table:table-cell table:style-name="ce99" office:value-type="string" calcext:value-type="string">
            <text:p>Point,dépôt,encombrant</text:p>
          </table:table-cell>
          <table:table-cell table:style-name="ce99" office:value-type="string" calcext:value-type="string">
            <text:p>point deposit,bulky</text:p>
          </table:table-cell>
          <table:table-cell table:style-name="ce99"/>
          <table:table-cell/>
          <table:table-cell table:style-name="ce72"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i&gt;","icone":"modco","image":"encombrant_mini.png","mots_cles":"point,depot,encombrant","mots_cles_en":"point,deposit,bulk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1"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4"/>
          <table:table-cell table:style-name="ce99" office:value-type="string" calcext:value-type="string">
            <text:p>modco</text:p>
          </table:table-cell>
          <table:table-cell table:style-name="ce99" office:value-type="string" calcext:value-type="string">
            <text:p>Conteneur,vêtements</text:p>
          </table:table-cell>
          <table:table-cell table:style-name="ce99" office:value-type="string" calcext:value-type="string">
            <text:p>container,clothing</text:p>
          </table:table-cell>
          <table:table-cell table:style-name="ce99"/>
          <table:table-cell/>
          <table:table-cell table:style-name="ce72"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1"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2"/>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appareil,électroménager</text:p>
          </table:table-cell>
          <table:table-cell table:style-name="ce99" office:value-type="string" calcext:value-type="string">
            <text:p>reuse,apparatus,appliances</text:p>
          </table:table-cell>
          <table:table-cell table:style-name="ce99"/>
          <table:table-cell/>
          <table:table-cell table:style-name="ce72"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1" office:value-type="string" calcext:value-type="string">
            <text:p>true</text:p>
          </table:table-cell>
          <table:table-cell table:style-name="ce84" office:value-type="string" calcext:value-type="string">
            <text:p>Plusieurs organismes ('Alis 44' à Nantes, 'Actif Ouest' à Saint-Herblain, 'Nâga' à Rezé) récupèrent les anciens apareils informatiques. &lt;br/&gt;Voir page 'lieux'.</text:p>
          </table:table-cell>
          <table:table-cell table:style-name="ce84" office:value-type="string" calcext:value-type="string">
            <text:p>Several organizations (Alis 44 'in Nantes, western Active' in Saint-Herblain, 'Naga' in Rezé) recover old computer apareils.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appareil,informatique</text:p>
          </table:table-cell>
          <table:table-cell table:style-name="ce99" office:value-type="string" calcext:value-type="string">
            <text:p>reuse,appliance,computer</text:p>
          </table:table-cell>
          <table:table-cell table:style-name="ce99"/>
          <table:table-cell/>
          <table:table-cell table:style-name="ce72"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1" office:value-type="string" calcext:value-type="string">
            <text:p>true</text:p>
          </table:table-cell>
          <table:table-cell table:style-name="ce84" office:value-type="string" calcext:value-type="string">
            <text:p>Plusieurs organismes ('Lever l'encre' et 'Oce'encre' à Nantes, 'encre Station' à Saint-Herblain) récupèrent les anciennes cartouches d'encrest. &lt;br/&gt;Voir page 'lieux'.</text:p>
          </table:table-cell>
          <table:table-cell table:style-name="ce84" office:value-type="string" calcext:value-type="string">
            <text:p>Several agencies ('Sunrise ink' and 'Oce'encre' in Nantes, Ink Station 'in Saint-Herblain) recover old cartridges encrest.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cartouche,encre,tuner</text:p>
          </table:table-cell>
          <table:table-cell table:style-name="ce99" office:value-type="string" calcext:value-type="string">
            <text:p>re-use,cartridges,ink,tuner</text:p>
          </table:table-cell>
          <table:table-cell table:style-name="ce99"/>
          <table:table-cell/>
          <table:table-cell table:style-name="ce72"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1" office:value-type="string" calcext:value-type="string">
            <text:p>true</text:p>
          </table:table-cell>
          <table:table-cell table:style-name="ce84" office:value-type="string" calcext:value-type="string">
            <text:p>Plusieurs organismes (association &lt;a href='lieu:stco_reemploi51'&gt;Nantes écologie&lt;/a&gt;, &lt;a href='lieu:stco_reemploi47'&gt;La croix rouge&lt;/a&gt;...) récupèrent les anciens livres.</text:p>
          </table:table-cell>
          <table:table-cell table:style-name="ce84" office:value-type="string" calcext:value-type="string">
            <text:p>Several organizations (&lt;a href='lieu:stco_reemploi51'&gt; Nantes &lt;/a&gt; ecology association, &lt;a href='lieu:stco_reemploi47'&gt; The red cross &lt;/a&gt; ...) recover the ancient book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livre/BD/CD/DVD</text:p>
          </table:table-cell>
          <table:table-cell table:style-name="ce99" office:value-type="string" calcext:value-type="string">
            <text:p>reuse,book,bd,cd,dvd</text:p>
          </table:table-cell>
          <table:table-cell table:style-name="ce99"/>
          <table:table-cell/>
          <table:table-cell table:style-name="ce72"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36" office:value-type="string" calcext:value-type="string">
            <text:p>cat_omr</text:p>
          </table:table-cell>
          <table:table-cell table:style-name="ce121" office:value-type="string" calcext:value-type="string">
            <text:p>true</text:p>
          </table:table-cell>
          <table:table-cell table:style-name="ce84" office:value-type="string" calcext:value-type="string">
            <text:p>Plusieurs organismes ('Ateliers du Retz Emploi', 'La Ressourcerie de l'ïle', 'Emmaüs', 'Véti Frat', 'La Croix Rouge') récupèrent les anciens jouets. &lt;br/&gt;Voir page 'lieux'.</text:p>
          </table:table-cell>
          <table:table-cell table:style-name="ce84" office:value-type="string" calcext:value-type="string">
            <text:p>Several agencies ('Retz Employment Workshops', 'The Ressourcerie of the island', 'Emmaus', 'Veti Frat', 'The Red Cross') recover old toys.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jouet</text:p>
          </table:table-cell>
          <table:table-cell table:style-name="ce99" office:value-type="string" calcext:value-type="string">
            <text:p>reuse,toy</text:p>
          </table:table-cell>
          <table:table-cell table:style-name="ce99"/>
          <table:table-cell/>
          <table:table-cell table:style-name="ce72"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1" office:value-type="string" calcext:value-type="string">
            <text:p>true</text:p>
          </table:table-cell>
          <table:table-cell table:style-name="ce84" office:value-type="string" calcext:value-type="string">
            <text:p>Plusieurs organismes ('Emmaus', 'Secours Populaire', 'Retz'agir', 'Le comptoir du Solilab') récupèrent les anciens meubles. &lt;br/&gt;Voir page 'lieux'.</text:p>
          </table:table-cell>
          <table:table-cell table:style-name="ce84" office:value-type="string" calcext:value-type="string">
            <text:p>Several organizations (Emmaus' 'Secours Populaire', 'Retz'agir', 'The counter Solilab') recover antique furniture.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meuble</text:p>
          </table:table-cell>
          <table:table-cell table:style-name="ce99" office:value-type="string" calcext:value-type="string">
            <text:p>re-use furniture</text:p>
          </table:table-cell>
          <table:table-cell table:style-name="ce99"/>
          <table:table-cell/>
          <table:table-cell table:style-name="ce72"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1" office:value-type="string" calcext:value-type="string">
            <text:p>true</text:p>
          </table:table-cell>
          <table:table-cell table:style-name="ce84" office:value-type="string" calcext:value-type="string">
            <text:p>Plusieurs organismes ('Ding-Fring', 'Secours Populaire', ) récupèrent les vêtements. &lt;br/&gt;Voir page 'lieux'.</text:p>
          </table:table-cell>
          <table:table-cell table:style-name="ce84" office:value-type="string" calcext:value-type="string">
            <text:p>Several agencies ('Ding Fring', 'Secours Populaire') recover clothing.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vêtement</text:p>
          </table:table-cell>
          <table:table-cell table:style-name="ce99" office:value-type="string" calcext:value-type="string">
            <text:p>reuse,clothing</text:p>
          </table:table-cell>
          <table:table-cell table:style-name="ce99"/>
          <table:table-cell/>
          <table:table-cell table:style-name="ce72"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1" office:value-type="string" calcext:value-type="string">
            <text:p>true</text:p>
          </table:table-cell>
          <table:table-cell table:style-name="ce84" office:value-type="string" calcext:value-type="string">
            <text:p>Plusieurs organismes (associations...) récupèrent les anciens meubles. &lt;br/&gt;Voir page 'lieux'.</text:p>
          </table:table-cell>
          <table:table-cell table:style-name="ce84" office:value-type="string" calcext:value-type="string">
            <text:p>Several organizations (associations ...) recover the antique furniture.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divers</text:p>
          </table:table-cell>
          <table:table-cell table:style-name="ce99" office:value-type="string" calcext:value-type="string">
            <text:p>reuse,various</text:p>
          </table:table-cell>
          <table:table-cell table:style-name="ce99"/>
          <table:table-cell/>
          <table:table-cell table:style-name="ce72"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1" office:value-type="string" calcext:value-type="string">
            <text:p>true</text:p>
          </table:table-cell>
          <table:table-cell table:style-name="ce142"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2" office:value-type="string" calcext:value-type="string">
            <text:p>Several organizations (href='lieu:stco_reemploi47'&gt; &lt;a Association &lt;/a&gt; The red cross &lt;a href='lieu:stco_reemploi55'&gt; Ecorev &lt;/a&gt; ...) recover the ancient books.</text:p>
          </table:table-cell>
          <table:table-cell table:style-name="ce142"/>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vaisselle</text:p>
          </table:table-cell>
          <table:table-cell table:style-name="ce99" office:value-type="string" calcext:value-type="string">
            <text:p>reuse,dishes</text:p>
          </table:table-cell>
          <table:table-cell table:style-name="ce99"/>
          <table:table-cell/>
          <table:table-cell table:style-name="ce72"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reemploi_petit.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reemploi_petit.png","mots_cles":"reemploi,vaisselle","mots_cles_en":"reuse,dish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97" office:value-type="string" calcext:value-type="string">
            <text:p>smco_papier</text:p>
          </table:table-cell>
          <table:table-cell table:style-name="ce97" office:value-type="string" calcext:value-type="string">
            <text:p>Recyclage papier associations.</text:p>
          </table:table-cell>
          <table:table-cell table:style-name="ce97" office:value-type="string" calcext:value-type="string">
            <text:p>Paper recycling associations.</text:p>
          </table:table-cell>
          <table:table-cell table:style-name="ce20"/>
          <table:table-cell table:style-name="ce121" office:value-type="string" calcext:value-type="string">
            <text:p>true</text:p>
          </table:table-cell>
          <table:table-cell table:style-name="ce9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7"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7" table:number-columns-repeated="2"/>
          <table:table-cell table:style-name="ce18" office:value-type="string" calcext:value-type="string">
            <text:p>reemploi_petit.png</text:p>
          </table:table-cell>
          <table:table-cell table:style-name="ce64"/>
          <table:table-cell table:style-name="ce99"/>
          <table:table-cell table:style-name="ce99" office:value-type="string" calcext:value-type="string">
            <text:p>Recyclage,papier,association</text:p>
          </table:table-cell>
          <table:table-cell table:style-name="ce99" office:value-type="string" calcext:value-type="string">
            <text:p>recycling paper combination</text:p>
          </table:table-cell>
          <table:table-cell table:style-name="ce99"/>
          <table:table-cell/>
          <table:table-cell table:style-name="ce72"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1"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2"/>
          <table:table-cell table:style-name="ce18" office:value-type="string" calcext:value-type="string">
            <text:p>reemploi_petit.png</text:p>
          </table:table-cell>
          <table:table-cell table:style-name="ce64" table:number-columns-repeated="2"/>
          <table:table-cell table:style-name="ce64" office:value-type="string" calcext:value-type="string">
            <text:p>Vendeur,lunette</text:p>
          </table:table-cell>
          <table:table-cell table:style-name="ce64" office:value-type="string" calcext:value-type="string">
            <text:p>seller window</text:p>
          </table:table-cell>
          <table:table-cell table:style-name="ce64"/>
          <table:table-cell/>
          <table:table-cell table:style-name="ce72"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133" office:value-type="string" calcext:value-type="string">
            <text:p>smco_reprise</text:p>
          </table:table-cell>
          <table:table-cell table:style-name="ce133" office:value-type="string" calcext:value-type="string">
            <text:p>Reprise par magasins</text:p>
          </table:table-cell>
          <table:table-cell table:style-name="ce133" office:value-type="string" calcext:value-type="string">
            <text:p>Takeover by stores</text:p>
          </table:table-cell>
          <table:table-cell table:style-name="ce133"/>
          <table:table-cell table:style-name="ce137" office:value-type="string" calcext:value-type="string">
            <text:p>true</text:p>
          </table:table-cell>
          <table:table-cell table:style-name="ce133" office:value-type="string" calcext:value-type="string">
            <text:p>Vous achetez un appareil neuf, le distributeur est désormais tenu de reprendre <text:s/>l'ancien à l'achat ou la livraison. C'est le principe de la reprise « un pour un ». <text:s/></text:p>
          </table:table-cell>
          <table:table-cell table:style-name="ce133" office:value-type="string" calcext:value-type="string">
            <text:p>You buy a new appliance, the distributor is now required to take the former for the purchase or delivery. This is the principle of the recovery 'one for one'.</text:p>
          </table:table-cell>
          <table:table-cell table:style-name="ce133"/>
          <table:table-cell table:style-name="ce133" office:value-type="string" calcext:value-type="string">
            <text:p>cons_ecopart</text:p>
          </table:table-cell>
          <table:table-cell table:style-name="ce18" office:value-type="string" calcext:value-type="string">
            <text:p>reemploi_petit.png</text:p>
          </table:table-cell>
          <table:table-cell table:style-name="ce146" table:number-columns-repeated="2"/>
          <table:table-cell table:style-name="ce146" office:value-type="string" calcext:value-type="string">
            <text:p>Reprise,magasin</text:p>
          </table:table-cell>
          <table:table-cell table:style-name="ce146" office:value-type="string" calcext:value-type="string">
            <text:p>recovery store</text:p>
          </table:table-cell>
          <table:table-cell table:style-name="ce146"/>
          <table:table-cell/>
          <table:table-cell table:style-name="ce72"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1"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2"/>
          <table:table-cell table:style-name="ce18" office:value-type="string" calcext:value-type="string">
            <text:p>reemploi_petit.png</text:p>
          </table:table-cell>
          <table:table-cell table:style-name="ce64" office:value-type="string" calcext:value-type="string">
            <text:p>vérif le 03/2013</text:p>
          </table:table-cell>
          <table:table-cell table:style-name="ce64"/>
          <table:table-cell table:style-name="ce64" office:value-type="string" calcext:value-type="string">
            <text:p>Casse,automobile</text:p>
          </table:table-cell>
          <table:table-cell table:style-name="ce64" office:value-type="string" calcext:value-type="string">
            <text:p>car breakers</text:p>
          </table:table-cell>
          <table:table-cell table:style-name="ce64"/>
          <table:table-cell/>
          <table:table-cell table:style-name="ce72"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1"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2"/>
          <table:table-cell table:style-name="ce18" office:value-type="string" calcext:value-type="string">
            <text:p>reemploi_petit.png</text:p>
          </table:table-cell>
          <table:table-cell table:style-name="ce99" office:value-type="string" calcext:value-type="string">
            <text:p>Vérif le 03/2013</text:p>
          </table:table-cell>
          <table:table-cell table:style-name="ce99"/>
          <table:table-cell table:style-name="ce99" office:value-type="string" calcext:value-type="string">
            <text:p>Réemploi,vélos</text:p>
          </table:table-cell>
          <table:table-cell table:style-name="ce99" office:value-type="string" calcext:value-type="string">
            <text:p>reuse,bicycle</text:p>
          </table:table-cell>
          <table:table-cell table:style-name="ce99"/>
          <table:table-cell/>
          <table:table-cell table:style-name="ce72"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1"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2"/>
          <table:table-cell table:style-name="ce18" office:value-type="string" calcext:value-type="string">
            <text:p>reemploi_petit.png</text:p>
          </table:table-cell>
          <table:table-cell table:style-name="ce99" office:value-type="string" calcext:value-type="string">
            <text:p>Vérif le 03/2013</text:p>
          </table:table-cell>
          <table:table-cell table:style-name="ce99"/>
          <table:table-cell table:style-name="ce99" office:value-type="string" calcext:value-type="string">
            <text:p>Pharmacie</text:p>
          </table:table-cell>
          <table:table-cell table:style-name="ce99" office:value-type="string" calcext:value-type="string">
            <text:p>pharmacy</text:p>
          </table:table-cell>
          <table:table-cell table:style-name="ce99"/>
          <table:table-cell/>
          <table:table-cell table:style-name="ce72"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4"/>
          <table:table-cell table:style-name="ce77" table:number-columns-repeated="3"/>
          <table:table-cell table:style-name="ce138"/>
          <table:table-cell table:style-name="ce77" table:number-columns-repeated="5"/>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10">
          <table:table-cell table:style-name="ce133" office:value-type="string" calcext:value-type="string">
            <text:p>modco_ecotox</text:p>
          </table:table-cell>
          <table:table-cell table:style-name="ce133" office:value-type="string" calcext:value-type="string">
            <text:p>Ecotox</text:p>
          </table:table-cell>
          <table:table-cell table:style-name="ce133" table:number-columns-repeated="2"/>
          <table:table-cell table:style-name="ce137" office:value-type="string" calcext:value-type="string">
            <text:p>false</text:p>
          </table:table-cell>
          <table:table-cell table:style-name="ce13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3" table:number-columns-repeated="3"/>
          <table:table-cell table:style-name="ce141" office:value-type="string" calcext:value-type="string">
            <text:p>ecotox_panneau_malakoff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table:number-columns-repeated="3"/>
          <table:table-cell/>
          <table:table-cell table:style-name="ce72"/>
          <table:table-cell office:value-type="string" calcext:value-type="string">
            <text:p><text:s/></text:p>
          </table:table-cell>
          <table:table-cell/>
          <table:table-cell table:style-name="ce126"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1" office:value-type="string" calcext:value-type="string">
            <text:p>true</text:p>
          </table:table-cell>
          <table:table-cell table:style-name="ce20" table:number-columns-repeated="5"/>
          <table:table-cell table:style-name="ce64" table:number-columns-repeated="5"/>
          <table:table-cell/>
          <table:table-cell table:style-name="ce72"/>
          <table:table-cell table:number-columns-repeated="256"/>
        </table:table-row>
        <table:table-row table:style-name="ro1">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1" office:value-type="string" calcext:value-type="string">
            <text:p>true</text:p>
          </table:table-cell>
          <table:table-cell table:style-name="ce20" table:number-columns-repeated="5"/>
          <table:table-cell table:style-name="ce64"/>
          <table:table-cell table:style-name="ce99" table:number-columns-repeated="4"/>
          <table:table-cell/>
          <table:table-cell table:style-name="ce72"/>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0" table:number-columns-repeated="2" table:default-cell-style-name="Default"/>
        <table:table-column table:style-name="co150" table:default-cell-style-name="Default"/>
        <table:table-row table:style-name="ro58">
          <table:table-cell table:number-columns-repeated="7"/>
        </table:table-row>
        <table:table-row table:style-name="ro13">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4">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9">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8">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0">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3">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2">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9">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9">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9">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9">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58">
          <table:table-cell table:number-columns-repeated="7"/>
        </table:table-row>
        <table:table-row table:style-name="ro58">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58">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9">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58">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58">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58">
          <table:table-cell table:number-columns-repeated="7"/>
        </table:table-row>
        <table:table-row table:style-name="ro58">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98"/>
          <table:table-cell table:number-columns-repeated="3"/>
        </table:table-row>
        <table:table-row table:style-name="ro59">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58" table:number-rows-repeated="1048535">
          <table:table-cell table:number-columns-repeated="7"/>
        </table:table-row>
        <table:table-row table:style-name="ro58">
          <table:table-cell table:number-columns-repeated="7"/>
        </table:table-row>
      </table:table>
      <table:table table:name="LibellesSpecifiques" table:style-name="ta7">
        <office:forms form:automatic-focus="false" form:apply-design-mode="false"/>
        <table:table-column table:style-name="co151" table:default-cell-style-name="Default"/>
        <table:table-column table:style-name="co152" table:default-cell-style-name="Default"/>
        <table:table-column table:style-name="co153" table:default-cell-style-name="Default"/>
        <table:table-column table:style-name="co30" table:default-cell-style-name="Default"/>
        <table:table-column table:style-name="co154" table:default-cell-style-name="Default"/>
        <table:table-column table:style-name="co3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75" office:value-type="string" calcext:value-type="string">
            <text:p>code</text:p>
          </table:table-cell>
          <table:table-cell table:style-name="ce75" office:value-type="string" calcext:value-type="string">
            <text:p>libelle_fr</text:p>
          </table:table-cell>
          <table:table-cell table:style-name="ce75" office:value-type="string" calcext:value-type="string">
            <text:p>libelle_en</text:p>
          </table:table-cell>
          <table:table-cell office:value-type="string" calcext:value-type="string">
            <text:p><text:s/></text:p>
          </table:table-cell>
          <table:table-cell table:style-name="ce67" office:value-type="string" calcext:value-type="string">
            <text:p>var _specificLabelsDatas = {</text:p>
          </table:table-cell>
          <table:table-cell office:value-type="string" calcext:value-type="string">
            <text:p><text:s/></text:p>
          </table:table-cell>
        </table:table-row>
        <table:table-row table:style-name="ro1">
          <table:table-cell table:style-name="ce64" office:value-type="string" calcext:value-type="string">
            <text:p>a_propos</text:p>
          </table:table-cell>
          <table:table-cell table:style-name="ce64" office:value-type="string" calcext:value-type="string">
            <text:p>Pour aider les habitants de Nantes Métropôle à trier</text:p>
          </table:table-cell>
          <table:table-cell table:style-name="ce64" office:value-type="string" calcext:value-type="string">
            <text:p>« Mieux trier à Nantes », v. 1.16</text:p>
          </table:table-cell>
          <table:table-cell office:value-type="string" calcext:value-type="string">
            <text:p><text:s/></text:p>
          </table:table-cell>
          <table:table-cell table:style-name="ce67" table:formula="of:=JSONLIBELLESSPECIFIQUES([.A6];[.B6];[.C6])" office:value-type="string" office:string-value="'a_propos' : {&quot;fr&quot;:&quot;Pour aider les habitants de Nantes Métropôle à trier&quot;,&quot;en&quot;:&quot;« Mieux trier à Nantes », v. 1.16&quot;} ," calcext:value-type="string">
            <text:p>'a_propos' : {"fr":"Pour aider les habitants de Nantes Métropôle à trier","en":"« Mieux trier à Nantes », v. 1.16"} ,</text:p>
          </table:table-cell>
          <table:table-cell office:value-type="string" calcext:value-type="string">
            <text:p><text:s/></text:p>
          </table:table-cell>
        </table:table-row>
        <table:table-row table:style-name="ro1">
          <table:table-cell table:style-name="ce64" office:value-type="string" calcext:value-type="string">
            <text:p>about_titre</text:p>
          </table:table-cell>
          <table:table-cell table:style-name="ce64" office:value-type="string" calcext:value-type="string">
            <text:p>« Mieux trier à Nantes », v. 1.16</text:p>
          </table:table-cell>
          <table:table-cell table:style-name="ce64" office:value-type="string" calcext:value-type="string">
            <text:p>Tto help inhabitants of Nantes Métropole to sort.</text:p>
          </table:table-cell>
          <table:table-cell office:value-type="string" calcext:value-type="string">
            <text:p><text:s/></text:p>
          </table:table-cell>
          <table:table-cell table:style-name="ce67" table:formula="of:=JSONLIBELLESSPECIFIQUES([.A7];[.B7];[.C7])" office:value-type="string" office:string-value="'about_titre' : {&quot;fr&quot;:&quot;« Mieux trier à Nantes », v. 1.16&quot;,&quot;en&quot;:&quot;Tto help inhabitants of Nantes Métropole to sort.&quot;} ," calcext:value-type="string">
            <text:p>'about_titre' : {"fr":"« Mieux trier à Nantes », v. 1.16","en":"Tto help inhabitants of Nantes Métropole to sort."} ,</text:p>
          </table:table-cell>
          <table:table-cell office:value-type="string" calcext:value-type="string">
            <text:p><text:s/></text:p>
          </table:table-cell>
        </table:table-row>
        <table:table-row table:style-name="ro1">
          <table:table-cell table:style-name="ce64" office:value-type="string" calcext:value-type="string">
            <text:p>about</text:p>
          </table:table-cell>
          <table:table-cell table:style-name="ce64" office:value-type="string" calcext:value-type="string">
            <text:p>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text:p>
          </table:table-cell>
          <table:table-cell table:style-name="ce64" office:value-type="string" calcext:value-type="string">
            <text:p>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67" table:formula="of:=JSONLIBELLESSPECIFIQUES([.A8];[.B8];[.C8])" office:value-type="string" office:string-value="'about' : {&quot;fr&quot;:&quot;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quot;,&quot;en&quot;:&quot;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quot;} ," calcext:value-type="string">
            <text:p>'about' : {"fr":"Application android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images_non_libres/logo_les_boites_vertes_rogne_mini.png' HEIGHT='22px' style='vertical-align:middle;'/&gt;&amp;nbsp;&amp;nbsp;&lt;A HREF='http://lesboitesvertes.fr/' TARGET=_blank title='Association les boîtes vertes (Baludik, PlusDeVers)'&gt;les boîtes vertes&lt;/A&gt;","en":"Android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images_non_libr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style-name="ce67" office:value-type="string" calcext:value-type="string">
            <text:p><text:span text:style-name="T11">'zz'</text:span><text:span text:style-name="T12"> : {} };</text:span></text:p>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office:forms form:automatic-focus="false" form:apply-design-mode="false"/>
        <table:table-column table:style-name="co151"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30" table:default-cell-style-name="Default"/>
        <table:table-column table:style-name="co154" table:default-cell-style-name="Default"/>
        <table:table-column table:style-name="co3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5" office:value-type="string" calcext:value-type="string">
            <text:p>code</text:p>
          </table:table-cell>
          <table:table-cell table:style-name="ce75" office:value-type="string" calcext:value-type="string">
            <text:p>libelle_fr</text:p>
          </table:table-cell>
          <table:table-cell table:style-name="ce75" office:value-type="string" calcext:value-type="string">
            <text:p>libelle_en</text:p>
          </table:table-cell>
          <table:table-cell table:style-name="ce75" office:value-type="string" calcext:value-type="string">
            <text:p>descr_fr</text:p>
          </table:table-cell>
          <table:table-cell table:style-name="ce75" office:value-type="string" calcext:value-type="string">
            <text:p>descr_en</text:p>
          </table:table-cell>
          <table:table-cell office:value-type="string" calcext:value-type="string">
            <text:p><text:s/></text:p>
          </table:table-cell>
          <table:table-cell table:style-name="ce67" office:value-type="string" calcext:value-type="string">
            <text:p>var <text:span text:style-name="T13">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67" table:formula="of:=JSONNEWS([.A6];[.B6];[.C6];[.D6];[.E6])" office:value-type="string" office:string-value="{&quot;code&quot;:&quot;Actu_01&quot;,&quot;nom&quot;:&quot;&amp;#x263a; 26/09 : collecte le long du périph&quot;,&quot;nom_en&quot;:&quot;&amp;#x263a; Individuals collect corks&quot;,&quot;descr&quot;:&quot;L association PP Plastic Pickup propose co-organise un ramassage de déchets le long du périph. nantais. La DIRO sécurisera les lieux. Réservé aux adultes. &lt;a href=https://www.facebook.com/ppPlasticPickup /&gt;https://www.facebook.com/ppPlasticPickup&lt;/a&gt;&lt;br/&gt;&quot;,&quot;descr_en&quot;:&quot;If you have corks (which are normally discarded), they can be recovered by Action Cancer 44 (at La Chapelle-Sur-Erdre et Rezé, individuals recover outside their homes).&lt;br/&gt;&quot;} ," calcext:value-type="string">
            <text:p>{"code":"Actu_01","nom":"&amp;#x263a; 26/09 : collecte le long du périph","nom_en":"&amp;#x263a; Individuals collect corks","descr":"L association PP Plastic Pickup propose co-organise un ramassage de déchets le long du périph. nantais. La DIRO sécurisera les lieux. Réservé aux adultes. &lt;a href=https://www.facebook.com/ppPlasticPickup /&gt;https://www.facebook.com/ppPlasticPickup&lt;/a&gt;&lt;br/&gt;","descr_en":"If you have corks (which are normally discarded), they can be recovered by Action Cancer 44 (at La Chapelle-Sur-Erdre et Rezé, individuals recover outside their homes).&lt;br/&gt;"}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2ème boîte utile à Nantes</text:p>
          </table:table-cell>
          <table:table-cell office:value-type="string" calcext:value-type="string">
            <text:p>&amp;#127873; The second give box in Nantes</text:p>
          </table:table-cell>
          <table:table-cell office:value-type="string" calcext:value-type="string">
            <text:p>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text:p>
          </table:table-cell>
          <table:table-cell office:value-type="string" calcext:value-type="string">
            <text:p>These are places where is deposited (or takes) small objects free. Asked in the street, they are always accessible. The first box is near Vincent Gache. The second area is <text:s/>Ste Thérèse. See &lt;a href=http://lesboitesutiles.tumblr.com /&gt;http://lesboitesutiles.tumblr.com&lt;/a&gt;</text:p>
          </table:table-cell>
          <table:table-cell office:value-type="string" calcext:value-type="string">
            <text:p><text:s/></text:p>
          </table:table-cell>
          <table:table-cell table:style-name="ce67" table:formula="of:=JSONNEWS([.A7];[.B7];[.C7];[.D7];[.E7])" office:value-type="string" office:string-value="{&quot;code&quot;:&quot;Actu_02&quot;,&quot;nom&quot;:&quot;&amp;#127873; 19/09 : la 2ème boîte utile à Nantes&quot;,&quot;nom_en&quot;:&quot;&amp;#127873; The second give box in Nantes&quot;,&quot;descr&quot;:&quot;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quot;,&quot;descr_en&quot;:&quot;These are places where is deposited (or takes) small objects free. Asked in the street, they are always accessible. The first box is near Vincent Gache. The second area is  Ste Thérèse. See &lt;a href=http://lesboitesutiles.tumblr.com /&gt;http://lesboitesutiles.tumblr.com&lt;/a&gt;&quot;} ," calcext:value-type="string">
            <text:p>{"code":"Actu_02","nom":"&amp;#127873; 19/09 : la 2ème boîte utile à Nantes","nom_en":"&amp;#127873; The second give box in Nantes","descr":"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descr_en":"These are places where is deposited (or takes) small objects free. Asked in the street, they are always accessible. The first box is near Vincent Gache. The second area is <text:s/>Ste Thérèse. See &lt;a href=http://lesboitesutiles.tumblr.com /&gt;http://lesboitesutiles.tumblr.com&lt;/a&gt;"}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DayByDay…</text:p>
          </table:table-cell>
          <table:table-cell office:value-type="string" calcext:value-type="string">
            <text:p>&amp;#x1f4b2; Bulk sale of Nantes : DayByDay…</text:p>
          </table:table-cell>
          <table:table-cell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67" table:formula="of:=JSONNEWS([.A8];[.B8];[.C8];[.D8];[.E8])" office:value-type="string" office:string-value="{&quot;code&quot;:&quot;Actu_03&quot;,&quot;nom&quot;:&quot;&amp;#x1f4b2; Vente au vrac sur Nantes : DayByDay…&quot;,&quot;nom_en&quot;:&quot;&amp;#x1f4b2; Bulk sale of Nantes : DayByDay…&quot;,&quot;descr&quot;:&quot;La meilleure façon de trier les déchets est de ne pas en avoir. Sur Nantes, on trouve la boutique DayByDay (près de la Tour Bretagne), les magasins BioCoop, Chlorophylle, Horizon Vert, Pirouette, Fleuron Bio. Voir la page Lieux.&quot;,&quot;descr_en&quot;:&quot;The best way to sort waste is not to be. Nantes, found the shop DayByDay (near the Tour Bretagne), les shops BioCoop, Chlorophylle, Horizon Vert, Pirouette, Fleuron Bio. See the page Places.&quot;} ," calcext:value-type="string">
            <text:p>{"code":"Actu_03","nom":"&amp;#x1f4b2; Vente au vrac sur Nantes : DayByDay…","nom_en":"&amp;#x1f4b2; Bulk sale of Nantes : DayByDay…","descr":"La meilleure façon de trier les déchets est de ne pas en avoir. Sur Nantes, on trouve la boutique DayByDay (près de la Tour Bretagne), les magasins BioCoop, Chlorophylle, Horizon Vert, Pirouette, Fleuron Bio. Voir la page Lieux.","descr_en":"The best way to sort waste is not to be. Nantes, found the shop DayByDay (near the Tour Bretagne), les shops BioCoop, Chlorophylle, Horizon Vert, Pirouette, Fleuron Bio. See the page Places."} ,</text:p>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style-name="ce152" office:value-type="string" calcext:value-type="string">
            <text:p>{}];</text:p>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currency-style style:name="N187P0" style:volatile="true">
      <number:number number:decimal-places="2" number:min-integer-digits="1" number:grouping="true"/>
      <number:text> </number:text>
      <number:currency-symbol number:language="fr" number:country="FR">€</number:currency-symbol>
    </number:currency-style>
    <number:currency-style style:name="N18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20:53:30.659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5H30M48S</meta:editing-duration>
    <meta:editing-cycles>1470</meta:editing-cycles>
    <meta:generator>LibreOffice/4.2.6.3$Windows_x86 LibreOffice_project/3fd416d4c6db7d3204c17ce57a1d70f6e531ee21</meta:generator>
    <meta:creation-date>2013-06-24T19:02:37.47</meta:creation-date>
    <dc:date>2015-11-12T21:55:12.625000000</dc:date>
    <meta:document-statistic meta:table-count="11" meta:cell-count="5209"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